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34.0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31.38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32.39mm"/>
    </style:style>
    <style:style style:name="co8" style:family="table-column">
      <style:table-column-properties fo:break-before="auto" style:column-width="33.06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6.76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6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41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5"/>
          <table:table-cell table:number-columns-repeated="1019"/>
        </table:table-row>
        <table:table-row table:style-name="ro1">
          <table:covered-table-cell table:style-name="ce2"/>
          <table:covered-table-cell table:style-name="ce11"/>
          <table:table-cell table:style-name="ce16" office:value-type="string" calcext:value-type="string">
            <text:p>計</text:p>
          </table:table-cell>
          <table:table-cell table:style-name="ce20" office:value-type="string" calcext:value-type="string">
            <text:p>男</text:p>
          </table:table-cell>
          <table:table-cell table:style-name="ce22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8670129" calcext:value-type="float">
            <text:p><text:s text:c="3"/>8,670,129</text:p>
          </table:table-cell>
          <table:table-cell table:style-name="ce17" office:value-type="float" office:value="23571497" calcext:value-type="float">
            <text:p><text:s text:c="3"/>23,571,497</text:p>
          </table:table-cell>
          <table:table-cell table:style-name="ce17" office:value-type="float" office:value="11714412" calcext:value-type="float">
            <text:p><text:s text:c="3"/>11,714,412</text:p>
          </table:table-cell>
          <table:table-cell table:style-name="ce23" office:value-type="float" office:value="11857085" calcext:value-type="float">
            <text:p><text:s text:c="3"/>11,857,085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547000" calcext:value-type="float">
            <text:p><text:s text:c="3"/>1,547,000</text:p>
          </table:table-cell>
          <table:table-cell table:style-name="ce17" office:value-type="float" office:value="3985915" calcext:value-type="float">
            <text:p><text:s text:c="3"/>3,985,915</text:p>
          </table:table-cell>
          <table:table-cell table:style-name="ce17" office:value-type="float" office:value="1952088" calcext:value-type="float">
            <text:p><text:s text:c="3"/>1,952,088</text:p>
          </table:table-cell>
          <table:table-cell table:style-name="ce23" office:value-type="float" office:value="2033827" calcext:value-type="float">
            <text:p><text:s text:c="3"/>2,033,82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2386" calcext:value-type="float">
            <text:p><text:s text:c="3"/>1,052,386</text:p>
          </table:table-cell>
          <table:table-cell table:style-name="ce17" office:value-type="float" office:value="2678695" calcext:value-type="float">
            <text:p><text:s text:c="3"/>2,678,695</text:p>
          </table:table-cell>
          <table:table-cell table:style-name="ce17" office:value-type="float" office:value="1279308" calcext:value-type="float">
            <text:p><text:s text:c="3"/>1,279,308</text:p>
          </table:table-cell>
          <table:table-cell table:style-name="ce23" office:value-type="float" office:value="1399387" calcext:value-type="float">
            <text:p><text:s text:c="3"/>1,399,38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795263" calcext:value-type="float">
            <text:p><text:s text:c="3"/>795,263</text:p>
          </table:table-cell>
          <table:table-cell table:style-name="ce17" office:value-type="float" office:value="2198830" calcext:value-type="float">
            <text:p><text:s text:c="3"/>2,198,830</text:p>
          </table:table-cell>
          <table:table-cell table:style-name="ce17" office:value-type="float" office:value="1094343" calcext:value-type="float">
            <text:p><text:s text:c="3"/>1,094,343</text:p>
          </table:table-cell>
          <table:table-cell table:style-name="ce23" office:value-type="float" office:value="1104487" calcext:value-type="float">
            <text:p><text:s text:c="3"/>1,104,48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963132" calcext:value-type="float">
            <text:p><text:s text:c="3"/>963,132</text:p>
          </table:table-cell>
          <table:table-cell table:style-name="ce17" office:value-type="float" office:value="2793005" calcext:value-type="float">
            <text:p><text:s text:c="3"/>2,793,005</text:p>
          </table:table-cell>
          <table:table-cell table:style-name="ce17" office:value-type="float" office:value="1376132" calcext:value-type="float">
            <text:p><text:s text:c="3"/>1,376,132</text:p>
          </table:table-cell>
          <table:table-cell table:style-name="ce23" office:value-type="float" office:value="1416873" calcext:value-type="float">
            <text:p><text:s text:c="3"/>1,416,873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684903" calcext:value-type="float">
            <text:p><text:s text:c="3"/>684,903</text:p>
          </table:table-cell>
          <table:table-cell table:style-name="ce17" office:value-type="float" office:value="1885478" calcext:value-type="float">
            <text:p><text:s text:c="3"/>1,885,478</text:p>
          </table:table-cell>
          <table:table-cell table:style-name="ce17" office:value-type="float" office:value="941381" calcext:value-type="float">
            <text:p><text:s text:c="3"/>941,381</text:p>
          </table:table-cell>
          <table:table-cell table:style-name="ce23" office:value-type="float" office:value="944097" calcext:value-type="float">
            <text:p><text:s text:c="3"/>944,097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093948" calcext:value-type="float">
            <text:p><text:s text:c="3"/>1,093,948</text:p>
          </table:table-cell>
          <table:table-cell table:style-name="ce17" office:value-type="float" office:value="2775318" calcext:value-type="float">
            <text:p><text:s text:c="3"/>2,775,318</text:p>
          </table:table-cell>
          <table:table-cell table:style-name="ce17" office:value-type="float" office:value="1374031" calcext:value-type="float">
            <text:p><text:s text:c="3"/>1,374,031</text:p>
          </table:table-cell>
          <table:table-cell table:style-name="ce23" office:value-type="float" office:value="1401287" calcext:value-type="float">
            <text:p><text:s text:c="3"/>1,401,287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490404" calcext:value-type="float">
            <text:p><text:s text:c="3"/>2,490,404</text:p>
          </table:table-cell>
          <table:table-cell table:style-name="ce17" office:value-type="float" office:value="7103568" calcext:value-type="float">
            <text:p><text:s text:c="3"/>7,103,568</text:p>
          </table:table-cell>
          <table:table-cell table:style-name="ce17" office:value-type="float" office:value="3620887" calcext:value-type="float">
            <text:p><text:s text:c="3"/>3,620,887</text:p>
          </table:table-cell>
          <table:table-cell table:style-name="ce23" office:value-type="float" office:value="3482681" calcext:value-type="float">
            <text:p><text:s text:c="3"/>3,482,681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68694" calcext:value-type="float">
            <text:p><text:s text:c="3"/>168,694</text:p>
          </table:table-cell>
          <table:table-cell table:style-name="ce18" office:value-type="float" office:value="456066" calcext:value-type="float">
            <text:p><text:s text:c="3"/>456,066</text:p>
          </table:table-cell>
          <table:table-cell table:style-name="ce18" office:value-type="float" office:value="230624" calcext:value-type="float">
            <text:p><text:s text:c="3"/>230,624</text:p>
          </table:table-cell>
          <table:table-cell table:style-name="ce24" office:value-type="float" office:value="225442" calcext:value-type="float">
            <text:p><text:s text:c="3"/>225,44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192145" calcext:value-type="float">
            <text:p><text:s text:c="3"/>192,145</text:p>
          </table:table-cell>
          <table:table-cell table:style-name="ce18" office:value-type="float" office:value="553250" calcext:value-type="float">
            <text:p><text:s text:c="3"/>553,250</text:p>
          </table:table-cell>
          <table:table-cell table:style-name="ce18" office:value-type="float" office:value="282649" calcext:value-type="float">
            <text:p><text:s text:c="3"/>282,649</text:p>
          </table:table-cell>
          <table:table-cell table:style-name="ce24" office:value-type="float" office:value="270601" calcext:value-type="float">
            <text:p><text:s text:c="3"/>270,601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88204" calcext:value-type="float">
            <text:p><text:s text:c="3"/>188,204</text:p>
          </table:table-cell>
          <table:table-cell table:style-name="ce18" office:value-type="float" office:value="551791" calcext:value-type="float">
            <text:p><text:s text:c="3"/>551,791</text:p>
          </table:table-cell>
          <table:table-cell table:style-name="ce18" office:value-type="float" office:value="284813" calcext:value-type="float">
            <text:p><text:s text:c="3"/>284,813</text:p>
          </table:table-cell>
          <table:table-cell table:style-name="ce24" office:value-type="float" office:value="266978" calcext:value-type="float">
            <text:p><text:s text:c="3"/>266,97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387711" calcext:value-type="float">
            <text:p><text:s text:c="3"/>387,711</text:p>
          </table:table-cell>
          <table:table-cell table:style-name="ce18" office:value-type="float" office:value="1280038" calcext:value-type="float">
            <text:p><text:s text:c="3"/>1,280,038</text:p>
          </table:table-cell>
          <table:table-cell table:style-name="ce18" office:value-type="float" office:value="652209" calcext:value-type="float">
            <text:p><text:s text:c="3"/>652,209</text:p>
          </table:table-cell>
          <table:table-cell table:style-name="ce24" office:value-type="float" office:value="627829" calcext:value-type="float">
            <text:p><text:s text:c="3"/>627,82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8075" calcext:value-type="float">
            <text:p><text:s text:c="3"/>178,075</text:p>
          </table:table-cell>
          <table:table-cell table:style-name="ce18" office:value-type="float" office:value="499879" calcext:value-type="float">
            <text:p><text:s text:c="3"/>499,879</text:p>
          </table:table-cell>
          <table:table-cell table:style-name="ce18" office:value-type="float" office:value="256074" calcext:value-type="float">
            <text:p><text:s text:c="3"/>256,074</text:p>
          </table:table-cell>
          <table:table-cell table:style-name="ce24" office:value-type="float" office:value="243805" calcext:value-type="float">
            <text:p><text:s text:c="3"/>243,80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0399" calcext:value-type="float">
            <text:p><text:s text:c="3"/>240,399</text:p>
          </table:table-cell>
          <table:table-cell table:style-name="ce18" office:value-type="float" office:value="689003" calcext:value-type="float">
            <text:p><text:s text:c="3"/>689,003</text:p>
          </table:table-cell>
          <table:table-cell table:style-name="ce18" office:value-type="float" office:value="357305" calcext:value-type="float">
            <text:p><text:s text:c="3"/>357,305</text:p>
          </table:table-cell>
          <table:table-cell table:style-name="ce24" office:value-type="float" office:value="331698" calcext:value-type="float">
            <text:p><text:s text:c="3"/>331,69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2832" calcext:value-type="float">
            <text:p><text:s text:c="3"/>182,832</text:p>
          </table:table-cell>
          <table:table-cell table:style-name="ce18" office:value-type="float" office:value="509677" calcext:value-type="float">
            <text:p><text:s text:c="3"/>509,677</text:p>
          </table:table-cell>
          <table:table-cell table:style-name="ce18" office:value-type="float" office:value="264935" calcext:value-type="float">
            <text:p><text:s text:c="3"/>264,935</text:p>
          </table:table-cell>
          <table:table-cell table:style-name="ce24" office:value-type="float" office:value="244742" calcext:value-type="float">
            <text:p><text:s text:c="3"/>244,74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87035" calcext:value-type="float">
            <text:p><text:s text:c="3"/>287,035</text:p>
          </table:table-cell>
          <table:table-cell table:style-name="ce18" office:value-type="float" office:value="828524" calcext:value-type="float">
            <text:p><text:s text:c="3"/>828,524</text:p>
          </table:table-cell>
          <table:table-cell table:style-name="ce18" office:value-type="float" office:value="423554" calcext:value-type="float">
            <text:p><text:s text:c="3"/>423,554</text:p>
          </table:table-cell>
          <table:table-cell table:style-name="ce24" office:value-type="float" office:value="404970" calcext:value-type="float">
            <text:p><text:s text:c="3"/>404,97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2897" calcext:value-type="float">
            <text:p><text:s text:c="3"/>82,897</text:p>
          </table:table-cell>
          <table:table-cell table:style-name="ce18" office:value-type="float" office:value="219628" calcext:value-type="float">
            <text:p><text:s text:c="3"/>219,628</text:p>
          </table:table-cell>
          <table:table-cell table:style-name="ce18" office:value-type="float" office:value="113346" calcext:value-type="float">
            <text:p><text:s text:c="3"/>113,346</text:p>
          </table:table-cell>
          <table:table-cell table:style-name="ce24" office:value-type="float" office:value="106282" calcext:value-type="float">
            <text:p><text:s text:c="3"/>106,282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5851" calcext:value-type="float">
            <text:p><text:s text:c="3"/>125,851</text:p>
          </table:table-cell>
          <table:table-cell table:style-name="ce18" office:value-type="float" office:value="328683" calcext:value-type="float">
            <text:p><text:s text:c="3"/>328,683</text:p>
          </table:table-cell>
          <table:table-cell table:style-name="ce18" office:value-type="float" office:value="166778" calcext:value-type="float">
            <text:p><text:s text:c="3"/>166,778</text:p>
          </table:table-cell>
          <table:table-cell table:style-name="ce24" office:value-type="float" office:value="161905" calcext:value-type="float">
            <text:p><text:s text:c="3"/>161,90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0062" calcext:value-type="float">
            <text:p><text:s text:c="3"/>40,062</text:p>
          </table:table-cell>
          <table:table-cell table:style-name="ce18" office:value-type="float" office:value="104121" calcext:value-type="float">
            <text:p><text:s text:c="3"/>104,121</text:p>
          </table:table-cell>
          <table:table-cell table:style-name="ce18" office:value-type="float" office:value="53659" calcext:value-type="float">
            <text:p><text:s text:c="3"/>53,659</text:p>
          </table:table-cell>
          <table:table-cell table:style-name="ce24" office:value-type="float" office:value="50462" calcext:value-type="float">
            <text:p><text:s text:c="3"/>50,46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3028" calcext:value-type="float">
            <text:p><text:s text:c="3"/>153,028</text:p>
          </table:table-cell>
          <table:table-cell table:style-name="ce18" office:value-type="float" office:value="371099" calcext:value-type="float">
            <text:p><text:s text:c="3"/>371,099</text:p>
          </table:table-cell>
          <table:table-cell table:style-name="ce18" office:value-type="float" office:value="185660" calcext:value-type="float">
            <text:p><text:s text:c="3"/>185,660</text:p>
          </table:table-cell>
          <table:table-cell table:style-name="ce24" office:value-type="float" office:value="185439" calcext:value-type="float">
            <text:p><text:s text:c="3"/>185,439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63816" calcext:value-type="float">
            <text:p><text:s text:c="3"/>163,816</text:p>
          </table:table-cell>
          <table:table-cell table:style-name="ce18" office:value-type="float" office:value="442570" calcext:value-type="float">
            <text:p><text:s text:c="3"/>442,570</text:p>
          </table:table-cell>
          <table:table-cell table:style-name="ce18" office:value-type="float" office:value="218393" calcext:value-type="float">
            <text:p><text:s text:c="3"/>218,393</text:p>
          </table:table-cell>
          <table:table-cell table:style-name="ce24" office:value-type="float" office:value="224177" calcext:value-type="float">
            <text:p><text:s text:c="3"/>224,177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99655" calcext:value-type="float">
            <text:p><text:s text:c="3"/>99,655</text:p>
          </table:table-cell>
          <table:table-cell table:style-name="ce18" office:value-type="float" office:value="269239" calcext:value-type="float">
            <text:p><text:s text:c="3"/>269,239</text:p>
          </table:table-cell>
          <table:table-cell table:style-name="ce18" office:value-type="float" office:value="130888" calcext:value-type="float">
            <text:p><text:s text:c="3"/>130,888</text:p>
          </table:table-cell>
          <table:table-cell table:style-name="ce24" office:value-type="float" office:value="138351" calcext:value-type="float">
            <text:p><text:s text:c="3"/>138,351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3093" calcext:value-type="float">
            <text:p><text:s text:c="3"/>43,093</text:p>
          </table:table-cell>
          <table:table-cell table:style-name="ce17" office:value-type="float" office:value="150688" calcext:value-type="float">
            <text:p><text:s text:c="3"/>150,688</text:p>
          </table:table-cell>
          <table:table-cell table:style-name="ce17" office:value-type="float" office:value="76242" calcext:value-type="float">
            <text:p><text:s text:c="3"/>76,242</text:p>
          </table:table-cell>
          <table:table-cell table:style-name="ce23" office:value-type="float" office:value="74446" calcext:value-type="float">
            <text:p><text:s text:c="3"/>74,446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0143" calcext:value-type="float">
            <text:p><text:s text:c="3"/>40,143</text:p>
          </table:table-cell>
          <table:table-cell table:style-name="ce18" office:value-type="float" office:value="137730" calcext:value-type="float">
            <text:p><text:s text:c="3"/>137,730</text:p>
          </table:table-cell>
          <table:table-cell table:style-name="ce18" office:value-type="float" office:value="68849" calcext:value-type="float">
            <text:p><text:s text:c="3"/>68,849</text:p>
          </table:table-cell>
          <table:table-cell table:style-name="ce24" office:value-type="float" office:value="68881" calcext:value-type="float">
            <text:p><text:s text:c="3"/>68,881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2950" calcext:value-type="float">
            <text:p><text:s text:c="3"/>2,950</text:p>
          </table:table-cell>
          <table:table-cell table:style-name="ce19" office:value-type="float" office:value="12958" calcext:value-type="float">
            <text:p><text:s text:c="3"/>12,958</text:p>
          </table:table-cell>
          <table:table-cell table:style-name="ce19" office:value-type="float" office:value="7393" calcext:value-type="float">
            <text:p><text:s text:c="3"/>7,393</text:p>
          </table:table-cell>
          <table:table-cell table:style-name="ce25" office:value-type="float" office:value="5565" calcext:value-type="float">
            <text:p><text:s text:c="3"/>5,565</text:p>
          </table:table-cell>
          <table:table-cell table:number-columns-repeated="1019"/>
        </table:table-row>
        <table:table-row table:style-name="ro6">
          <table:table-cell table:style-name="ce8"/>
          <table:table-cell table:number-columns-repeated="2"/>
          <table:table-cell table:style-name="ce21"/>
          <table:table-cell table:style-name="ce26" office:value-type="string" calcext:value-type="string">
            <text:p><text:s text:c="7"/>內政部戶政司 民國107年5月4日編製</text:p>
          </table:table-cell>
          <table:table-cell table:style-name="ce21"/>
          <table:table-cell table:number-columns-repeated="1018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北市</text:p>
          </table:table-cell>
          <table:table-cell table:style-name="ce17" office:value-type="float" office:value="1547000" calcext:value-type="float">
            <text:p><text:s text:c="3"/>1,547,000</text:p>
          </table:table-cell>
          <table:table-cell table:style-name="ce17" office:value-type="float" office:value="3985915" calcext:value-type="float">
            <text:p><text:s text:c="3"/>3,985,915</text:p>
          </table:table-cell>
          <table:table-cell table:style-name="ce17" office:value-type="float" office:value="1952088" calcext:value-type="float">
            <text:p><text:s text:c="3"/>1,952,088</text:p>
          </table:table-cell>
          <table:table-cell table:style-name="ce23" office:value-type="float" office:value="2033827" calcext:value-type="float">
            <text:p><text:s text:c="3"/>2,033,8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板橋區</text:p>
          </table:table-cell>
          <table:table-cell table:style-name="ce18" office:value-type="float" office:value="209076" calcext:value-type="float">
            <text:p><text:s text:c="3"/>209,076</text:p>
          </table:table-cell>
          <table:table-cell table:style-name="ce18" office:value-type="float" office:value="551703" calcext:value-type="float">
            <text:p><text:s text:c="3"/>551,703</text:p>
          </table:table-cell>
          <table:table-cell table:style-name="ce18" office:value-type="float" office:value="269227" calcext:value-type="float">
            <text:p><text:s text:c="3"/>269,227</text:p>
          </table:table-cell>
          <table:table-cell table:style-name="ce24" office:value-type="float" office:value="282476" calcext:value-type="float">
            <text:p><text:s text:c="3"/>282,4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重區</text:p>
          </table:table-cell>
          <table:table-cell table:style-name="ce18" office:value-type="float" office:value="151111" calcext:value-type="float">
            <text:p><text:s text:c="3"/>151,111</text:p>
          </table:table-cell>
          <table:table-cell table:style-name="ce18" office:value-type="float" office:value="386479" calcext:value-type="float">
            <text:p><text:s text:c="3"/>386,479</text:p>
          </table:table-cell>
          <table:table-cell table:style-name="ce18" office:value-type="float" office:value="190071" calcext:value-type="float">
            <text:p><text:s text:c="3"/>190,071</text:p>
          </table:table-cell>
          <table:table-cell table:style-name="ce24" office:value-type="float" office:value="196408" calcext:value-type="float">
            <text:p><text:s text:c="3"/>196,4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和區</text:p>
          </table:table-cell>
          <table:table-cell table:style-name="ce18" office:value-type="float" office:value="165305" calcext:value-type="float">
            <text:p><text:s text:c="3"/>165,305</text:p>
          </table:table-cell>
          <table:table-cell table:style-name="ce18" office:value-type="float" office:value="412857" calcext:value-type="float">
            <text:p><text:s text:c="3"/>412,857</text:p>
          </table:table-cell>
          <table:table-cell table:style-name="ce18" office:value-type="float" office:value="200632" calcext:value-type="float">
            <text:p><text:s text:c="3"/>200,632</text:p>
          </table:table-cell>
          <table:table-cell table:style-name="ce24" office:value-type="float" office:value="212225" calcext:value-type="float">
            <text:p><text:s text:c="3"/>212,2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和區</text:p>
          </table:table-cell>
          <table:table-cell table:style-name="ce18" office:value-type="float" office:value="90993" calcext:value-type="float">
            <text:p><text:s text:c="3"/>90,993</text:p>
          </table:table-cell>
          <table:table-cell table:style-name="ce18" office:value-type="float" office:value="222246" calcext:value-type="float">
            <text:p><text:s text:c="3"/>222,246</text:p>
          </table:table-cell>
          <table:table-cell table:style-name="ce18" office:value-type="float" office:value="105496" calcext:value-type="float">
            <text:p><text:s text:c="3"/>105,496</text:p>
          </table:table-cell>
          <table:table-cell table:style-name="ce24" office:value-type="float" office:value="116750" calcext:value-type="float">
            <text:p><text:s text:c="3"/>116,7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莊區</text:p>
          </table:table-cell>
          <table:table-cell table:style-name="ce18" office:value-type="float" office:value="154032" calcext:value-type="float">
            <text:p><text:s text:c="3"/>154,032</text:p>
          </table:table-cell>
          <table:table-cell table:style-name="ce18" office:value-type="float" office:value="417112" calcext:value-type="float">
            <text:p><text:s text:c="3"/>417,112</text:p>
          </table:table-cell>
          <table:table-cell table:style-name="ce18" office:value-type="float" office:value="203553" calcext:value-type="float">
            <text:p><text:s text:c="3"/>203,553</text:p>
          </table:table-cell>
          <table:table-cell table:style-name="ce24" office:value-type="float" office:value="213559" calcext:value-type="float">
            <text:p><text:s text:c="3"/>213,5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店區</text:p>
          </table:table-cell>
          <table:table-cell table:style-name="ce18" office:value-type="float" office:value="126823" calcext:value-type="float">
            <text:p><text:s text:c="3"/>126,823</text:p>
          </table:table-cell>
          <table:table-cell table:style-name="ce18" office:value-type="float" office:value="301758" calcext:value-type="float">
            <text:p><text:s text:c="3"/>301,758</text:p>
          </table:table-cell>
          <table:table-cell table:style-name="ce18" office:value-type="float" office:value="145062" calcext:value-type="float">
            <text:p><text:s text:c="3"/>145,062</text:p>
          </table:table-cell>
          <table:table-cell table:style-name="ce24" office:value-type="float" office:value="156696" calcext:value-type="float">
            <text:p><text:s text:c="3"/>156,6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樹林區</text:p>
          </table:table-cell>
          <table:table-cell table:style-name="ce18" office:value-type="float" office:value="66437" calcext:value-type="float">
            <text:p><text:s text:c="3"/>66,437</text:p>
          </table:table-cell>
          <table:table-cell table:style-name="ce18" office:value-type="float" office:value="183805" calcext:value-type="float">
            <text:p><text:s text:c="3"/>183,805</text:p>
          </table:table-cell>
          <table:table-cell table:style-name="ce18" office:value-type="float" office:value="91607" calcext:value-type="float">
            <text:p><text:s text:c="3"/>91,607</text:p>
          </table:table-cell>
          <table:table-cell table:style-name="ce24" office:value-type="float" office:value="92198" calcext:value-type="float">
            <text:p><text:s text:c="3"/>92,1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鶯歌區</text:p>
          </table:table-cell>
          <table:table-cell table:style-name="ce18" office:value-type="float" office:value="29954" calcext:value-type="float">
            <text:p><text:s text:c="3"/>29,954</text:p>
          </table:table-cell>
          <table:table-cell table:style-name="ce18" office:value-type="float" office:value="86408" calcext:value-type="float">
            <text:p><text:s text:c="3"/>86,408</text:p>
          </table:table-cell>
          <table:table-cell table:style-name="ce18" office:value-type="float" office:value="43296" calcext:value-type="float">
            <text:p><text:s text:c="3"/>43,296</text:p>
          </table:table-cell>
          <table:table-cell table:style-name="ce24" office:value-type="float" office:value="43112" calcext:value-type="float">
            <text:p><text:s text:c="3"/>43,1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峽區</text:p>
          </table:table-cell>
          <table:table-cell table:style-name="ce18" office:value-type="float" office:value="42837" calcext:value-type="float">
            <text:p><text:s text:c="3"/>42,837</text:p>
          </table:table-cell>
          <table:table-cell table:style-name="ce18" office:value-type="float" office:value="115249" calcext:value-type="float">
            <text:p><text:s text:c="3"/>115,249</text:p>
          </table:table-cell>
          <table:table-cell table:style-name="ce18" office:value-type="float" office:value="57751" calcext:value-type="float">
            <text:p><text:s text:c="3"/>57,751</text:p>
          </table:table-cell>
          <table:table-cell table:style-name="ce24" office:value-type="float" office:value="57498" calcext:value-type="float">
            <text:p><text:s text:c="3"/>57,4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淡水區</text:p>
          </table:table-cell>
          <table:table-cell table:style-name="ce18" office:value-type="float" office:value="75348" calcext:value-type="float">
            <text:p><text:s text:c="3"/>75,348</text:p>
          </table:table-cell>
          <table:table-cell table:style-name="ce18" office:value-type="float" office:value="170530" calcext:value-type="float">
            <text:p><text:s text:c="3"/>170,530</text:p>
          </table:table-cell>
          <table:table-cell table:style-name="ce18" office:value-type="float" office:value="81744" calcext:value-type="float">
            <text:p><text:s text:c="3"/>81,744</text:p>
          </table:table-cell>
          <table:table-cell table:style-name="ce24" office:value-type="float" office:value="88786" calcext:value-type="float">
            <text:p><text:s text:c="3"/>88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汐止區</text:p>
          </table:table-cell>
          <table:table-cell table:style-name="ce18" office:value-type="float" office:value="87111" calcext:value-type="float">
            <text:p><text:s text:c="3"/>87,111</text:p>
          </table:table-cell>
          <table:table-cell table:style-name="ce18" office:value-type="float" office:value="199512" calcext:value-type="float">
            <text:p><text:s text:c="3"/>199,512</text:p>
          </table:table-cell>
          <table:table-cell table:style-name="ce18" office:value-type="float" office:value="97306" calcext:value-type="float">
            <text:p><text:s text:c="3"/>97,306</text:p>
          </table:table-cell>
          <table:table-cell table:style-name="ce24" office:value-type="float" office:value="102206" calcext:value-type="float">
            <text:p><text:s text:c="3"/>102,2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芳區</text:p>
          </table:table-cell>
          <table:table-cell table:style-name="ce18" office:value-type="float" office:value="16186" calcext:value-type="float">
            <text:p><text:s text:c="3"/>16,186</text:p>
          </table:table-cell>
          <table:table-cell table:style-name="ce18" office:value-type="float" office:value="40167" calcext:value-type="float">
            <text:p><text:s text:c="3"/>40,167</text:p>
          </table:table-cell>
          <table:table-cell table:style-name="ce18" office:value-type="float" office:value="20267" calcext:value-type="float">
            <text:p><text:s text:c="3"/>20,267</text:p>
          </table:table-cell>
          <table:table-cell table:style-name="ce24" office:value-type="float" office:value="19900" calcext:value-type="float">
            <text:p><text:s text:c="3"/>19,90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城區</text:p>
          </table:table-cell>
          <table:table-cell table:style-name="ce18" office:value-type="float" office:value="87038" calcext:value-type="float">
            <text:p><text:s text:c="3"/>87,038</text:p>
          </table:table-cell>
          <table:table-cell table:style-name="ce18" office:value-type="float" office:value="237640" calcext:value-type="float">
            <text:p><text:s text:c="3"/>237,640</text:p>
          </table:table-cell>
          <table:table-cell table:style-name="ce18" office:value-type="float" office:value="117248" calcext:value-type="float">
            <text:p><text:s text:c="3"/>117,248</text:p>
          </table:table-cell>
          <table:table-cell table:style-name="ce24" office:value-type="float" office:value="120392" calcext:value-type="float">
            <text:p><text:s text:c="3"/>120,3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蘆洲區</text:p>
          </table:table-cell>
          <table:table-cell table:style-name="ce18" office:value-type="float" office:value="71135" calcext:value-type="float">
            <text:p><text:s text:c="3"/>71,135</text:p>
          </table:table-cell>
          <table:table-cell table:style-name="ce18" office:value-type="float" office:value="201107" calcext:value-type="float">
            <text:p><text:s text:c="3"/>201,107</text:p>
          </table:table-cell>
          <table:table-cell table:style-name="ce18" office:value-type="float" office:value="98749" calcext:value-type="float">
            <text:p><text:s text:c="3"/>98,749</text:p>
          </table:table-cell>
          <table:table-cell table:style-name="ce24" office:value-type="float" office:value="102358" calcext:value-type="float">
            <text:p><text:s text:c="3"/>102,3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股區</text:p>
          </table:table-cell>
          <table:table-cell table:style-name="ce18" office:value-type="float" office:value="31763" calcext:value-type="float">
            <text:p><text:s text:c="3"/>31,763</text:p>
          </table:table-cell>
          <table:table-cell table:style-name="ce18" office:value-type="float" office:value="85325" calcext:value-type="float">
            <text:p><text:s text:c="3"/>85,325</text:p>
          </table:table-cell>
          <table:table-cell table:style-name="ce18" office:value-type="float" office:value="43019" calcext:value-type="float">
            <text:p><text:s text:c="3"/>43,019</text:p>
          </table:table-cell>
          <table:table-cell table:style-name="ce24" office:value-type="float" office:value="42306" calcext:value-type="float">
            <text:p><text:s text:c="3"/>42,3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泰山區</text:p>
          </table:table-cell>
          <table:table-cell table:style-name="ce18" office:value-type="float" office:value="28498" calcext:value-type="float">
            <text:p><text:s text:c="3"/>28,498</text:p>
          </table:table-cell>
          <table:table-cell table:style-name="ce18" office:value-type="float" office:value="78854" calcext:value-type="float">
            <text:p><text:s text:c="3"/>78,854</text:p>
          </table:table-cell>
          <table:table-cell table:style-name="ce18" office:value-type="float" office:value="39098" calcext:value-type="float">
            <text:p><text:s text:c="3"/>39,098</text:p>
          </table:table-cell>
          <table:table-cell table:style-name="ce24" office:value-type="float" office:value="39756" calcext:value-type="float">
            <text:p><text:s text:c="3"/>39,75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口區</text:p>
          </table:table-cell>
          <table:table-cell table:style-name="ce18" office:value-type="float" office:value="42428" calcext:value-type="float">
            <text:p><text:s text:c="3"/>42,428</text:p>
          </table:table-cell>
          <table:table-cell table:style-name="ce18" office:value-type="float" office:value="107055" calcext:value-type="float">
            <text:p><text:s text:c="3"/>107,055</text:p>
          </table:table-cell>
          <table:table-cell table:style-name="ce18" office:value-type="float" office:value="52062" calcext:value-type="float">
            <text:p><text:s text:c="3"/>52,062</text:p>
          </table:table-cell>
          <table:table-cell table:style-name="ce24" office:value-type="float" office:value="54993" calcext:value-type="float">
            <text:p><text:s text:c="3"/>54,9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深坑區</text:p>
          </table:table-cell>
          <table:table-cell table:style-name="ce18" office:value-type="float" office:value="9603" calcext:value-type="float">
            <text:p><text:s text:c="3"/>9,603</text:p>
          </table:table-cell>
          <table:table-cell table:style-name="ce18" office:value-type="float" office:value="23650" calcext:value-type="float">
            <text:p><text:s text:c="3"/>23,650</text:p>
          </table:table-cell>
          <table:table-cell table:style-name="ce18" office:value-type="float" office:value="11834" calcext:value-type="float">
            <text:p><text:s text:c="3"/>11,834</text:p>
          </table:table-cell>
          <table:table-cell table:style-name="ce24" office:value-type="float" office:value="11816" calcext:value-type="float">
            <text:p><text:s text:c="3"/>11,8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碇區</text:p>
          </table:table-cell>
          <table:table-cell table:style-name="ce18" office:value-type="float" office:value="3375" calcext:value-type="float">
            <text:p><text:s text:c="3"/>3,375</text:p>
          </table:table-cell>
          <table:table-cell table:style-name="ce18" office:value-type="float" office:value="7678" calcext:value-type="float">
            <text:p><text:s text:c="3"/>7,678</text:p>
          </table:table-cell>
          <table:table-cell table:style-name="ce18" office:value-type="float" office:value="4214" calcext:value-type="float">
            <text:p><text:s text:c="3"/>4,214</text:p>
          </table:table-cell>
          <table:table-cell table:style-name="ce24" office:value-type="float" office:value="3464" calcext:value-type="float">
            <text:p><text:s text:c="3"/>3,4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坪林區</text:p>
          </table:table-cell>
          <table:table-cell table:style-name="ce18" office:value-type="float" office:value="2515" calcext:value-type="float">
            <text:p><text:s text:c="3"/>2,515</text:p>
          </table:table-cell>
          <table:table-cell table:style-name="ce18" office:value-type="float" office:value="6526" calcext:value-type="float">
            <text:p><text:s text:c="3"/>6,526</text:p>
          </table:table-cell>
          <table:table-cell table:style-name="ce18" office:value-type="float" office:value="3605" calcext:value-type="float">
            <text:p><text:s text:c="3"/>3,605</text:p>
          </table:table-cell>
          <table:table-cell table:style-name="ce24" office:value-type="float" office:value="2921" calcext:value-type="float">
            <text:p><text:s text:c="3"/>2,9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芝區</text:p>
          </table:table-cell>
          <table:table-cell table:style-name="ce18" office:value-type="float" office:value="9494" calcext:value-type="float">
            <text:p><text:s text:c="3"/>9,494</text:p>
          </table:table-cell>
          <table:table-cell table:style-name="ce18" office:value-type="float" office:value="23102" calcext:value-type="float">
            <text:p><text:s text:c="3"/>23,102</text:p>
          </table:table-cell>
          <table:table-cell table:style-name="ce18" office:value-type="float" office:value="11899" calcext:value-type="float">
            <text:p><text:s text:c="3"/>11,899</text:p>
          </table:table-cell>
          <table:table-cell table:style-name="ce24" office:value-type="float" office:value="11203" calcext:value-type="float">
            <text:p><text:s text:c="3"/>11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門區</text:p>
          </table:table-cell>
          <table:table-cell table:style-name="ce18" office:value-type="float" office:value="4301" calcext:value-type="float">
            <text:p><text:s text:c="3"/>4,301</text:p>
          </table:table-cell>
          <table:table-cell table:style-name="ce18" office:value-type="float" office:value="12215" calcext:value-type="float">
            <text:p><text:s text:c="3"/>12,215</text:p>
          </table:table-cell>
          <table:table-cell table:style-name="ce18" office:value-type="float" office:value="6320" calcext:value-type="float">
            <text:p><text:s text:c="3"/>6,320</text:p>
          </table:table-cell>
          <table:table-cell table:style-name="ce24" office:value-type="float" office:value="5895" calcext:value-type="float">
            <text:p><text:s text:c="3"/>5,8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八里區</text:p>
          </table:table-cell>
          <table:table-cell table:style-name="ce18" office:value-type="float" office:value="14671" calcext:value-type="float">
            <text:p><text:s text:c="3"/>14,671</text:p>
          </table:table-cell>
          <table:table-cell table:style-name="ce18" office:value-type="float" office:value="38479" calcext:value-type="float">
            <text:p><text:s text:c="3"/>38,479</text:p>
          </table:table-cell>
          <table:table-cell table:style-name="ce18" office:value-type="float" office:value="19216" calcext:value-type="float">
            <text:p><text:s text:c="3"/>19,216</text:p>
          </table:table-cell>
          <table:table-cell table:style-name="ce24" office:value-type="float" office:value="19263" calcext:value-type="float">
            <text:p><text:s text:c="3"/>19,2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平溪區</text:p>
          </table:table-cell>
          <table:table-cell table:style-name="ce18" office:value-type="float" office:value="2299" calcext:value-type="float">
            <text:p><text:s text:c="3"/>2,299</text:p>
          </table:table-cell>
          <table:table-cell table:style-name="ce18" office:value-type="float" office:value="4712" calcext:value-type="float">
            <text:p><text:s text:c="3"/>4,712</text:p>
          </table:table-cell>
          <table:table-cell table:style-name="ce18" office:value-type="float" office:value="2602" calcext:value-type="float">
            <text:p><text:s text:c="3"/>2,602</text:p>
          </table:table-cell>
          <table:table-cell table:style-name="ce24" office:value-type="float" office:value="2110" calcext:value-type="float">
            <text:p><text:s text:c="3"/>2,1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雙溪區</text:p>
          </table:table-cell>
          <table:table-cell table:style-name="ce18" office:value-type="float" office:value="3802" calcext:value-type="float">
            <text:p><text:s text:c="3"/>3,802</text:p>
          </table:table-cell>
          <table:table-cell table:style-name="ce18" office:value-type="float" office:value="8897" calcext:value-type="float">
            <text:p><text:s text:c="3"/>8,897</text:p>
          </table:table-cell>
          <table:table-cell table:style-name="ce18" office:value-type="float" office:value="4810" calcext:value-type="float">
            <text:p><text:s text:c="3"/>4,810</text:p>
          </table:table-cell>
          <table:table-cell table:style-name="ce24" office:value-type="float" office:value="4087" calcext:value-type="float">
            <text:p><text:s text:c="3"/>4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貢寮區</text:p>
          </table:table-cell>
          <table:table-cell table:style-name="ce18" office:value-type="float" office:value="4390" calcext:value-type="float">
            <text:p><text:s text:c="3"/>4,390</text:p>
          </table:table-cell>
          <table:table-cell table:style-name="ce18" office:value-type="float" office:value="12448" calcext:value-type="float">
            <text:p><text:s text:c="3"/>12,448</text:p>
          </table:table-cell>
          <table:table-cell table:style-name="ce18" office:value-type="float" office:value="6335" calcext:value-type="float">
            <text:p><text:s text:c="3"/>6,335</text:p>
          </table:table-cell>
          <table:table-cell table:style-name="ce24" office:value-type="float" office:value="6113" calcext:value-type="float">
            <text:p><text:s text:c="3"/>6,1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金山區</text:p>
          </table:table-cell>
          <table:table-cell table:style-name="ce18" office:value-type="float" office:value="7114" calcext:value-type="float">
            <text:p><text:s text:c="3"/>7,114</text:p>
          </table:table-cell>
          <table:table-cell table:style-name="ce18" office:value-type="float" office:value="21912" calcext:value-type="float">
            <text:p><text:s text:c="3"/>21,912</text:p>
          </table:table-cell>
          <table:table-cell table:style-name="ce18" office:value-type="float" office:value="10827" calcext:value-type="float">
            <text:p><text:s text:c="3"/>10,827</text:p>
          </table:table-cell>
          <table:table-cell table:style-name="ce24" office:value-type="float" office:value="11085" calcext:value-type="float">
            <text:p><text:s text:c="3"/>11,0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里區</text:p>
          </table:table-cell>
          <table:table-cell table:style-name="ce18" office:value-type="float" office:value="7486" calcext:value-type="float">
            <text:p><text:s text:c="3"/>7,486</text:p>
          </table:table-cell>
          <table:table-cell table:style-name="ce18" office:value-type="float" office:value="22155" calcext:value-type="float">
            <text:p><text:s text:c="3"/>22,155</text:p>
          </table:table-cell>
          <table:table-cell table:style-name="ce18" office:value-type="float" office:value="11124" calcext:value-type="float">
            <text:p><text:s text:c="3"/>11,124</text:p>
          </table:table-cell>
          <table:table-cell table:style-name="ce24" office:value-type="float" office:value="11031" calcext:value-type="float">
            <text:p><text:s text:c="3"/>11,03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烏來區</text:p>
          </table:table-cell>
          <table:table-cell table:style-name="ce19" office:value-type="float" office:value="1875" calcext:value-type="float">
            <text:p><text:s text:c="3"/>1,875</text:p>
          </table:table-cell>
          <table:table-cell table:style-name="ce19" office:value-type="float" office:value="6334" calcext:value-type="float">
            <text:p><text:s text:c="3"/>6,334</text:p>
          </table:table-cell>
          <table:table-cell table:style-name="ce19" office:value-type="float" office:value="3114" calcext:value-type="float">
            <text:p><text:s text:c="3"/>3,114</text:p>
          </table:table-cell>
          <table:table-cell table:style-name="ce25" office:value-type="float" office:value="3220" calcext:value-type="float">
            <text:p><text:s text:c="3"/>3,220</text:p>
          </table:table-cell>
          <table:table-cell table:number-columns-repeated="1019"/>
        </table:table-row>
        <table:table-row table:style-name="ro7">
          <table:table-cell table:style-name="ce30" office:value-type="string" calcext:value-type="string">
            <text:p>說明：表內列有「※」者表示山地鄉（區）。（以下縣市同）</text:p>
          </table:table-cell>
          <table:table-cell table:number-columns-repeated="1023"/>
        </table:table-row>
        <table:table-row table:style-name="ro7" table:number-rows-repeated="104854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北市</text:p>
          </table:table-cell>
          <table:table-cell table:style-name="ce17" office:value-type="float" office:value="1052386" calcext:value-type="float">
            <text:p><text:s text:c="3"/>1,052,386</text:p>
          </table:table-cell>
          <table:table-cell table:style-name="ce17" office:value-type="float" office:value="2678695" calcext:value-type="float">
            <text:p><text:s text:c="3"/>2,678,695</text:p>
          </table:table-cell>
          <table:table-cell table:style-name="ce17" office:value-type="float" office:value="1279308" calcext:value-type="float">
            <text:p><text:s text:c="3"/>1,279,308</text:p>
          </table:table-cell>
          <table:table-cell table:style-name="ce23" office:value-type="float" office:value="1399387" calcext:value-type="float">
            <text:p><text:s text:c="3"/>1,399,3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松山區</text:p>
          </table:table-cell>
          <table:table-cell table:style-name="ce18" office:value-type="float" office:value="80897" calcext:value-type="float">
            <text:p><text:s text:c="3"/>80,897</text:p>
          </table:table-cell>
          <table:table-cell table:style-name="ce18" office:value-type="float" office:value="206577" calcext:value-type="float">
            <text:p><text:s text:c="3"/>206,577</text:p>
          </table:table-cell>
          <table:table-cell table:style-name="ce18" office:value-type="float" office:value="96957" calcext:value-type="float">
            <text:p><text:s text:c="3"/>96,957</text:p>
          </table:table-cell>
          <table:table-cell table:style-name="ce24" office:value-type="float" office:value="109620" calcext:value-type="float">
            <text:p><text:s text:c="3"/>109,6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信義區</text:p>
          </table:table-cell>
          <table:table-cell table:style-name="ce18" office:value-type="float" office:value="89439" calcext:value-type="float">
            <text:p><text:s text:c="3"/>89,439</text:p>
          </table:table-cell>
          <table:table-cell table:style-name="ce18" office:value-type="float" office:value="224844" calcext:value-type="float">
            <text:p><text:s text:c="3"/>224,844</text:p>
          </table:table-cell>
          <table:table-cell table:style-name="ce18" office:value-type="float" office:value="107301" calcext:value-type="float">
            <text:p><text:s text:c="3"/>107,301</text:p>
          </table:table-cell>
          <table:table-cell table:style-name="ce24" office:value-type="float" office:value="117543" calcext:value-type="float">
            <text:p><text:s text:c="3"/>117,5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120945" calcext:value-type="float">
            <text:p><text:s text:c="3"/>120,945</text:p>
          </table:table-cell>
          <table:table-cell table:style-name="ce18" office:value-type="float" office:value="309856" calcext:value-type="float">
            <text:p><text:s text:c="3"/>309,856</text:p>
          </table:table-cell>
          <table:table-cell table:style-name="ce18" office:value-type="float" office:value="144651" calcext:value-type="float">
            <text:p><text:s text:c="3"/>144,651</text:p>
          </table:table-cell>
          <table:table-cell table:style-name="ce24" office:value-type="float" office:value="165205" calcext:value-type="float">
            <text:p><text:s text:c="3"/>165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00256" calcext:value-type="float">
            <text:p><text:s text:c="3"/>100,256</text:p>
          </table:table-cell>
          <table:table-cell table:style-name="ce18" office:value-type="float" office:value="230105" calcext:value-type="float">
            <text:p><text:s text:c="3"/>230,105</text:p>
          </table:table-cell>
          <table:table-cell table:style-name="ce18" office:value-type="float" office:value="106946" calcext:value-type="float">
            <text:p><text:s text:c="3"/>106,946</text:p>
          </table:table-cell>
          <table:table-cell table:style-name="ce24" office:value-type="float" office:value="123159" calcext:value-type="float">
            <text:p><text:s text:c="3"/>123,1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65298" calcext:value-type="float">
            <text:p><text:s text:c="3"/>65,298</text:p>
          </table:table-cell>
          <table:table-cell table:style-name="ce18" office:value-type="float" office:value="159627" calcext:value-type="float">
            <text:p><text:s text:c="3"/>159,627</text:p>
          </table:table-cell>
          <table:table-cell table:style-name="ce18" office:value-type="float" office:value="76151" calcext:value-type="float">
            <text:p><text:s text:c="3"/>76,151</text:p>
          </table:table-cell>
          <table:table-cell table:style-name="ce24" office:value-type="float" office:value="83476" calcext:value-type="float">
            <text:p><text:s text:c="3"/>83,47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同區</text:p>
          </table:table-cell>
          <table:table-cell table:style-name="ce18" office:value-type="float" office:value="51866" calcext:value-type="float">
            <text:p><text:s text:c="3"/>51,866</text:p>
          </table:table-cell>
          <table:table-cell table:style-name="ce18" office:value-type="float" office:value="128916" calcext:value-type="float">
            <text:p><text:s text:c="3"/>128,916</text:p>
          </table:table-cell>
          <table:table-cell table:style-name="ce18" office:value-type="float" office:value="62829" calcext:value-type="float">
            <text:p><text:s text:c="3"/>62,829</text:p>
          </table:table-cell>
          <table:table-cell table:style-name="ce24" office:value-type="float" office:value="66087" calcext:value-type="float">
            <text:p><text:s text:c="3"/>66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華區</text:p>
          </table:table-cell>
          <table:table-cell table:style-name="ce18" office:value-type="float" office:value="78620" calcext:value-type="float">
            <text:p><text:s text:c="3"/>78,620</text:p>
          </table:table-cell>
          <table:table-cell table:style-name="ce18" office:value-type="float" office:value="191017" calcext:value-type="float">
            <text:p><text:s text:c="3"/>191,017</text:p>
          </table:table-cell>
          <table:table-cell table:style-name="ce18" office:value-type="float" office:value="93793" calcext:value-type="float">
            <text:p><text:s text:c="3"/>93,793</text:p>
          </table:table-cell>
          <table:table-cell table:style-name="ce24" office:value-type="float" office:value="97224" calcext:value-type="float">
            <text:p><text:s text:c="3"/>97,2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文山區</text:p>
          </table:table-cell>
          <table:table-cell table:style-name="ce18" office:value-type="float" office:value="105660" calcext:value-type="float">
            <text:p><text:s text:c="3"/>105,660</text:p>
          </table:table-cell>
          <table:table-cell table:style-name="ce18" office:value-type="float" office:value="274227" calcext:value-type="float">
            <text:p><text:s text:c="3"/>274,227</text:p>
          </table:table-cell>
          <table:table-cell table:style-name="ce18" office:value-type="float" office:value="131522" calcext:value-type="float">
            <text:p><text:s text:c="3"/>131,522</text:p>
          </table:table-cell>
          <table:table-cell table:style-name="ce24" office:value-type="float" office:value="142705" calcext:value-type="float">
            <text:p><text:s text:c="3"/>142,7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港區</text:p>
          </table:table-cell>
          <table:table-cell table:style-name="ce18" office:value-type="float" office:value="47121" calcext:value-type="float">
            <text:p><text:s text:c="3"/>47,121</text:p>
          </table:table-cell>
          <table:table-cell table:style-name="ce18" office:value-type="float" office:value="121988" calcext:value-type="float">
            <text:p><text:s text:c="3"/>121,988</text:p>
          </table:table-cell>
          <table:table-cell table:style-name="ce18" office:value-type="float" office:value="59602" calcext:value-type="float">
            <text:p><text:s text:c="3"/>59,602</text:p>
          </table:table-cell>
          <table:table-cell table:style-name="ce24" office:value-type="float" office:value="62386" calcext:value-type="float">
            <text:p><text:s text:c="3"/>62,3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湖區</text:p>
          </table:table-cell>
          <table:table-cell table:style-name="ce18" office:value-type="float" office:value="108201" calcext:value-type="float">
            <text:p><text:s text:c="3"/>108,201</text:p>
          </table:table-cell>
          <table:table-cell table:style-name="ce18" office:value-type="float" office:value="287674" calcext:value-type="float">
            <text:p><text:s text:c="3"/>287,674</text:p>
          </table:table-cell>
          <table:table-cell table:style-name="ce18" office:value-type="float" office:value="137432" calcext:value-type="float">
            <text:p><text:s text:c="3"/>137,432</text:p>
          </table:table-cell>
          <table:table-cell table:style-name="ce24" office:value-type="float" office:value="150242" calcext:value-type="float">
            <text:p><text:s text:c="3"/>150,2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士林區</text:p>
          </table:table-cell>
          <table:table-cell table:style-name="ce18" office:value-type="float" office:value="107225" calcext:value-type="float">
            <text:p><text:s text:c="3"/>107,225</text:p>
          </table:table-cell>
          <table:table-cell table:style-name="ce18" office:value-type="float" office:value="287969" calcext:value-type="float">
            <text:p><text:s text:c="3"/>287,969</text:p>
          </table:table-cell>
          <table:table-cell table:style-name="ce18" office:value-type="float" office:value="138956" calcext:value-type="float">
            <text:p><text:s text:c="3"/>138,956</text:p>
          </table:table-cell>
          <table:table-cell table:style-name="ce24" office:value-type="float" office:value="149013" calcext:value-type="float">
            <text:p><text:s text:c="3"/>149,01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北投區</text:p>
          </table:table-cell>
          <table:table-cell table:style-name="ce19" office:value-type="float" office:value="96858" calcext:value-type="float">
            <text:p><text:s text:c="3"/>96,858</text:p>
          </table:table-cell>
          <table:table-cell table:style-name="ce19" office:value-type="float" office:value="255895" calcext:value-type="float">
            <text:p><text:s text:c="3"/>255,895</text:p>
          </table:table-cell>
          <table:table-cell table:style-name="ce19" office:value-type="float" office:value="123168" calcext:value-type="float">
            <text:p><text:s text:c="3"/>123,168</text:p>
          </table:table-cell>
          <table:table-cell table:style-name="ce25" office:value-type="float" office:value="132727" calcext:value-type="float">
            <text:p><text:s text:c="3"/>132,727</text:p>
          </table:table-cell>
          <table:table-cell table:number-columns-repeated="1019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桃園市</text:p>
          </table:table-cell>
          <table:table-cell table:style-name="ce17" office:value-type="float" office:value="795263" calcext:value-type="float">
            <text:p><text:s text:c="3"/>795,263</text:p>
          </table:table-cell>
          <table:table-cell table:style-name="ce17" office:value-type="float" office:value="2198830" calcext:value-type="float">
            <text:p><text:s text:c="3"/>2,198,830</text:p>
          </table:table-cell>
          <table:table-cell table:style-name="ce17" office:value-type="float" office:value="1094343" calcext:value-type="float">
            <text:p><text:s text:c="3"/>1,094,343</text:p>
          </table:table-cell>
          <table:table-cell table:style-name="ce23" office:value-type="float" office:value="1104487" calcext:value-type="float">
            <text:p><text:s text:c="3"/>1,104,48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桃園區</text:p>
          </table:table-cell>
          <table:table-cell table:style-name="ce18" office:value-type="float" office:value="166943" calcext:value-type="float">
            <text:p><text:s text:c="3"/>166,943</text:p>
          </table:table-cell>
          <table:table-cell table:style-name="ce18" office:value-type="float" office:value="443273" calcext:value-type="float">
            <text:p><text:s text:c="3"/>443,273</text:p>
          </table:table-cell>
          <table:table-cell table:style-name="ce18" office:value-type="float" office:value="215177" calcext:value-type="float">
            <text:p><text:s text:c="3"/>215,177</text:p>
          </table:table-cell>
          <table:table-cell table:style-name="ce24" office:value-type="float" office:value="228096" calcext:value-type="float">
            <text:p><text:s text:c="3"/>228,09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中壢區</text:p>
          </table:table-cell>
          <table:table-cell table:style-name="ce18" office:value-type="float" office:value="150599" calcext:value-type="float">
            <text:p><text:s text:c="3"/>150,599</text:p>
          </table:table-cell>
          <table:table-cell table:style-name="ce18" office:value-type="float" office:value="407486" calcext:value-type="float">
            <text:p><text:s text:c="3"/>407,486</text:p>
          </table:table-cell>
          <table:table-cell table:style-name="ce18" office:value-type="float" office:value="200645" calcext:value-type="float">
            <text:p><text:s text:c="3"/>200,645</text:p>
          </table:table-cell>
          <table:table-cell table:style-name="ce24" office:value-type="float" office:value="206841" calcext:value-type="float">
            <text:p><text:s text:c="3"/>206,84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溪區</text:p>
          </table:table-cell>
          <table:table-cell table:style-name="ce18" office:value-type="float" office:value="32548" calcext:value-type="float">
            <text:p><text:s text:c="3"/>32,548</text:p>
          </table:table-cell>
          <table:table-cell table:style-name="ce18" office:value-type="float" office:value="94635" calcext:value-type="float">
            <text:p><text:s text:c="3"/>94,635</text:p>
          </table:table-cell>
          <table:table-cell table:style-name="ce18" office:value-type="float" office:value="48219" calcext:value-type="float">
            <text:p><text:s text:c="3"/>48,219</text:p>
          </table:table-cell>
          <table:table-cell table:style-name="ce24" office:value-type="float" office:value="46416" calcext:value-type="float">
            <text:p><text:s text:c="3"/>46,416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楊梅區</text:p>
          </table:table-cell>
          <table:table-cell table:style-name="ce18" office:value-type="float" office:value="58469" calcext:value-type="float">
            <text:p><text:s text:c="3"/>58,469</text:p>
          </table:table-cell>
          <table:table-cell table:style-name="ce18" office:value-type="float" office:value="168489" calcext:value-type="float">
            <text:p><text:s text:c="3"/>168,489</text:p>
          </table:table-cell>
          <table:table-cell table:style-name="ce18" office:value-type="float" office:value="84852" calcext:value-type="float">
            <text:p><text:s text:c="3"/>84,852</text:p>
          </table:table-cell>
          <table:table-cell table:style-name="ce24" office:value-type="float" office:value="83637" calcext:value-type="float">
            <text:p><text:s text:c="3"/>83,63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蘆竹區</text:p>
          </table:table-cell>
          <table:table-cell table:style-name="ce18" office:value-type="float" office:value="58583" calcext:value-type="float">
            <text:p><text:s text:c="3"/>58,583</text:p>
          </table:table-cell>
          <table:table-cell table:style-name="ce18" office:value-type="float" office:value="162685" calcext:value-type="float">
            <text:p><text:s text:c="3"/>162,685</text:p>
          </table:table-cell>
          <table:table-cell table:style-name="ce18" office:value-type="float" office:value="80804" calcext:value-type="float">
            <text:p><text:s text:c="3"/>80,804</text:p>
          </table:table-cell>
          <table:table-cell table:style-name="ce24" office:value-type="float" office:value="81881" calcext:value-type="float">
            <text:p><text:s text:c="3"/>81,881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大園區</text:p>
          </table:table-cell>
          <table:table-cell table:style-name="ce18" office:value-type="float" office:value="33035" calcext:value-type="float">
            <text:p><text:s text:c="3"/>33,035</text:p>
          </table:table-cell>
          <table:table-cell table:style-name="ce18" office:value-type="float" office:value="89529" calcext:value-type="float">
            <text:p><text:s text:c="3"/>89,529</text:p>
          </table:table-cell>
          <table:table-cell table:style-name="ce18" office:value-type="float" office:value="45781" calcext:value-type="float">
            <text:p><text:s text:c="3"/>45,781</text:p>
          </table:table-cell>
          <table:table-cell table:style-name="ce24" office:value-type="float" office:value="43748" calcext:value-type="float">
            <text:p><text:s text:c="3"/>43,748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龜山區</text:p>
          </table:table-cell>
          <table:table-cell table:style-name="ce18" office:value-type="float" office:value="61732" calcext:value-type="float">
            <text:p><text:s text:c="3"/>61,732</text:p>
          </table:table-cell>
          <table:table-cell table:style-name="ce18" office:value-type="float" office:value="158571" calcext:value-type="float">
            <text:p><text:s text:c="3"/>158,571</text:p>
          </table:table-cell>
          <table:table-cell table:style-name="ce18" office:value-type="float" office:value="78977" calcext:value-type="float">
            <text:p><text:s text:c="3"/>78,977</text:p>
          </table:table-cell>
          <table:table-cell table:style-name="ce24" office:value-type="float" office:value="79594" calcext:value-type="float">
            <text:p><text:s text:c="3"/>79,594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八德區</text:p>
          </table:table-cell>
          <table:table-cell table:style-name="ce18" office:value-type="float" office:value="70948" calcext:value-type="float">
            <text:p><text:s text:c="3"/>70,948</text:p>
          </table:table-cell>
          <table:table-cell table:style-name="ce18" office:value-type="float" office:value="199440" calcext:value-type="float">
            <text:p><text:s text:c="3"/>199,440</text:p>
          </table:table-cell>
          <table:table-cell table:style-name="ce18" office:value-type="float" office:value="99763" calcext:value-type="float">
            <text:p><text:s text:c="3"/>99,763</text:p>
          </table:table-cell>
          <table:table-cell table:style-name="ce24" office:value-type="float" office:value="99677" calcext:value-type="float">
            <text:p><text:s text:c="3"/>99,677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龍潭區</text:p>
          </table:table-cell>
          <table:table-cell table:style-name="ce18" office:value-type="float" office:value="41924" calcext:value-type="float">
            <text:p><text:s text:c="3"/>41,924</text:p>
          </table:table-cell>
          <table:table-cell table:style-name="ce18" office:value-type="float" office:value="122306" calcext:value-type="float">
            <text:p><text:s text:c="3"/>122,306</text:p>
          </table:table-cell>
          <table:table-cell table:style-name="ce18" office:value-type="float" office:value="61234" calcext:value-type="float">
            <text:p><text:s text:c="3"/>61,234</text:p>
          </table:table-cell>
          <table:table-cell table:style-name="ce24" office:value-type="float" office:value="61072" calcext:value-type="float">
            <text:p><text:s text:c="3"/>61,072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平鎮區</text:p>
          </table:table-cell>
          <table:table-cell table:style-name="ce18" office:value-type="float" office:value="77383" calcext:value-type="float">
            <text:p><text:s text:c="3"/>77,383</text:p>
          </table:table-cell>
          <table:table-cell table:style-name="ce18" office:value-type="float" office:value="224958" calcext:value-type="float">
            <text:p><text:s text:c="3"/>224,958</text:p>
          </table:table-cell>
          <table:table-cell table:style-name="ce18" office:value-type="float" office:value="111758" calcext:value-type="float">
            <text:p><text:s text:c="3"/>111,758</text:p>
          </table:table-cell>
          <table:table-cell table:style-name="ce24" office:value-type="float" office:value="113200" calcext:value-type="float">
            <text:p><text:s text:c="3"/>113,200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新屋區</text:p>
          </table:table-cell>
          <table:table-cell table:style-name="ce18" office:value-type="float" office:value="16386" calcext:value-type="float">
            <text:p><text:s text:c="3"/>16,386</text:p>
          </table:table-cell>
          <table:table-cell table:style-name="ce18" office:value-type="float" office:value="49072" calcext:value-type="float">
            <text:p><text:s text:c="3"/>49,072</text:p>
          </table:table-cell>
          <table:table-cell table:style-name="ce18" office:value-type="float" office:value="26119" calcext:value-type="float">
            <text:p><text:s text:c="3"/>26,119</text:p>
          </table:table-cell>
          <table:table-cell table:style-name="ce24" office:value-type="float" office:value="22953" calcext:value-type="float">
            <text:p><text:s text:c="3"/>22,953</text:p>
          </table:table-cell>
          <table:table-cell/>
          <table:table-cell table:style-name="ce36"/>
          <table:table-cell table:number-columns-repeated="1017"/>
        </table:table-row>
        <table:table-row table:style-name="ro4">
          <table:table-cell table:style-name="ce28" office:value-type="string" calcext:value-type="string">
            <text:p>觀音區</text:p>
          </table:table-cell>
          <table:table-cell table:style-name="ce18" office:value-type="float" office:value="22909" calcext:value-type="float">
            <text:p><text:s text:c="3"/>22,909</text:p>
          </table:table-cell>
          <table:table-cell table:style-name="ce18" office:value-type="float" office:value="66647" calcext:value-type="float">
            <text:p><text:s text:c="3"/>66,647</text:p>
          </table:table-cell>
          <table:table-cell table:style-name="ce18" office:value-type="float" office:value="34654" calcext:value-type="float">
            <text:p><text:s text:c="3"/>34,654</text:p>
          </table:table-cell>
          <table:table-cell table:style-name="ce24" office:value-type="float" office:value="31993" calcext:value-type="float">
            <text:p><text:s text:c="3"/>31,993</text:p>
          </table:table-cell>
          <table:table-cell table:style-name="ce35"/>
          <table:table-cell table:style-name="ce36"/>
          <table:table-cell table:number-columns-repeated="1017"/>
        </table:table-row>
        <table:table-row table:style-name="ro4">
          <table:table-cell table:style-name="ce29" office:value-type="string" calcext:value-type="string">
            <text:p>※復興區</text:p>
          </table:table-cell>
          <table:table-cell table:style-name="ce19" office:value-type="float" office:value="3804" calcext:value-type="float">
            <text:p><text:s text:c="3"/>3,804</text:p>
          </table:table-cell>
          <table:table-cell table:style-name="ce19" office:value-type="float" office:value="11739" calcext:value-type="float">
            <text:p><text:s text:c="3"/>11,739</text:p>
          </table:table-cell>
          <table:table-cell table:style-name="ce19" office:value-type="float" office:value="6360" calcext:value-type="float">
            <text:p><text:s text:c="3"/>6,360</text:p>
          </table:table-cell>
          <table:table-cell table:style-name="ce25" office:value-type="float" office:value="5379" calcext:value-type="float">
            <text:p><text:s text:c="3"/>5,379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style-name="ce5"/>
          <table:table-cell table:style-name="ce37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中市</text:p>
          </table:table-cell>
          <table:table-cell table:style-name="ce17" office:value-type="float" office:value="963132" calcext:value-type="float">
            <text:p><text:s text:c="3"/>963,132</text:p>
          </table:table-cell>
          <table:table-cell table:style-name="ce17" office:value-type="float" office:value="2793005" calcext:value-type="float">
            <text:p><text:s text:c="3"/>2,793,005</text:p>
          </table:table-cell>
          <table:table-cell table:style-name="ce17" office:value-type="float" office:value="1376132" calcext:value-type="float">
            <text:p><text:s text:c="3"/>1,376,132</text:p>
          </table:table-cell>
          <table:table-cell table:style-name="ce23" office:value-type="float" office:value="1416873" calcext:value-type="float">
            <text:p><text:s text:c="3"/>1,416,8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　區</text:p>
          </table:table-cell>
          <table:table-cell table:style-name="ce18" office:value-type="float" office:value="7943" calcext:value-type="float">
            <text:p><text:s text:c="3"/>7,943</text:p>
          </table:table-cell>
          <table:table-cell table:style-name="ce18" office:value-type="float" office:value="18568" calcext:value-type="float">
            <text:p><text:s text:c="3"/>18,568</text:p>
          </table:table-cell>
          <table:table-cell table:style-name="ce18" office:value-type="float" office:value="9191" calcext:value-type="float">
            <text:p><text:s text:c="3"/>9,191</text:p>
          </table:table-cell>
          <table:table-cell table:style-name="ce24" office:value-type="float" office:value="9377" calcext:value-type="float">
            <text:p><text:s text:c="3"/>9,3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28045" calcext:value-type="float">
            <text:p><text:s text:c="3"/>28,045</text:p>
          </table:table-cell>
          <table:table-cell table:style-name="ce18" office:value-type="float" office:value="75978" calcext:value-type="float">
            <text:p><text:s text:c="3"/>75,978</text:p>
          </table:table-cell>
          <table:table-cell table:style-name="ce18" office:value-type="float" office:value="37817" calcext:value-type="float">
            <text:p><text:s text:c="3"/>37,817</text:p>
          </table:table-cell>
          <table:table-cell table:style-name="ce24" office:value-type="float" office:value="38161" calcext:value-type="float">
            <text:p><text:s text:c="3"/>38,1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8480" calcext:value-type="float">
            <text:p><text:s text:c="3"/>48,480</text:p>
          </table:table-cell>
          <table:table-cell table:style-name="ce18" office:value-type="float" office:value="125267" calcext:value-type="float">
            <text:p><text:s text:c="3"/>125,267</text:p>
          </table:table-cell>
          <table:table-cell table:style-name="ce18" office:value-type="float" office:value="60148" calcext:value-type="float">
            <text:p><text:s text:c="3"/>60,148</text:p>
          </table:table-cell>
          <table:table-cell table:style-name="ce24" office:value-type="float" office:value="65119" calcext:value-type="float">
            <text:p><text:s text:c="3"/>65,1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　區</text:p>
          </table:table-cell>
          <table:table-cell table:style-name="ce18" office:value-type="float" office:value="45727" calcext:value-type="float">
            <text:p><text:s text:c="3"/>45,727</text:p>
          </table:table-cell>
          <table:table-cell table:style-name="ce18" office:value-type="float" office:value="115703" calcext:value-type="float">
            <text:p><text:s text:c="3"/>115,703</text:p>
          </table:table-cell>
          <table:table-cell table:style-name="ce18" office:value-type="float" office:value="54930" calcext:value-type="float">
            <text:p><text:s text:c="3"/>54,930</text:p>
          </table:table-cell>
          <table:table-cell table:style-name="ce24" office:value-type="float" office:value="60773" calcext:value-type="float">
            <text:p><text:s text:c="3"/>60,7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9467" calcext:value-type="float">
            <text:p><text:s text:c="3"/>59,467</text:p>
          </table:table-cell>
          <table:table-cell table:style-name="ce18" office:value-type="float" office:value="147766" calcext:value-type="float">
            <text:p><text:s text:c="3"/>147,766</text:p>
          </table:table-cell>
          <table:table-cell table:style-name="ce18" office:value-type="float" office:value="70673" calcext:value-type="float">
            <text:p><text:s text:c="3"/>70,673</text:p>
          </table:table-cell>
          <table:table-cell table:style-name="ce24" office:value-type="float" office:value="77093" calcext:value-type="float">
            <text:p><text:s text:c="3"/>77,0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屯區</text:p>
          </table:table-cell>
          <table:table-cell table:style-name="ce18" office:value-type="float" office:value="86227" calcext:value-type="float">
            <text:p><text:s text:c="3"/>86,227</text:p>
          </table:table-cell>
          <table:table-cell table:style-name="ce18" office:value-type="float" office:value="227707" calcext:value-type="float">
            <text:p><text:s text:c="3"/>227,707</text:p>
          </table:table-cell>
          <table:table-cell table:style-name="ce18" office:value-type="float" office:value="109261" calcext:value-type="float">
            <text:p><text:s text:c="3"/>109,261</text:p>
          </table:table-cell>
          <table:table-cell table:style-name="ce24" office:value-type="float" office:value="118446" calcext:value-type="float">
            <text:p><text:s text:c="3"/>118,4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屯區</text:p>
          </table:table-cell>
          <table:table-cell table:style-name="ce18" office:value-type="float" office:value="62434" calcext:value-type="float">
            <text:p><text:s text:c="3"/>62,434</text:p>
          </table:table-cell>
          <table:table-cell table:style-name="ce18" office:value-type="float" office:value="169308" calcext:value-type="float">
            <text:p><text:s text:c="3"/>169,308</text:p>
          </table:table-cell>
          <table:table-cell table:style-name="ce18" office:value-type="float" office:value="80920" calcext:value-type="float">
            <text:p><text:s text:c="3"/>80,920</text:p>
          </table:table-cell>
          <table:table-cell table:style-name="ce24" office:value-type="float" office:value="88388" calcext:value-type="float">
            <text:p><text:s text:c="3"/>88,38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屯區</text:p>
          </table:table-cell>
          <table:table-cell table:style-name="ce18" office:value-type="float" office:value="100846" calcext:value-type="float">
            <text:p><text:s text:c="3"/>100,846</text:p>
          </table:table-cell>
          <table:table-cell table:style-name="ce18" office:value-type="float" office:value="276080" calcext:value-type="float">
            <text:p><text:s text:c="3"/>276,080</text:p>
          </table:table-cell>
          <table:table-cell table:style-name="ce18" office:value-type="float" office:value="132369" calcext:value-type="float">
            <text:p><text:s text:c="3"/>132,369</text:p>
          </table:table-cell>
          <table:table-cell table:style-name="ce24" office:value-type="float" office:value="143711" calcext:value-type="float">
            <text:p><text:s text:c="3"/>143,7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原區</text:p>
          </table:table-cell>
          <table:table-cell table:style-name="ce18" office:value-type="float" office:value="53911" calcext:value-type="float">
            <text:p><text:s text:c="3"/>53,911</text:p>
          </table:table-cell>
          <table:table-cell table:style-name="ce18" office:value-type="float" office:value="167002" calcext:value-type="float">
            <text:p><text:s text:c="3"/>167,002</text:p>
          </table:table-cell>
          <table:table-cell table:style-name="ce18" office:value-type="float" office:value="82468" calcext:value-type="float">
            <text:p><text:s text:c="3"/>82,468</text:p>
          </table:table-cell>
          <table:table-cell table:style-name="ce24" office:value-type="float" office:value="84534" calcext:value-type="float">
            <text:p><text:s text:c="3"/>84,5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區</text:p>
          </table:table-cell>
          <table:table-cell table:style-name="ce18" office:value-type="float" office:value="17418" calcext:value-type="float">
            <text:p><text:s text:c="3"/>17,418</text:p>
          </table:table-cell>
          <table:table-cell table:style-name="ce18" office:value-type="float" office:value="50541" calcext:value-type="float">
            <text:p><text:s text:c="3"/>50,541</text:p>
          </table:table-cell>
          <table:table-cell table:style-name="ce18" office:value-type="float" office:value="25928" calcext:value-type="float">
            <text:p><text:s text:c="3"/>25,928</text:p>
          </table:table-cell>
          <table:table-cell table:style-name="ce24" office:value-type="float" office:value="24613" calcext:value-type="float">
            <text:p><text:s text:c="3"/>24,61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甲區</text:p>
          </table:table-cell>
          <table:table-cell table:style-name="ce18" office:value-type="float" office:value="23135" calcext:value-type="float">
            <text:p><text:s text:c="3"/>23,135</text:p>
          </table:table-cell>
          <table:table-cell table:style-name="ce18" office:value-type="float" office:value="77799" calcext:value-type="float">
            <text:p><text:s text:c="3"/>77,799</text:p>
          </table:table-cell>
          <table:table-cell table:style-name="ce18" office:value-type="float" office:value="39133" calcext:value-type="float">
            <text:p><text:s text:c="3"/>39,133</text:p>
          </table:table-cell>
          <table:table-cell table:style-name="ce24" office:value-type="float" office:value="38666" calcext:value-type="float">
            <text:p><text:s text:c="3"/>38,6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清水區</text:p>
          </table:table-cell>
          <table:table-cell table:style-name="ce18" office:value-type="float" office:value="27389" calcext:value-type="float">
            <text:p><text:s text:c="3"/>27,389</text:p>
          </table:table-cell>
          <table:table-cell table:style-name="ce18" office:value-type="float" office:value="86541" calcext:value-type="float">
            <text:p><text:s text:c="3"/>86,541</text:p>
          </table:table-cell>
          <table:table-cell table:style-name="ce18" office:value-type="float" office:value="44420" calcext:value-type="float">
            <text:p><text:s text:c="3"/>44,420</text:p>
          </table:table-cell>
          <table:table-cell table:style-name="ce24" office:value-type="float" office:value="42121" calcext:value-type="float">
            <text:p><text:s text:c="3"/>42,1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沙鹿區</text:p>
          </table:table-cell>
          <table:table-cell table:style-name="ce18" office:value-type="float" office:value="29715" calcext:value-type="float">
            <text:p><text:s text:c="3"/>29,715</text:p>
          </table:table-cell>
          <table:table-cell table:style-name="ce18" office:value-type="float" office:value="93087" calcext:value-type="float">
            <text:p><text:s text:c="3"/>93,087</text:p>
          </table:table-cell>
          <table:table-cell table:style-name="ce18" office:value-type="float" office:value="46938" calcext:value-type="float">
            <text:p><text:s text:c="3"/>46,938</text:p>
          </table:table-cell>
          <table:table-cell table:style-name="ce24" office:value-type="float" office:value="46149" calcext:value-type="float">
            <text:p><text:s text:c="3"/>46,1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梧棲區</text:p>
          </table:table-cell>
          <table:table-cell table:style-name="ce18" office:value-type="float" office:value="17843" calcext:value-type="float">
            <text:p><text:s text:c="3"/>17,843</text:p>
          </table:table-cell>
          <table:table-cell table:style-name="ce18" office:value-type="float" office:value="58084" calcext:value-type="float">
            <text:p><text:s text:c="3"/>58,084</text:p>
          </table:table-cell>
          <table:table-cell table:style-name="ce18" office:value-type="float" office:value="29107" calcext:value-type="float">
            <text:p><text:s text:c="3"/>29,107</text:p>
          </table:table-cell>
          <table:table-cell table:style-name="ce24" office:value-type="float" office:value="28977" calcext:value-type="float">
            <text:p><text:s text:c="3"/>28,9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后里區</text:p>
          </table:table-cell>
          <table:table-cell table:style-name="ce18" office:value-type="float" office:value="16317" calcext:value-type="float">
            <text:p><text:s text:c="3"/>16,317</text:p>
          </table:table-cell>
          <table:table-cell table:style-name="ce18" office:value-type="float" office:value="54551" calcext:value-type="float">
            <text:p><text:s text:c="3"/>54,551</text:p>
          </table:table-cell>
          <table:table-cell table:style-name="ce18" office:value-type="float" office:value="27670" calcext:value-type="float">
            <text:p><text:s text:c="3"/>27,670</text:p>
          </table:table-cell>
          <table:table-cell table:style-name="ce24" office:value-type="float" office:value="26881" calcext:value-type="float">
            <text:p><text:s text:c="3"/>26,8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神岡區</text:p>
          </table:table-cell>
          <table:table-cell table:style-name="ce18" office:value-type="float" office:value="19519" calcext:value-type="float">
            <text:p><text:s text:c="3"/>19,519</text:p>
          </table:table-cell>
          <table:table-cell table:style-name="ce18" office:value-type="float" office:value="65660" calcext:value-type="float">
            <text:p><text:s text:c="3"/>65,660</text:p>
          </table:table-cell>
          <table:table-cell table:style-name="ce18" office:value-type="float" office:value="33479" calcext:value-type="float">
            <text:p><text:s text:c="3"/>33,479</text:p>
          </table:table-cell>
          <table:table-cell table:style-name="ce24" office:value-type="float" office:value="32181" calcext:value-type="float">
            <text:p><text:s text:c="3"/>32,1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潭子區</text:p>
          </table:table-cell>
          <table:table-cell table:style-name="ce18" office:value-type="float" office:value="36429" calcext:value-type="float">
            <text:p><text:s text:c="3"/>36,429</text:p>
          </table:table-cell>
          <table:table-cell table:style-name="ce18" office:value-type="float" office:value="108342" calcext:value-type="float">
            <text:p><text:s text:c="3"/>108,342</text:p>
          </table:table-cell>
          <table:table-cell table:style-name="ce18" office:value-type="float" office:value="53514" calcext:value-type="float">
            <text:p><text:s text:c="3"/>53,514</text:p>
          </table:table-cell>
          <table:table-cell table:style-name="ce24" office:value-type="float" office:value="54828" calcext:value-type="float">
            <text:p><text:s text:c="3"/>54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雅區</text:p>
          </table:table-cell>
          <table:table-cell table:style-name="ce18" office:value-type="float" office:value="29786" calcext:value-type="float">
            <text:p><text:s text:c="3"/>29,786</text:p>
          </table:table-cell>
          <table:table-cell table:style-name="ce18" office:value-type="float" office:value="95525" calcext:value-type="float">
            <text:p><text:s text:c="3"/>95,525</text:p>
          </table:table-cell>
          <table:table-cell table:style-name="ce18" office:value-type="float" office:value="47642" calcext:value-type="float">
            <text:p><text:s text:c="3"/>47,642</text:p>
          </table:table-cell>
          <table:table-cell table:style-name="ce24" office:value-type="float" office:value="47883" calcext:value-type="float">
            <text:p><text:s text:c="3"/>47,88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社區</text:p>
          </table:table-cell>
          <table:table-cell table:style-name="ce18" office:value-type="float" office:value="7562" calcext:value-type="float">
            <text:p><text:s text:c="3"/>7,562</text:p>
          </table:table-cell>
          <table:table-cell table:style-name="ce18" office:value-type="float" office:value="24657" calcext:value-type="float">
            <text:p><text:s text:c="3"/>24,657</text:p>
          </table:table-cell>
          <table:table-cell table:style-name="ce18" office:value-type="float" office:value="12799" calcext:value-type="float">
            <text:p><text:s text:c="3"/>12,799</text:p>
          </table:table-cell>
          <table:table-cell table:style-name="ce24" office:value-type="float" office:value="11858" calcext:value-type="float">
            <text:p><text:s text:c="3"/>11,8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石岡區</text:p>
          </table:table-cell>
          <table:table-cell table:style-name="ce18" office:value-type="float" office:value="4898" calcext:value-type="float">
            <text:p><text:s text:c="3"/>4,898</text:p>
          </table:table-cell>
          <table:table-cell table:style-name="ce18" office:value-type="float" office:value="15025" calcext:value-type="float">
            <text:p><text:s text:c="3"/>15,025</text:p>
          </table:table-cell>
          <table:table-cell table:style-name="ce18" office:value-type="float" office:value="7780" calcext:value-type="float">
            <text:p><text:s text:c="3"/>7,780</text:p>
          </table:table-cell>
          <table:table-cell table:style-name="ce24" office:value-type="float" office:value="7245" calcext:value-type="float">
            <text:p><text:s text:c="3"/>7,2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外埔區</text:p>
          </table:table-cell>
          <table:table-cell table:style-name="ce18" office:value-type="float" office:value="9769" calcext:value-type="float">
            <text:p><text:s text:c="3"/>9,769</text:p>
          </table:table-cell>
          <table:table-cell table:style-name="ce18" office:value-type="float" office:value="32140" calcext:value-type="float">
            <text:p><text:s text:c="3"/>32,140</text:p>
          </table:table-cell>
          <table:table-cell table:style-name="ce18" office:value-type="float" office:value="16454" calcext:value-type="float">
            <text:p><text:s text:c="3"/>16,454</text:p>
          </table:table-cell>
          <table:table-cell table:style-name="ce24" office:value-type="float" office:value="15686" calcext:value-type="float">
            <text:p><text:s text:c="3"/>15,6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安區</text:p>
          </table:table-cell>
          <table:table-cell table:style-name="ce18" office:value-type="float" office:value="5503" calcext:value-type="float">
            <text:p><text:s text:c="3"/>5,503</text:p>
          </table:table-cell>
          <table:table-cell table:style-name="ce18" office:value-type="float" office:value="19261" calcext:value-type="float">
            <text:p><text:s text:c="3"/>19,261</text:p>
          </table:table-cell>
          <table:table-cell table:style-name="ce18" office:value-type="float" office:value="10165" calcext:value-type="float">
            <text:p><text:s text:c="3"/>10,165</text:p>
          </table:table-cell>
          <table:table-cell table:style-name="ce24" office:value-type="float" office:value="9096" calcext:value-type="float">
            <text:p><text:s text:c="3"/>9,09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烏日區</text:p>
          </table:table-cell>
          <table:table-cell table:style-name="ce18" office:value-type="float" office:value="24745" calcext:value-type="float">
            <text:p><text:s text:c="3"/>24,745</text:p>
          </table:table-cell>
          <table:table-cell table:style-name="ce18" office:value-type="float" office:value="74843" calcext:value-type="float">
            <text:p><text:s text:c="3"/>74,843</text:p>
          </table:table-cell>
          <table:table-cell table:style-name="ce18" office:value-type="float" office:value="37527" calcext:value-type="float">
            <text:p><text:s text:c="3"/>37,527</text:p>
          </table:table-cell>
          <table:table-cell table:style-name="ce24" office:value-type="float" office:value="37316" calcext:value-type="float">
            <text:p><text:s text:c="3"/>37,3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肚區</text:p>
          </table:table-cell>
          <table:table-cell table:style-name="ce18" office:value-type="float" office:value="17738" calcext:value-type="float">
            <text:p><text:s text:c="3"/>17,738</text:p>
          </table:table-cell>
          <table:table-cell table:style-name="ce18" office:value-type="float" office:value="57363" calcext:value-type="float">
            <text:p><text:s text:c="3"/>57,363</text:p>
          </table:table-cell>
          <table:table-cell table:style-name="ce18" office:value-type="float" office:value="29292" calcext:value-type="float">
            <text:p><text:s text:c="3"/>29,292</text:p>
          </table:table-cell>
          <table:table-cell table:style-name="ce24" office:value-type="float" office:value="28071" calcext:value-type="float">
            <text:p><text:s text:c="3"/>28,0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井區</text:p>
          </table:table-cell>
          <table:table-cell table:style-name="ce18" office:value-type="float" office:value="23199" calcext:value-type="float">
            <text:p><text:s text:c="3"/>23,199</text:p>
          </table:table-cell>
          <table:table-cell table:style-name="ce18" office:value-type="float" office:value="77907" calcext:value-type="float">
            <text:p><text:s text:c="3"/>77,907</text:p>
          </table:table-cell>
          <table:table-cell table:style-name="ce18" office:value-type="float" office:value="39213" calcext:value-type="float">
            <text:p><text:s text:c="3"/>39,213</text:p>
          </table:table-cell>
          <table:table-cell table:style-name="ce24" office:value-type="float" office:value="38694" calcext:value-type="float">
            <text:p><text:s text:c="3"/>38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霧峰區</text:p>
          </table:table-cell>
          <table:table-cell table:style-name="ce18" office:value-type="float" office:value="20343" calcext:value-type="float">
            <text:p><text:s text:c="3"/>20,343</text:p>
          </table:table-cell>
          <table:table-cell table:style-name="ce18" office:value-type="float" office:value="65535" calcext:value-type="float">
            <text:p><text:s text:c="3"/>65,535</text:p>
          </table:table-cell>
          <table:table-cell table:style-name="ce18" office:value-type="float" office:value="33186" calcext:value-type="float">
            <text:p><text:s text:c="3"/>33,186</text:p>
          </table:table-cell>
          <table:table-cell table:style-name="ce24" office:value-type="float" office:value="32349" calcext:value-type="float">
            <text:p><text:s text:c="3"/>32,3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平區</text:p>
          </table:table-cell>
          <table:table-cell table:style-name="ce18" office:value-type="float" office:value="64335" calcext:value-type="float">
            <text:p><text:s text:c="3"/>64,335</text:p>
          </table:table-cell>
          <table:table-cell table:style-name="ce18" office:value-type="float" office:value="190028" calcext:value-type="float">
            <text:p><text:s text:c="3"/>190,028</text:p>
          </table:table-cell>
          <table:table-cell table:style-name="ce18" office:value-type="float" office:value="94203" calcext:value-type="float">
            <text:p><text:s text:c="3"/>94,203</text:p>
          </table:table-cell>
          <table:table-cell table:style-name="ce24" office:value-type="float" office:value="95825" calcext:value-type="float">
            <text:p><text:s text:c="3"/>95,8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里區</text:p>
          </table:table-cell>
          <table:table-cell table:style-name="ce18" office:value-type="float" office:value="69807" calcext:value-type="float">
            <text:p><text:s text:c="3"/>69,807</text:p>
          </table:table-cell>
          <table:table-cell table:style-name="ce18" office:value-type="float" office:value="211720" calcext:value-type="float">
            <text:p><text:s text:c="3"/>211,720</text:p>
          </table:table-cell>
          <table:table-cell table:style-name="ce18" office:value-type="float" office:value="103979" calcext:value-type="float">
            <text:p><text:s text:c="3"/>103,979</text:p>
          </table:table-cell>
          <table:table-cell table:style-name="ce24" office:value-type="float" office:value="107741" calcext:value-type="float">
            <text:p><text:s text:c="3"/>107,741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和平區</text:p>
          </table:table-cell>
          <table:table-cell table:style-name="ce19" office:value-type="float" office:value="4602" calcext:value-type="float">
            <text:p><text:s text:c="3"/>4,602</text:p>
          </table:table-cell>
          <table:table-cell table:style-name="ce19" office:value-type="float" office:value="11017" calcext:value-type="float">
            <text:p><text:s text:c="3"/>11,017</text:p>
          </table:table-cell>
          <table:table-cell table:style-name="ce19" office:value-type="float" office:value="5926" calcext:value-type="float">
            <text:p><text:s text:c="3"/>5,926</text:p>
          </table:table-cell>
          <table:table-cell table:style-name="ce25" office:value-type="float" office:value="5091" calcext:value-type="float">
            <text:p><text:s text:c="3"/>5,091</text:p>
          </table:table-cell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南市</text:p>
          </table:table-cell>
          <table:table-cell table:style-name="ce17" office:value-type="float" office:value="684903" calcext:value-type="float">
            <text:p><text:s text:c="3"/>684,903</text:p>
          </table:table-cell>
          <table:table-cell table:style-name="ce17" office:value-type="float" office:value="1885478" calcext:value-type="float">
            <text:p><text:s text:c="3"/>1,885,478</text:p>
          </table:table-cell>
          <table:table-cell table:style-name="ce17" office:value-type="float" office:value="941381" calcext:value-type="float">
            <text:p><text:s text:c="3"/>941,381</text:p>
          </table:table-cell>
          <table:table-cell table:style-name="ce23" office:value-type="float" office:value="944097" calcext:value-type="float">
            <text:p><text:s text:c="3"/>944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營區</text:p>
          </table:table-cell>
          <table:table-cell table:style-name="ce18" office:value-type="float" office:value="29011" calcext:value-type="float">
            <text:p><text:s text:c="3"/>29,011</text:p>
          </table:table-cell>
          <table:table-cell table:style-name="ce18" office:value-type="float" office:value="78005" calcext:value-type="float">
            <text:p><text:s text:c="3"/>78,005</text:p>
          </table:table-cell>
          <table:table-cell table:style-name="ce18" office:value-type="float" office:value="38594" calcext:value-type="float">
            <text:p><text:s text:c="3"/>38,594</text:p>
          </table:table-cell>
          <table:table-cell table:style-name="ce24" office:value-type="float" office:value="39411" calcext:value-type="float">
            <text:p><text:s text:c="3"/>39,4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水區</text:p>
          </table:table-cell>
          <table:table-cell table:style-name="ce18" office:value-type="float" office:value="10037" calcext:value-type="float">
            <text:p><text:s text:c="3"/>10,037</text:p>
          </table:table-cell>
          <table:table-cell table:style-name="ce18" office:value-type="float" office:value="25540" calcext:value-type="float">
            <text:p><text:s text:c="3"/>25,540</text:p>
          </table:table-cell>
          <table:table-cell table:style-name="ce18" office:value-type="float" office:value="13337" calcext:value-type="float">
            <text:p><text:s text:c="3"/>13,337</text:p>
          </table:table-cell>
          <table:table-cell table:style-name="ce24" office:value-type="float" office:value="12203" calcext:value-type="float">
            <text:p><text:s text:c="3"/>12,2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河區</text:p>
          </table:table-cell>
          <table:table-cell table:style-name="ce18" office:value-type="float" office:value="10809" calcext:value-type="float">
            <text:p><text:s text:c="3"/>10,809</text:p>
          </table:table-cell>
          <table:table-cell table:style-name="ce18" office:value-type="float" office:value="28356" calcext:value-type="float">
            <text:p><text:s text:c="3"/>28,356</text:p>
          </table:table-cell>
          <table:table-cell table:style-name="ce18" office:value-type="float" office:value="14816" calcext:value-type="float">
            <text:p><text:s text:c="3"/>14,816</text:p>
          </table:table-cell>
          <table:table-cell table:style-name="ce24" office:value-type="float" office:value="13540" calcext:value-type="float">
            <text:p><text:s text:c="3"/>13,5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柳營區</text:p>
          </table:table-cell>
          <table:table-cell table:style-name="ce18" office:value-type="float" office:value="7914" calcext:value-type="float">
            <text:p><text:s text:c="3"/>7,914</text:p>
          </table:table-cell>
          <table:table-cell table:style-name="ce18" office:value-type="float" office:value="21281" calcext:value-type="float">
            <text:p><text:s text:c="3"/>21,281</text:p>
          </table:table-cell>
          <table:table-cell table:style-name="ce18" office:value-type="float" office:value="11107" calcext:value-type="float">
            <text:p><text:s text:c="3"/>11,107</text:p>
          </table:table-cell>
          <table:table-cell table:style-name="ce24" office:value-type="float" office:value="10174" calcext:value-type="float">
            <text:p><text:s text:c="3"/>10,1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壁區</text:p>
          </table:table-cell>
          <table:table-cell table:style-name="ce18" office:value-type="float" office:value="8848" calcext:value-type="float">
            <text:p><text:s text:c="3"/>8,848</text:p>
          </table:table-cell>
          <table:table-cell table:style-name="ce18" office:value-type="float" office:value="23597" calcext:value-type="float">
            <text:p><text:s text:c="3"/>23,597</text:p>
          </table:table-cell>
          <table:table-cell table:style-name="ce18" office:value-type="float" office:value="12266" calcext:value-type="float">
            <text:p><text:s text:c="3"/>12,266</text:p>
          </table:table-cell>
          <table:table-cell table:style-name="ce24" office:value-type="float" office:value="11331" calcext:value-type="float">
            <text:p><text:s text:c="3"/>11,3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山區</text:p>
          </table:table-cell>
          <table:table-cell table:style-name="ce18" office:value-type="float" office:value="8362" calcext:value-type="float">
            <text:p><text:s text:c="3"/>8,362</text:p>
          </table:table-cell>
          <table:table-cell table:style-name="ce18" office:value-type="float" office:value="20982" calcext:value-type="float">
            <text:p><text:s text:c="3"/>20,982</text:p>
          </table:table-cell>
          <table:table-cell table:style-name="ce18" office:value-type="float" office:value="11145" calcext:value-type="float">
            <text:p><text:s text:c="3"/>11,145</text:p>
          </table:table-cell>
          <table:table-cell table:style-name="ce24" office:value-type="float" office:value="9837" calcext:value-type="float">
            <text:p><text:s text:c="3"/>9,8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麻豆區</text:p>
          </table:table-cell>
          <table:table-cell table:style-name="ce18" office:value-type="float" office:value="15812" calcext:value-type="float">
            <text:p><text:s text:c="3"/>15,812</text:p>
          </table:table-cell>
          <table:table-cell table:style-name="ce18" office:value-type="float" office:value="44523" calcext:value-type="float">
            <text:p><text:s text:c="3"/>44,523</text:p>
          </table:table-cell>
          <table:table-cell table:style-name="ce18" office:value-type="float" office:value="22624" calcext:value-type="float">
            <text:p><text:s text:c="3"/>22,624</text:p>
          </table:table-cell>
          <table:table-cell table:style-name="ce24" office:value-type="float" office:value="21899" calcext:value-type="float">
            <text:p><text:s text:c="3"/>21,8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下營區</text:p>
          </table:table-cell>
          <table:table-cell table:style-name="ce18" office:value-type="float" office:value="9060" calcext:value-type="float">
            <text:p><text:s text:c="3"/>9,060</text:p>
          </table:table-cell>
          <table:table-cell table:style-name="ce18" office:value-type="float" office:value="24096" calcext:value-type="float">
            <text:p><text:s text:c="3"/>24,096</text:p>
          </table:table-cell>
          <table:table-cell table:style-name="ce18" office:value-type="float" office:value="12425" calcext:value-type="float">
            <text:p><text:s text:c="3"/>12,425</text:p>
          </table:table-cell>
          <table:table-cell table:style-name="ce24" office:value-type="float" office:value="11671" calcext:value-type="float">
            <text:p><text:s text:c="3"/>11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甲區</text:p>
          </table:table-cell>
          <table:table-cell table:style-name="ce18" office:value-type="float" office:value="7792" calcext:value-type="float">
            <text:p><text:s text:c="3"/>7,792</text:p>
          </table:table-cell>
          <table:table-cell table:style-name="ce18" office:value-type="float" office:value="22278" calcext:value-type="float">
            <text:p><text:s text:c="3"/>22,278</text:p>
          </table:table-cell>
          <table:table-cell table:style-name="ce18" office:value-type="float" office:value="11515" calcext:value-type="float">
            <text:p><text:s text:c="3"/>11,515</text:p>
          </table:table-cell>
          <table:table-cell table:style-name="ce24" office:value-type="float" office:value="10763" calcext:value-type="float">
            <text:p><text:s text:c="3"/>10,7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官田區</text:p>
          </table:table-cell>
          <table:table-cell table:style-name="ce18" office:value-type="float" office:value="7924" calcext:value-type="float">
            <text:p><text:s text:c="3"/>7,924</text:p>
          </table:table-cell>
          <table:table-cell table:style-name="ce18" office:value-type="float" office:value="21343" calcext:value-type="float">
            <text:p><text:s text:c="3"/>21,343</text:p>
          </table:table-cell>
          <table:table-cell table:style-name="ce18" office:value-type="float" office:value="10881" calcext:value-type="float">
            <text:p><text:s text:c="3"/>10,881</text:p>
          </table:table-cell>
          <table:table-cell table:style-name="ce24" office:value-type="float" office:value="10462" calcext:value-type="float">
            <text:p><text:s text:c="3"/>10,4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內區</text:p>
          </table:table-cell>
          <table:table-cell table:style-name="ce18" office:value-type="float" office:value="3861" calcext:value-type="float">
            <text:p><text:s text:c="3"/>3,861</text:p>
          </table:table-cell>
          <table:table-cell table:style-name="ce18" office:value-type="float" office:value="9712" calcext:value-type="float">
            <text:p><text:s text:c="3"/>9,712</text:p>
          </table:table-cell>
          <table:table-cell table:style-name="ce18" office:value-type="float" office:value="5246" calcext:value-type="float">
            <text:p><text:s text:c="3"/>5,246</text:p>
          </table:table-cell>
          <table:table-cell table:style-name="ce24" office:value-type="float" office:value="4466" calcext:value-type="float">
            <text:p><text:s text:c="3"/>4,4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里區</text:p>
          </table:table-cell>
          <table:table-cell table:style-name="ce18" office:value-type="float" office:value="20736" calcext:value-type="float">
            <text:p><text:s text:c="3"/>20,736</text:p>
          </table:table-cell>
          <table:table-cell table:style-name="ce18" office:value-type="float" office:value="59381" calcext:value-type="float">
            <text:p><text:s text:c="3"/>59,381</text:p>
          </table:table-cell>
          <table:table-cell table:style-name="ce18" office:value-type="float" office:value="29475" calcext:value-type="float">
            <text:p><text:s text:c="3"/>29,475</text:p>
          </table:table-cell>
          <table:table-cell table:style-name="ce24" office:value-type="float" office:value="29906" calcext:value-type="float">
            <text:p><text:s text:c="3"/>29,9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學甲區</text:p>
          </table:table-cell>
          <table:table-cell table:style-name="ce18" office:value-type="float" office:value="9614" calcext:value-type="float">
            <text:p><text:s text:c="3"/>9,614</text:p>
          </table:table-cell>
          <table:table-cell table:style-name="ce18" office:value-type="float" office:value="25920" calcext:value-type="float">
            <text:p><text:s text:c="3"/>25,920</text:p>
          </table:table-cell>
          <table:table-cell table:style-name="ce18" office:value-type="float" office:value="13239" calcext:value-type="float">
            <text:p><text:s text:c="3"/>13,239</text:p>
          </table:table-cell>
          <table:table-cell table:style-name="ce24" office:value-type="float" office:value="12681" calcext:value-type="float">
            <text:p><text:s text:c="3"/>12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港區</text:p>
          </table:table-cell>
          <table:table-cell table:style-name="ce18" office:value-type="float" office:value="8227" calcext:value-type="float">
            <text:p><text:s text:c="3"/>8,227</text:p>
          </table:table-cell>
          <table:table-cell table:style-name="ce18" office:value-type="float" office:value="24733" calcext:value-type="float">
            <text:p><text:s text:c="3"/>24,733</text:p>
          </table:table-cell>
          <table:table-cell table:style-name="ce18" office:value-type="float" office:value="12487" calcext:value-type="float">
            <text:p><text:s text:c="3"/>12,487</text:p>
          </table:table-cell>
          <table:table-cell table:style-name="ce24" office:value-type="float" office:value="12246" calcext:value-type="float">
            <text:p><text:s text:c="3"/>12,2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股區</text:p>
          </table:table-cell>
          <table:table-cell table:style-name="ce18" office:value-type="float" office:value="8044" calcext:value-type="float">
            <text:p><text:s text:c="3"/>8,044</text:p>
          </table:table-cell>
          <table:table-cell table:style-name="ce18" office:value-type="float" office:value="22915" calcext:value-type="float">
            <text:p><text:s text:c="3"/>22,915</text:p>
          </table:table-cell>
          <table:table-cell table:style-name="ce18" office:value-type="float" office:value="11872" calcext:value-type="float">
            <text:p><text:s text:c="3"/>11,872</text:p>
          </table:table-cell>
          <table:table-cell table:style-name="ce24" office:value-type="float" office:value="11043" calcext:value-type="float">
            <text:p><text:s text:c="3"/>11,0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將軍區</text:p>
          </table:table-cell>
          <table:table-cell table:style-name="ce18" office:value-type="float" office:value="7281" calcext:value-type="float">
            <text:p><text:s text:c="3"/>7,281</text:p>
          </table:table-cell>
          <table:table-cell table:style-name="ce18" office:value-type="float" office:value="19738" calcext:value-type="float">
            <text:p><text:s text:c="3"/>19,738</text:p>
          </table:table-cell>
          <table:table-cell table:style-name="ce18" office:value-type="float" office:value="10068" calcext:value-type="float">
            <text:p><text:s text:c="3"/>10,068</text:p>
          </table:table-cell>
          <table:table-cell table:style-name="ce24" office:value-type="float" office:value="9670" calcext:value-type="float">
            <text:p><text:s text:c="3"/>9,6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門區</text:p>
          </table:table-cell>
          <table:table-cell table:style-name="ce18" office:value-type="float" office:value="4241" calcext:value-type="float">
            <text:p><text:s text:c="3"/>4,241</text:p>
          </table:table-cell>
          <table:table-cell table:style-name="ce18" office:value-type="float" office:value="11161" calcext:value-type="float">
            <text:p><text:s text:c="3"/>11,161</text:p>
          </table:table-cell>
          <table:table-cell table:style-name="ce18" office:value-type="float" office:value="5631" calcext:value-type="float">
            <text:p><text:s text:c="3"/>5,631</text:p>
          </table:table-cell>
          <table:table-cell table:style-name="ce24" office:value-type="float" office:value="5530" calcext:value-type="float">
            <text:p><text:s text:c="3"/>5,5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化區</text:p>
          </table:table-cell>
          <table:table-cell table:style-name="ce18" office:value-type="float" office:value="14452" calcext:value-type="float">
            <text:p><text:s text:c="3"/>14,452</text:p>
          </table:table-cell>
          <table:table-cell table:style-name="ce18" office:value-type="float" office:value="43644" calcext:value-type="float">
            <text:p><text:s text:c="3"/>43,644</text:p>
          </table:table-cell>
          <table:table-cell table:style-name="ce18" office:value-type="float" office:value="22228" calcext:value-type="float">
            <text:p><text:s text:c="3"/>22,228</text:p>
          </table:table-cell>
          <table:table-cell table:style-name="ce24" office:value-type="float" office:value="21416" calcext:value-type="float">
            <text:p><text:s text:c="3"/>21,41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善化區</text:p>
          </table:table-cell>
          <table:table-cell table:style-name="ce18" office:value-type="float" office:value="17791" calcext:value-type="float">
            <text:p><text:s text:c="3"/>17,791</text:p>
          </table:table-cell>
          <table:table-cell table:style-name="ce18" office:value-type="float" office:value="48598" calcext:value-type="float">
            <text:p><text:s text:c="3"/>48,598</text:p>
          </table:table-cell>
          <table:table-cell table:style-name="ce18" office:value-type="float" office:value="24423" calcext:value-type="float">
            <text:p><text:s text:c="3"/>24,423</text:p>
          </table:table-cell>
          <table:table-cell table:style-name="ce24" office:value-type="float" office:value="24175" calcext:value-type="float">
            <text:p><text:s text:c="3"/>24,1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市區</text:p>
          </table:table-cell>
          <table:table-cell table:style-name="ce18" office:value-type="float" office:value="12410" calcext:value-type="float">
            <text:p><text:s text:c="3"/>12,410</text:p>
          </table:table-cell>
          <table:table-cell table:style-name="ce18" office:value-type="float" office:value="36702" calcext:value-type="float">
            <text:p><text:s text:c="3"/>36,702</text:p>
          </table:table-cell>
          <table:table-cell table:style-name="ce18" office:value-type="float" office:value="18381" calcext:value-type="float">
            <text:p><text:s text:c="3"/>18,381</text:p>
          </table:table-cell>
          <table:table-cell table:style-name="ce24" office:value-type="float" office:value="18321" calcext:value-type="float">
            <text:p><text:s text:c="3"/>18,3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定區</text:p>
          </table:table-cell>
          <table:table-cell table:style-name="ce18" office:value-type="float" office:value="10138" calcext:value-type="float">
            <text:p><text:s text:c="3"/>10,138</text:p>
          </table:table-cell>
          <table:table-cell table:style-name="ce18" office:value-type="float" office:value="30552" calcext:value-type="float">
            <text:p><text:s text:c="3"/>30,552</text:p>
          </table:table-cell>
          <table:table-cell table:style-name="ce18" office:value-type="float" office:value="15723" calcext:value-type="float">
            <text:p><text:s text:c="3"/>15,723</text:p>
          </table:table-cell>
          <table:table-cell table:style-name="ce24" office:value-type="float" office:value="14829" calcext:value-type="float">
            <text:p><text:s text:c="3"/>14,8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山上區</text:p>
          </table:table-cell>
          <table:table-cell table:style-name="ce18" office:value-type="float" office:value="2722" calcext:value-type="float">
            <text:p><text:s text:c="3"/>2,722</text:p>
          </table:table-cell>
          <table:table-cell table:style-name="ce18" office:value-type="float" office:value="7320" calcext:value-type="float">
            <text:p><text:s text:c="3"/>7,320</text:p>
          </table:table-cell>
          <table:table-cell table:style-name="ce18" office:value-type="float" office:value="3815" calcext:value-type="float">
            <text:p><text:s text:c="3"/>3,815</text:p>
          </table:table-cell>
          <table:table-cell table:style-name="ce24" office:value-type="float" office:value="3505" calcext:value-type="float">
            <text:p><text:s text:c="3"/>3,5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井區</text:p>
          </table:table-cell>
          <table:table-cell table:style-name="ce18" office:value-type="float" office:value="5159" calcext:value-type="float">
            <text:p><text:s text:c="3"/>5,159</text:p>
          </table:table-cell>
          <table:table-cell table:style-name="ce18" office:value-type="float" office:value="14134" calcext:value-type="float">
            <text:p><text:s text:c="3"/>14,134</text:p>
          </table:table-cell>
          <table:table-cell table:style-name="ce18" office:value-type="float" office:value="7313" calcext:value-type="float">
            <text:p><text:s text:c="3"/>7,313</text:p>
          </table:table-cell>
          <table:table-cell table:style-name="ce24" office:value-type="float" office:value="6821" calcext:value-type="float">
            <text:p><text:s text:c="3"/>6,8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西區</text:p>
          </table:table-cell>
          <table:table-cell table:style-name="ce18" office:value-type="float" office:value="3508" calcext:value-type="float">
            <text:p><text:s text:c="3"/>3,508</text:p>
          </table:table-cell>
          <table:table-cell table:style-name="ce18" office:value-type="float" office:value="9662" calcext:value-type="float">
            <text:p><text:s text:c="3"/>9,662</text:p>
          </table:table-cell>
          <table:table-cell table:style-name="ce18" office:value-type="float" office:value="5105" calcext:value-type="float">
            <text:p><text:s text:c="3"/>5,105</text:p>
          </table:table-cell>
          <table:table-cell table:style-name="ce24" office:value-type="float" office:value="4557" calcext:value-type="float">
            <text:p><text:s text:c="3"/>4,5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化區</text:p>
          </table:table-cell>
          <table:table-cell table:style-name="ce18" office:value-type="float" office:value="2867" calcext:value-type="float">
            <text:p><text:s text:c="3"/>2,867</text:p>
          </table:table-cell>
          <table:table-cell table:style-name="ce18" office:value-type="float" office:value="8767" calcext:value-type="float">
            <text:p><text:s text:c="3"/>8,767</text:p>
          </table:table-cell>
          <table:table-cell table:style-name="ce18" office:value-type="float" office:value="4723" calcext:value-type="float">
            <text:p><text:s text:c="3"/>4,723</text:p>
          </table:table-cell>
          <table:table-cell table:style-name="ce24" office:value-type="float" office:value="4044" calcext:value-type="float">
            <text:p><text:s text:c="3"/>4,0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鎮區</text:p>
          </table:table-cell>
          <table:table-cell table:style-name="ce18" office:value-type="float" office:value="1971" calcext:value-type="float">
            <text:p><text:s text:c="3"/>1,971</text:p>
          </table:table-cell>
          <table:table-cell table:style-name="ce18" office:value-type="float" office:value="4851" calcext:value-type="float">
            <text:p><text:s text:c="3"/>4,851</text:p>
          </table:table-cell>
          <table:table-cell table:style-name="ce18" office:value-type="float" office:value="2719" calcext:value-type="float">
            <text:p><text:s text:c="3"/>2,719</text:p>
          </table:table-cell>
          <table:table-cell table:style-name="ce24" office:value-type="float" office:value="2132" calcext:value-type="float">
            <text:p><text:s text:c="3"/>2,1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德區</text:p>
          </table:table-cell>
          <table:table-cell table:style-name="ce18" office:value-type="float" office:value="27679" calcext:value-type="float">
            <text:p><text:s text:c="3"/>27,679</text:p>
          </table:table-cell>
          <table:table-cell table:style-name="ce18" office:value-type="float" office:value="75545" calcext:value-type="float">
            <text:p><text:s text:c="3"/>75,545</text:p>
          </table:table-cell>
          <table:table-cell table:style-name="ce18" office:value-type="float" office:value="38216" calcext:value-type="float">
            <text:p><text:s text:c="3"/>38,216</text:p>
          </table:table-cell>
          <table:table-cell table:style-name="ce24" office:value-type="float" office:value="37329" calcext:value-type="float">
            <text:p><text:s text:c="3"/>37,3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歸仁區</text:p>
          </table:table-cell>
          <table:table-cell table:style-name="ce18" office:value-type="float" office:value="22796" calcext:value-type="float">
            <text:p><text:s text:c="3"/>22,796</text:p>
          </table:table-cell>
          <table:table-cell table:style-name="ce18" office:value-type="float" office:value="68535" calcext:value-type="float">
            <text:p><text:s text:c="3"/>68,535</text:p>
          </table:table-cell>
          <table:table-cell table:style-name="ce18" office:value-type="float" office:value="34765" calcext:value-type="float">
            <text:p><text:s text:c="3"/>34,765</text:p>
          </table:table-cell>
          <table:table-cell table:style-name="ce24" office:value-type="float" office:value="33770" calcext:value-type="float">
            <text:p><text:s text:c="3"/>33,7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廟區</text:p>
          </table:table-cell>
          <table:table-cell table:style-name="ce18" office:value-type="float" office:value="11149" calcext:value-type="float">
            <text:p><text:s text:c="3"/>11,149</text:p>
          </table:table-cell>
          <table:table-cell table:style-name="ce18" office:value-type="float" office:value="34391" calcext:value-type="float">
            <text:p><text:s text:c="3"/>34,391</text:p>
          </table:table-cell>
          <table:table-cell table:style-name="ce18" office:value-type="float" office:value="17738" calcext:value-type="float">
            <text:p><text:s text:c="3"/>17,738</text:p>
          </table:table-cell>
          <table:table-cell table:style-name="ce24" office:value-type="float" office:value="16653" calcext:value-type="float">
            <text:p><text:s text:c="3"/>16,6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龍崎區</text:p>
          </table:table-cell>
          <table:table-cell table:style-name="ce18" office:value-type="float" office:value="1536" calcext:value-type="float">
            <text:p><text:s text:c="3"/>1,536</text:p>
          </table:table-cell>
          <table:table-cell table:style-name="ce18" office:value-type="float" office:value="4008" calcext:value-type="float">
            <text:p><text:s text:c="3"/>4,008</text:p>
          </table:table-cell>
          <table:table-cell table:style-name="ce18" office:value-type="float" office:value="2157" calcext:value-type="float">
            <text:p><text:s text:c="3"/>2,157</text:p>
          </table:table-cell>
          <table:table-cell table:style-name="ce24" office:value-type="float" office:value="1851" calcext:value-type="float">
            <text:p><text:s text:c="3"/>1,8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康區</text:p>
          </table:table-cell>
          <table:table-cell table:style-name="ce18" office:value-type="float" office:value="84393" calcext:value-type="float">
            <text:p><text:s text:c="3"/>84,393</text:p>
          </table:table-cell>
          <table:table-cell table:style-name="ce18" office:value-type="float" office:value="234211" calcext:value-type="float">
            <text:p><text:s text:c="3"/>234,211</text:p>
          </table:table-cell>
          <table:table-cell table:style-name="ce18" office:value-type="float" office:value="115378" calcext:value-type="float">
            <text:p><text:s text:c="3"/>115,378</text:p>
          </table:table-cell>
          <table:table-cell table:style-name="ce24" office:value-type="float" office:value="118833" calcext:value-type="float">
            <text:p><text:s text:c="3"/>118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1863" calcext:value-type="float">
            <text:p><text:s text:c="3"/>71,863</text:p>
          </table:table-cell>
          <table:table-cell table:style-name="ce18" office:value-type="float" office:value="186596" calcext:value-type="float">
            <text:p><text:s text:c="3"/>186,596</text:p>
          </table:table-cell>
          <table:table-cell table:style-name="ce18" office:value-type="float" office:value="89425" calcext:value-type="float">
            <text:p><text:s text:c="3"/>89,425</text:p>
          </table:table-cell>
          <table:table-cell table:style-name="ce24" office:value-type="float" office:value="97171" calcext:value-type="float">
            <text:p><text:s text:c="3"/>97,1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　區</text:p>
          </table:table-cell>
          <table:table-cell table:style-name="ce18" office:value-type="float" office:value="45760" calcext:value-type="float">
            <text:p><text:s text:c="3"/>45,760</text:p>
          </table:table-cell>
          <table:table-cell table:style-name="ce18" office:value-type="float" office:value="125120" calcext:value-type="float">
            <text:p><text:s text:c="3"/>125,120</text:p>
          </table:table-cell>
          <table:table-cell table:style-name="ce18" office:value-type="float" office:value="61936" calcext:value-type="float">
            <text:p><text:s text:c="3"/>61,936</text:p>
          </table:table-cell>
          <table:table-cell table:style-name="ce24" office:value-type="float" office:value="63184" calcext:value-type="float">
            <text:p><text:s text:c="3"/>63,1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0994" calcext:value-type="float">
            <text:p><text:s text:c="3"/>50,994</text:p>
          </table:table-cell>
          <table:table-cell table:style-name="ce18" office:value-type="float" office:value="132524" calcext:value-type="float">
            <text:p><text:s text:c="3"/>132,524</text:p>
          </table:table-cell>
          <table:table-cell table:style-name="ce18" office:value-type="float" office:value="64389" calcext:value-type="float">
            <text:p><text:s text:c="3"/>64,389</text:p>
          </table:table-cell>
          <table:table-cell table:style-name="ce24" office:value-type="float" office:value="68135" calcext:value-type="float">
            <text:p><text:s text:c="3"/>68,1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南區</text:p>
          </table:table-cell>
          <table:table-cell table:style-name="ce18" office:value-type="float" office:value="63038" calcext:value-type="float">
            <text:p><text:s text:c="3"/>63,038</text:p>
          </table:table-cell>
          <table:table-cell table:style-name="ce18" office:value-type="float" office:value="192346" calcext:value-type="float">
            <text:p><text:s text:c="3"/>192,346</text:p>
          </table:table-cell>
          <table:table-cell table:style-name="ce18" office:value-type="float" office:value="96944" calcext:value-type="float">
            <text:p><text:s text:c="3"/>96,944</text:p>
          </table:table-cell>
          <table:table-cell table:style-name="ce24" office:value-type="float" office:value="95402" calcext:value-type="float">
            <text:p><text:s text:c="3"/>95,4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平區</text:p>
          </table:table-cell>
          <table:table-cell table:style-name="ce18" office:value-type="float" office:value="25714" calcext:value-type="float">
            <text:p><text:s text:c="3"/>25,714</text:p>
          </table:table-cell>
          <table:table-cell table:style-name="ce18" office:value-type="float" office:value="66625" calcext:value-type="float">
            <text:p><text:s text:c="3"/>66,625</text:p>
          </table:table-cell>
          <table:table-cell table:style-name="ce18" office:value-type="float" office:value="31672" calcext:value-type="float">
            <text:p><text:s text:c="3"/>31,672</text:p>
          </table:table-cell>
          <table:table-cell table:style-name="ce24" office:value-type="float" office:value="34953" calcext:value-type="float">
            <text:p><text:s text:c="3"/>34,95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中西區</text:p>
          </table:table-cell>
          <table:table-cell table:style-name="ce19" office:value-type="float" office:value="31390" calcext:value-type="float">
            <text:p><text:s text:c="3"/>31,390</text:p>
          </table:table-cell>
          <table:table-cell table:style-name="ce19" office:value-type="float" office:value="77786" calcext:value-type="float">
            <text:p><text:s text:c="3"/>77,786</text:p>
          </table:table-cell>
          <table:table-cell table:style-name="ce19" office:value-type="float" office:value="37603" calcext:value-type="float">
            <text:p><text:s text:c="3"/>37,603</text:p>
          </table:table-cell>
          <table:table-cell table:style-name="ce25" office:value-type="float" office:value="40183" calcext:value-type="float">
            <text:p><text:s text:c="3"/>40,183</text:p>
          </table:table-cell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高雄市</text:p>
          </table:table-cell>
          <table:table-cell table:style-name="ce17" office:value-type="float" office:value="1093948" calcext:value-type="float">
            <text:p><text:s text:c="3"/>1,093,948</text:p>
          </table:table-cell>
          <table:table-cell table:style-name="ce17" office:value-type="float" office:value="2775318" calcext:value-type="float">
            <text:p><text:s text:c="3"/>2,775,318</text:p>
          </table:table-cell>
          <table:table-cell table:style-name="ce17" office:value-type="float" office:value="1374031" calcext:value-type="float">
            <text:p><text:s text:c="3"/>1,374,031</text:p>
          </table:table-cell>
          <table:table-cell table:style-name="ce23" office:value-type="float" office:value="1401287" calcext:value-type="float">
            <text:p><text:s text:c="3"/>1,401,2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埕區</text:p>
          </table:table-cell>
          <table:table-cell table:style-name="ce18" office:value-type="float" office:value="10772" calcext:value-type="float">
            <text:p><text:s text:c="3"/>10,772</text:p>
          </table:table-cell>
          <table:table-cell table:style-name="ce18" office:value-type="float" office:value="24195" calcext:value-type="float">
            <text:p><text:s text:c="3"/>24,195</text:p>
          </table:table-cell>
          <table:table-cell table:style-name="ce18" office:value-type="float" office:value="11989" calcext:value-type="float">
            <text:p><text:s text:c="3"/>11,989</text:p>
          </table:table-cell>
          <table:table-cell table:style-name="ce24" office:value-type="float" office:value="12206" calcext:value-type="float">
            <text:p><text:s text:c="3"/>12,2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鼓山區</text:p>
          </table:table-cell>
          <table:table-cell table:style-name="ce18" office:value-type="float" office:value="58334" calcext:value-type="float">
            <text:p><text:s text:c="3"/>58,334</text:p>
          </table:table-cell>
          <table:table-cell table:style-name="ce18" office:value-type="float" office:value="139613" calcext:value-type="float">
            <text:p><text:s text:c="3"/>139,613</text:p>
          </table:table-cell>
          <table:table-cell table:style-name="ce18" office:value-type="float" office:value="67309" calcext:value-type="float">
            <text:p><text:s text:c="3"/>67,309</text:p>
          </table:table-cell>
          <table:table-cell table:style-name="ce24" office:value-type="float" office:value="72304" calcext:value-type="float">
            <text:p><text:s text:c="3"/>72,3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左營區</text:p>
          </table:table-cell>
          <table:table-cell table:style-name="ce18" office:value-type="float" office:value="78958" calcext:value-type="float">
            <text:p><text:s text:c="3"/>78,958</text:p>
          </table:table-cell>
          <table:table-cell table:style-name="ce18" office:value-type="float" office:value="196949" calcext:value-type="float">
            <text:p><text:s text:c="3"/>196,949</text:p>
          </table:table-cell>
          <table:table-cell table:style-name="ce18" office:value-type="float" office:value="94704" calcext:value-type="float">
            <text:p><text:s text:c="3"/>94,704</text:p>
          </table:table-cell>
          <table:table-cell table:style-name="ce24" office:value-type="float" office:value="102245" calcext:value-type="float">
            <text:p><text:s text:c="3"/>102,2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楠梓區</text:p>
          </table:table-cell>
          <table:table-cell table:style-name="ce18" office:value-type="float" office:value="70816" calcext:value-type="float">
            <text:p><text:s text:c="3"/>70,816</text:p>
          </table:table-cell>
          <table:table-cell table:style-name="ce18" office:value-type="float" office:value="184295" calcext:value-type="float">
            <text:p><text:s text:c="3"/>184,295</text:p>
          </table:table-cell>
          <table:table-cell table:style-name="ce18" office:value-type="float" office:value="90434" calcext:value-type="float">
            <text:p><text:s text:c="3"/>90,434</text:p>
          </table:table-cell>
          <table:table-cell table:style-name="ce24" office:value-type="float" office:value="93861" calcext:value-type="float">
            <text:p><text:s text:c="3"/>93,8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民區</text:p>
          </table:table-cell>
          <table:table-cell table:style-name="ce18" office:value-type="float" office:value="136910" calcext:value-type="float">
            <text:p><text:s text:c="3"/>136,910</text:p>
          </table:table-cell>
          <table:table-cell table:style-name="ce18" office:value-type="float" office:value="342476" calcext:value-type="float">
            <text:p><text:s text:c="3"/>342,476</text:p>
          </table:table-cell>
          <table:table-cell table:style-name="ce18" office:value-type="float" office:value="165641" calcext:value-type="float">
            <text:p><text:s text:c="3"/>165,641</text:p>
          </table:table-cell>
          <table:table-cell table:style-name="ce24" office:value-type="float" office:value="176835" calcext:value-type="float">
            <text:p><text:s text:c="3"/>176,8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興區</text:p>
          </table:table-cell>
          <table:table-cell table:style-name="ce18" office:value-type="float" office:value="22893" calcext:value-type="float">
            <text:p><text:s text:c="3"/>22,893</text:p>
          </table:table-cell>
          <table:table-cell table:style-name="ce18" office:value-type="float" office:value="51087" calcext:value-type="float">
            <text:p><text:s text:c="3"/>51,087</text:p>
          </table:table-cell>
          <table:table-cell table:style-name="ce18" office:value-type="float" office:value="24535" calcext:value-type="float">
            <text:p><text:s text:c="3"/>24,535</text:p>
          </table:table-cell>
          <table:table-cell table:style-name="ce24" office:value-type="float" office:value="26552" calcext:value-type="float">
            <text:p><text:s text:c="3"/>26,5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金區</text:p>
          </table:table-cell>
          <table:table-cell table:style-name="ce18" office:value-type="float" office:value="12610" calcext:value-type="float">
            <text:p><text:s text:c="3"/>12,610</text:p>
          </table:table-cell>
          <table:table-cell table:style-name="ce18" office:value-type="float" office:value="26916" calcext:value-type="float">
            <text:p><text:s text:c="3"/>26,916</text:p>
          </table:table-cell>
          <table:table-cell table:style-name="ce18" office:value-type="float" office:value="12824" calcext:value-type="float">
            <text:p><text:s text:c="3"/>12,824</text:p>
          </table:table-cell>
          <table:table-cell table:style-name="ce24" office:value-type="float" office:value="14092" calcext:value-type="float">
            <text:p><text:s text:c="3"/>14,0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苓雅區</text:p>
          </table:table-cell>
          <table:table-cell table:style-name="ce18" office:value-type="float" office:value="72146" calcext:value-type="float">
            <text:p><text:s text:c="3"/>72,146</text:p>
          </table:table-cell>
          <table:table-cell table:style-name="ce18" office:value-type="float" office:value="170678" calcext:value-type="float">
            <text:p><text:s text:c="3"/>170,678</text:p>
          </table:table-cell>
          <table:table-cell table:style-name="ce18" office:value-type="float" office:value="82110" calcext:value-type="float">
            <text:p><text:s text:c="3"/>82,110</text:p>
          </table:table-cell>
          <table:table-cell table:style-name="ce24" office:value-type="float" office:value="88568" calcext:value-type="float">
            <text:p><text:s text:c="3"/>88,5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前鎮區</text:p>
          </table:table-cell>
          <table:table-cell table:style-name="ce18" office:value-type="float" office:value="78722" calcext:value-type="float">
            <text:p><text:s text:c="3"/>78,722</text:p>
          </table:table-cell>
          <table:table-cell table:style-name="ce18" office:value-type="float" office:value="189263" calcext:value-type="float">
            <text:p><text:s text:c="3"/>189,263</text:p>
          </table:table-cell>
          <table:table-cell table:style-name="ce18" office:value-type="float" office:value="92973" calcext:value-type="float">
            <text:p><text:s text:c="3"/>92,973</text:p>
          </table:table-cell>
          <table:table-cell table:style-name="ce24" office:value-type="float" office:value="96290" calcext:value-type="float">
            <text:p><text:s text:c="3"/>96,2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津區</text:p>
          </table:table-cell>
          <table:table-cell table:style-name="ce18" office:value-type="float" office:value="11108" calcext:value-type="float">
            <text:p><text:s text:c="3"/>11,108</text:p>
          </table:table-cell>
          <table:table-cell table:style-name="ce18" office:value-type="float" office:value="28685" calcext:value-type="float">
            <text:p><text:s text:c="3"/>28,685</text:p>
          </table:table-cell>
          <table:table-cell table:style-name="ce18" office:value-type="float" office:value="14782" calcext:value-type="float">
            <text:p><text:s text:c="3"/>14,782</text:p>
          </table:table-cell>
          <table:table-cell table:style-name="ce24" office:value-type="float" office:value="13903" calcext:value-type="float">
            <text:p><text:s text:c="3"/>13,9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小港區</text:p>
          </table:table-cell>
          <table:table-cell table:style-name="ce18" office:value-type="float" office:value="68208" calcext:value-type="float">
            <text:p><text:s text:c="3"/>68,208</text:p>
          </table:table-cell>
          <table:table-cell table:style-name="ce18" office:value-type="float" office:value="157530" calcext:value-type="float">
            <text:p><text:s text:c="3"/>157,530</text:p>
          </table:table-cell>
          <table:table-cell table:style-name="ce18" office:value-type="float" office:value="78243" calcext:value-type="float">
            <text:p><text:s text:c="3"/>78,243</text:p>
          </table:table-cell>
          <table:table-cell table:style-name="ce24" office:value-type="float" office:value="79287" calcext:value-type="float">
            <text:p><text:s text:c="3"/>79,2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山區</text:p>
          </table:table-cell>
          <table:table-cell table:style-name="ce18" office:value-type="float" office:value="141040" calcext:value-type="float">
            <text:p><text:s text:c="3"/>141,040</text:p>
          </table:table-cell>
          <table:table-cell table:style-name="ce18" office:value-type="float" office:value="359049" calcext:value-type="float">
            <text:p><text:s text:c="3"/>359,049</text:p>
          </table:table-cell>
          <table:table-cell table:style-name="ce18" office:value-type="float" office:value="176016" calcext:value-type="float">
            <text:p><text:s text:c="3"/>176,016</text:p>
          </table:table-cell>
          <table:table-cell table:style-name="ce24" office:value-type="float" office:value="183033" calcext:value-type="float">
            <text:p><text:s text:c="3"/>183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園區</text:p>
          </table:table-cell>
          <table:table-cell table:style-name="ce18" office:value-type="float" office:value="25966" calcext:value-type="float">
            <text:p><text:s text:c="3"/>25,966</text:p>
          </table:table-cell>
          <table:table-cell table:style-name="ce18" office:value-type="float" office:value="70055" calcext:value-type="float">
            <text:p><text:s text:c="3"/>70,055</text:p>
          </table:table-cell>
          <table:table-cell table:style-name="ce18" office:value-type="float" office:value="35384" calcext:value-type="float">
            <text:p><text:s text:c="3"/>35,384</text:p>
          </table:table-cell>
          <table:table-cell table:style-name="ce24" office:value-type="float" office:value="34671" calcext:value-type="float">
            <text:p><text:s text:c="3"/>34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寮區</text:p>
          </table:table-cell>
          <table:table-cell table:style-name="ce18" office:value-type="float" office:value="42328" calcext:value-type="float">
            <text:p><text:s text:c="3"/>42,328</text:p>
          </table:table-cell>
          <table:table-cell table:style-name="ce18" office:value-type="float" office:value="112384" calcext:value-type="float">
            <text:p><text:s text:c="3"/>112,384</text:p>
          </table:table-cell>
          <table:table-cell table:style-name="ce18" office:value-type="float" office:value="57457" calcext:value-type="float">
            <text:p><text:s text:c="3"/>57,457</text:p>
          </table:table-cell>
          <table:table-cell table:style-name="ce24" office:value-type="float" office:value="54927" calcext:value-type="float">
            <text:p><text:s text:c="3"/>54,9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樹區</text:p>
          </table:table-cell>
          <table:table-cell table:style-name="ce18" office:value-type="float" office:value="13625" calcext:value-type="float">
            <text:p><text:s text:c="3"/>13,625</text:p>
          </table:table-cell>
          <table:table-cell table:style-name="ce18" office:value-type="float" office:value="42688" calcext:value-type="float">
            <text:p><text:s text:c="3"/>42,688</text:p>
          </table:table-cell>
          <table:table-cell table:style-name="ce18" office:value-type="float" office:value="21858" calcext:value-type="float">
            <text:p><text:s text:c="3"/>21,858</text:p>
          </table:table-cell>
          <table:table-cell table:style-name="ce24" office:value-type="float" office:value="20830" calcext:value-type="float">
            <text:p><text:s text:c="3"/>20,83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社區</text:p>
          </table:table-cell>
          <table:table-cell table:style-name="ce18" office:value-type="float" office:value="13082" calcext:value-type="float">
            <text:p><text:s text:c="3"/>13,082</text:p>
          </table:table-cell>
          <table:table-cell table:style-name="ce18" office:value-type="float" office:value="34656" calcext:value-type="float">
            <text:p><text:s text:c="3"/>34,656</text:p>
          </table:table-cell>
          <table:table-cell table:style-name="ce18" office:value-type="float" office:value="17581" calcext:value-type="float">
            <text:p><text:s text:c="3"/>17,581</text:p>
          </table:table-cell>
          <table:table-cell table:style-name="ce24" office:value-type="float" office:value="17075" calcext:value-type="float">
            <text:p><text:s text:c="3"/>17,0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武區</text:p>
          </table:table-cell>
          <table:table-cell table:style-name="ce18" office:value-type="float" office:value="33412" calcext:value-type="float">
            <text:p><text:s text:c="3"/>33,412</text:p>
          </table:table-cell>
          <table:table-cell table:style-name="ce18" office:value-type="float" office:value="86435" calcext:value-type="float">
            <text:p><text:s text:c="3"/>86,435</text:p>
          </table:table-cell>
          <table:table-cell table:style-name="ce18" office:value-type="float" office:value="43867" calcext:value-type="float">
            <text:p><text:s text:c="3"/>43,867</text:p>
          </table:table-cell>
          <table:table-cell table:style-name="ce24" office:value-type="float" office:value="42568" calcext:value-type="float">
            <text:p><text:s text:c="3"/>42,5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鳥松區</text:p>
          </table:table-cell>
          <table:table-cell table:style-name="ce18" office:value-type="float" office:value="18336" calcext:value-type="float">
            <text:p><text:s text:c="3"/>18,336</text:p>
          </table:table-cell>
          <table:table-cell table:style-name="ce18" office:value-type="float" office:value="44258" calcext:value-type="float">
            <text:p><text:s text:c="3"/>44,258</text:p>
          </table:table-cell>
          <table:table-cell table:style-name="ce18" office:value-type="float" office:value="22384" calcext:value-type="float">
            <text:p><text:s text:c="3"/>22,384</text:p>
          </table:table-cell>
          <table:table-cell table:style-name="ce24" office:value-type="float" office:value="21874" calcext:value-type="float">
            <text:p><text:s text:c="3"/>21,8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岡山區</text:p>
          </table:table-cell>
          <table:table-cell table:style-name="ce18" office:value-type="float" office:value="34936" calcext:value-type="float">
            <text:p><text:s text:c="3"/>34,936</text:p>
          </table:table-cell>
          <table:table-cell table:style-name="ce18" office:value-type="float" office:value="97249" calcext:value-type="float">
            <text:p><text:s text:c="3"/>97,249</text:p>
          </table:table-cell>
          <table:table-cell table:style-name="ce18" office:value-type="float" office:value="48226" calcext:value-type="float">
            <text:p><text:s text:c="3"/>48,226</text:p>
          </table:table-cell>
          <table:table-cell table:style-name="ce24" office:value-type="float" office:value="49023" calcext:value-type="float">
            <text:p><text:s text:c="3"/>49,0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橋頭區</text:p>
          </table:table-cell>
          <table:table-cell table:style-name="ce18" office:value-type="float" office:value="13685" calcext:value-type="float">
            <text:p><text:s text:c="3"/>13,685</text:p>
          </table:table-cell>
          <table:table-cell table:style-name="ce18" office:value-type="float" office:value="37625" calcext:value-type="float">
            <text:p><text:s text:c="3"/>37,625</text:p>
          </table:table-cell>
          <table:table-cell table:style-name="ce18" office:value-type="float" office:value="19075" calcext:value-type="float">
            <text:p><text:s text:c="3"/>19,075</text:p>
          </table:table-cell>
          <table:table-cell table:style-name="ce24" office:value-type="float" office:value="18550" calcext:value-type="float">
            <text:p><text:s text:c="3"/>18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燕巢區</text:p>
          </table:table-cell>
          <table:table-cell table:style-name="ce18" office:value-type="float" office:value="10570" calcext:value-type="float">
            <text:p><text:s text:c="3"/>10,570</text:p>
          </table:table-cell>
          <table:table-cell table:style-name="ce18" office:value-type="float" office:value="29844" calcext:value-type="float">
            <text:p><text:s text:c="3"/>29,844</text:p>
          </table:table-cell>
          <table:table-cell table:style-name="ce18" office:value-type="float" office:value="15720" calcext:value-type="float">
            <text:p><text:s text:c="3"/>15,720</text:p>
          </table:table-cell>
          <table:table-cell table:style-name="ce24" office:value-type="float" office:value="14124" calcext:value-type="float">
            <text:p><text:s text:c="3"/>14,1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寮區</text:p>
          </table:table-cell>
          <table:table-cell table:style-name="ce18" office:value-type="float" office:value="3259" calcext:value-type="float">
            <text:p><text:s text:c="3"/>3,259</text:p>
          </table:table-cell>
          <table:table-cell table:style-name="ce18" office:value-type="float" office:value="7204" calcext:value-type="float">
            <text:p><text:s text:c="3"/>7,204</text:p>
          </table:table-cell>
          <table:table-cell table:style-name="ce18" office:value-type="float" office:value="3979" calcext:value-type="float">
            <text:p><text:s text:c="3"/>3,979</text:p>
          </table:table-cell>
          <table:table-cell table:style-name="ce24" office:value-type="float" office:value="3225" calcext:value-type="float">
            <text:p><text:s text:c="3"/>3,2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阿蓮區</text:p>
          </table:table-cell>
          <table:table-cell table:style-name="ce18" office:value-type="float" office:value="9412" calcext:value-type="float">
            <text:p><text:s text:c="3"/>9,412</text:p>
          </table:table-cell>
          <table:table-cell table:style-name="ce18" office:value-type="float" office:value="28750" calcext:value-type="float">
            <text:p><text:s text:c="3"/>28,750</text:p>
          </table:table-cell>
          <table:table-cell table:style-name="ce18" office:value-type="float" office:value="14521" calcext:value-type="float">
            <text:p><text:s text:c="3"/>14,521</text:p>
          </table:table-cell>
          <table:table-cell table:style-name="ce24" office:value-type="float" office:value="14229" calcext:value-type="float">
            <text:p><text:s text:c="3"/>14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路竹區</text:p>
          </table:table-cell>
          <table:table-cell table:style-name="ce18" office:value-type="float" office:value="17080" calcext:value-type="float">
            <text:p><text:s text:c="3"/>17,080</text:p>
          </table:table-cell>
          <table:table-cell table:style-name="ce18" office:value-type="float" office:value="52638" calcext:value-type="float">
            <text:p><text:s text:c="3"/>52,638</text:p>
          </table:table-cell>
          <table:table-cell table:style-name="ce18" office:value-type="float" office:value="26857" calcext:value-type="float">
            <text:p><text:s text:c="3"/>26,857</text:p>
          </table:table-cell>
          <table:table-cell table:style-name="ce24" office:value-type="float" office:value="25781" calcext:value-type="float">
            <text:p><text:s text:c="3"/>25,7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內區</text:p>
          </table:table-cell>
          <table:table-cell table:style-name="ce18" office:value-type="float" office:value="10931" calcext:value-type="float">
            <text:p><text:s text:c="3"/>10,931</text:p>
          </table:table-cell>
          <table:table-cell table:style-name="ce18" office:value-type="float" office:value="29835" calcext:value-type="float">
            <text:p><text:s text:c="3"/>29,835</text:p>
          </table:table-cell>
          <table:table-cell table:style-name="ce18" office:value-type="float" office:value="15232" calcext:value-type="float">
            <text:p><text:s text:c="3"/>15,232</text:p>
          </table:table-cell>
          <table:table-cell table:style-name="ce24" office:value-type="float" office:value="14603" calcext:value-type="float">
            <text:p><text:s text:c="3"/>14,6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茄萣區</text:p>
          </table:table-cell>
          <table:table-cell table:style-name="ce18" office:value-type="float" office:value="10526" calcext:value-type="float">
            <text:p><text:s text:c="3"/>10,526</text:p>
          </table:table-cell>
          <table:table-cell table:style-name="ce18" office:value-type="float" office:value="30082" calcext:value-type="float">
            <text:p><text:s text:c="3"/>30,082</text:p>
          </table:table-cell>
          <table:table-cell table:style-name="ce18" office:value-type="float" office:value="15489" calcext:value-type="float">
            <text:p><text:s text:c="3"/>15,489</text:p>
          </table:table-cell>
          <table:table-cell table:style-name="ce24" office:value-type="float" office:value="14593" calcext:value-type="float">
            <text:p><text:s text:c="3"/>14,5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安區</text:p>
          </table:table-cell>
          <table:table-cell table:style-name="ce18" office:value-type="float" office:value="5736" calcext:value-type="float">
            <text:p><text:s text:c="3"/>5,736</text:p>
          </table:table-cell>
          <table:table-cell table:style-name="ce18" office:value-type="float" office:value="13916" calcext:value-type="float">
            <text:p><text:s text:c="3"/>13,916</text:p>
          </table:table-cell>
          <table:table-cell table:style-name="ce18" office:value-type="float" office:value="6997" calcext:value-type="float">
            <text:p><text:s text:c="3"/>6,997</text:p>
          </table:table-cell>
          <table:table-cell table:style-name="ce24" office:value-type="float" office:value="6919" calcext:value-type="float">
            <text:p><text:s text:c="3"/>6,9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彌陀區</text:p>
          </table:table-cell>
          <table:table-cell table:style-name="ce18" office:value-type="float" office:value="6778" calcext:value-type="float">
            <text:p><text:s text:c="3"/>6,778</text:p>
          </table:table-cell>
          <table:table-cell table:style-name="ce18" office:value-type="float" office:value="19320" calcext:value-type="float">
            <text:p><text:s text:c="3"/>19,320</text:p>
          </table:table-cell>
          <table:table-cell table:style-name="ce18" office:value-type="float" office:value="9919" calcext:value-type="float">
            <text:p><text:s text:c="3"/>9,919</text:p>
          </table:table-cell>
          <table:table-cell table:style-name="ce24" office:value-type="float" office:value="9401" calcext:value-type="float">
            <text:p><text:s text:c="3"/>9,4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梓官區</text:p>
          </table:table-cell>
          <table:table-cell table:style-name="ce18" office:value-type="float" office:value="12652" calcext:value-type="float">
            <text:p><text:s text:c="3"/>12,652</text:p>
          </table:table-cell>
          <table:table-cell table:style-name="ce18" office:value-type="float" office:value="35990" calcext:value-type="float">
            <text:p><text:s text:c="3"/>35,990</text:p>
          </table:table-cell>
          <table:table-cell table:style-name="ce18" office:value-type="float" office:value="18508" calcext:value-type="float">
            <text:p><text:s text:c="3"/>18,508</text:p>
          </table:table-cell>
          <table:table-cell table:style-name="ce24" office:value-type="float" office:value="17482" calcext:value-type="float">
            <text:p><text:s text:c="3"/>17,4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旗山區</text:p>
          </table:table-cell>
          <table:table-cell table:style-name="ce18" office:value-type="float" office:value="13756" calcext:value-type="float">
            <text:p><text:s text:c="3"/>13,756</text:p>
          </table:table-cell>
          <table:table-cell table:style-name="ce18" office:value-type="float" office:value="36835" calcext:value-type="float">
            <text:p><text:s text:c="3"/>36,835</text:p>
          </table:table-cell>
          <table:table-cell table:style-name="ce18" office:value-type="float" office:value="19033" calcext:value-type="float">
            <text:p><text:s text:c="3"/>19,033</text:p>
          </table:table-cell>
          <table:table-cell table:style-name="ce24" office:value-type="float" office:value="17802" calcext:value-type="float">
            <text:p><text:s text:c="3"/>17,8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美濃區</text:p>
          </table:table-cell>
          <table:table-cell table:style-name="ce18" office:value-type="float" office:value="14772" calcext:value-type="float">
            <text:p><text:s text:c="3"/>14,772</text:p>
          </table:table-cell>
          <table:table-cell table:style-name="ce18" office:value-type="float" office:value="39858" calcext:value-type="float">
            <text:p><text:s text:c="3"/>39,858</text:p>
          </table:table-cell>
          <table:table-cell table:style-name="ce18" office:value-type="float" office:value="20899" calcext:value-type="float">
            <text:p><text:s text:c="3"/>20,899</text:p>
          </table:table-cell>
          <table:table-cell table:style-name="ce24" office:value-type="float" office:value="18959" calcext:value-type="float">
            <text:p><text:s text:c="3"/>18,9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龜區</text:p>
          </table:table-cell>
          <table:table-cell table:style-name="ce18" office:value-type="float" office:value="5545" calcext:value-type="float">
            <text:p><text:s text:c="3"/>5,545</text:p>
          </table:table-cell>
          <table:table-cell table:style-name="ce18" office:value-type="float" office:value="12965" calcext:value-type="float">
            <text:p><text:s text:c="3"/>12,965</text:p>
          </table:table-cell>
          <table:table-cell table:style-name="ce18" office:value-type="float" office:value="6984" calcext:value-type="float">
            <text:p><text:s text:c="3"/>6,984</text:p>
          </table:table-cell>
          <table:table-cell table:style-name="ce24" office:value-type="float" office:value="5981" calcext:value-type="float">
            <text:p><text:s text:c="3"/>5,9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甲仙區</text:p>
          </table:table-cell>
          <table:table-cell table:style-name="ce18" office:value-type="float" office:value="2311" calcext:value-type="float">
            <text:p><text:s text:c="3"/>2,311</text:p>
          </table:table-cell>
          <table:table-cell table:style-name="ce18" office:value-type="float" office:value="6085" calcext:value-type="float">
            <text:p><text:s text:c="3"/>6,085</text:p>
          </table:table-cell>
          <table:table-cell table:style-name="ce18" office:value-type="float" office:value="3236" calcext:value-type="float">
            <text:p><text:s text:c="3"/>3,236</text:p>
          </table:table-cell>
          <table:table-cell table:style-name="ce24" office:value-type="float" office:value="2849" calcext:value-type="float">
            <text:p><text:s text:c="3"/>2,84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杉林區</text:p>
          </table:table-cell>
          <table:table-cell table:style-name="ce18" office:value-type="float" office:value="4809" calcext:value-type="float">
            <text:p><text:s text:c="3"/>4,809</text:p>
          </table:table-cell>
          <table:table-cell table:style-name="ce18" office:value-type="float" office:value="11936" calcext:value-type="float">
            <text:p><text:s text:c="3"/>11,936</text:p>
          </table:table-cell>
          <table:table-cell table:style-name="ce18" office:value-type="float" office:value="6515" calcext:value-type="float">
            <text:p><text:s text:c="3"/>6,515</text:p>
          </table:table-cell>
          <table:table-cell table:style-name="ce24" office:value-type="float" office:value="5421" calcext:value-type="float">
            <text:p><text:s text:c="3"/>5,421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內門區</text:p>
          </table:table-cell>
          <table:table-cell table:style-name="ce18" office:value-type="float" office:value="5125" calcext:value-type="float">
            <text:p><text:s text:c="3"/>5,125</text:p>
          </table:table-cell>
          <table:table-cell table:style-name="ce18" office:value-type="float" office:value="14538" calcext:value-type="float">
            <text:p><text:s text:c="3"/>14,538</text:p>
          </table:table-cell>
          <table:table-cell table:style-name="ce18" office:value-type="float" office:value="7865" calcext:value-type="float">
            <text:p><text:s text:c="3"/>7,865</text:p>
          </table:table-cell>
          <table:table-cell table:style-name="ce24" office:value-type="float" office:value="6673" calcext:value-type="float">
            <text:p><text:s text:c="3"/>6,673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茂林區</text:p>
          </table:table-cell>
          <table:table-cell table:style-name="ce18" office:value-type="float" office:value="597" calcext:value-type="float">
            <text:p><text:s text:c="3"/>597</text:p>
          </table:table-cell>
          <table:table-cell table:style-name="ce18" office:value-type="float" office:value="1971" calcext:value-type="float">
            <text:p><text:s text:c="3"/>1,971</text:p>
          </table:table-cell>
          <table:table-cell table:style-name="ce18" office:value-type="float" office:value="992" calcext:value-type="float">
            <text:p><text:s text:c="3"/>992</text:p>
          </table:table-cell>
          <table:table-cell table:style-name="ce24" office:value-type="float" office:value="979" calcext:value-type="float">
            <text:p><text:s text:c="3"/>979</text:p>
          </table:table-cell>
          <table:table-cell table:number-columns-repeated="1019"/>
        </table:table-row>
        <table:table-row table:style-name="ro7">
          <table:table-cell table:style-name="ce28" office:value-type="string" calcext:value-type="string">
            <text:p>※桃源區</text:p>
          </table:table-cell>
          <table:table-cell table:style-name="ce18" office:value-type="float" office:value="1359" calcext:value-type="float">
            <text:p><text:s text:c="3"/>1,359</text:p>
          </table:table-cell>
          <table:table-cell table:style-name="ce18" office:value-type="float" office:value="4326" calcext:value-type="float">
            <text:p><text:s text:c="3"/>4,326</text:p>
          </table:table-cell>
          <table:table-cell table:style-name="ce18" office:value-type="float" office:value="2279" calcext:value-type="float">
            <text:p><text:s text:c="3"/>2,279</text:p>
          </table:table-cell>
          <table:table-cell table:style-name="ce24" office:value-type="float" office:value="2047" calcext:value-type="float">
            <text:p><text:s text:c="3"/>2,047</text:p>
          </table:table-cell>
          <table:table-cell table:number-columns-repeated="1019"/>
        </table:table-row>
        <table:table-row table:style-name="ro7">
          <table:table-cell table:style-name="ce29" office:value-type="string" calcext:value-type="string">
            <text:p>※那瑪夏區</text:p>
          </table:table-cell>
          <table:table-cell table:style-name="ce19" office:value-type="float" office:value="843" calcext:value-type="float">
            <text:p><text:s text:c="3"/>843</text:p>
          </table:table-cell>
          <table:table-cell table:style-name="ce19" office:value-type="float" office:value="3139" calcext:value-type="float">
            <text:p><text:s text:c="3"/>3,139</text:p>
          </table:table-cell>
          <table:table-cell table:style-name="ce19" office:value-type="float" office:value="1614" calcext:value-type="float">
            <text:p><text:s text:c="3"/>1,614</text:p>
          </table:table-cell>
          <table:table-cell table:style-name="ce25" office:value-type="float" office:value="1525" calcext:value-type="float">
            <text:p><text:s text:c="3"/>1,525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style-name="ce38" table:number-columns-repeated="1019"/>
        </table:table-row>
        <table:table-row table:style-name="ro4">
          <table:table-cell table:style-name="ce27" office:value-type="string" calcext:value-type="string">
            <text:p>宜蘭縣</text:p>
          </table:table-cell>
          <table:table-cell table:style-name="ce17" office:value-type="float" office:value="168694" calcext:value-type="float">
            <text:p><text:s text:c="3"/>168,694</text:p>
          </table:table-cell>
          <table:table-cell table:style-name="ce17" office:value-type="float" office:value="456066" calcext:value-type="float">
            <text:p><text:s text:c="3"/>456,066</text:p>
          </table:table-cell>
          <table:table-cell table:style-name="ce17" office:value-type="float" office:value="230624" calcext:value-type="float">
            <text:p><text:s text:c="3"/>230,624</text:p>
          </table:table-cell>
          <table:table-cell table:style-name="ce23" office:value-type="float" office:value="225442" calcext:value-type="float">
            <text:p><text:s text:c="3"/>225,4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宜蘭市</text:p>
          </table:table-cell>
          <table:table-cell table:style-name="ce18" office:value-type="float" office:value="36384" calcext:value-type="float">
            <text:p><text:s text:c="3"/>36,384</text:p>
          </table:table-cell>
          <table:table-cell table:style-name="ce18" office:value-type="float" office:value="95919" calcext:value-type="float">
            <text:p><text:s text:c="3"/>95,919</text:p>
          </table:table-cell>
          <table:table-cell table:style-name="ce18" office:value-type="float" office:value="46753" calcext:value-type="float">
            <text:p><text:s text:c="3"/>46,753</text:p>
          </table:table-cell>
          <table:table-cell table:style-name="ce24" office:value-type="float" office:value="49166" calcext:value-type="float">
            <text:p><text:s text:c="3"/>49,16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羅東鎮</text:p>
          </table:table-cell>
          <table:table-cell table:style-name="ce18" office:value-type="float" office:value="26440" calcext:value-type="float">
            <text:p><text:s text:c="3"/>26,440</text:p>
          </table:table-cell>
          <table:table-cell table:style-name="ce18" office:value-type="float" office:value="72509" calcext:value-type="float">
            <text:p><text:s text:c="3"/>72,509</text:p>
          </table:table-cell>
          <table:table-cell table:style-name="ce18" office:value-type="float" office:value="34361" calcext:value-type="float">
            <text:p><text:s text:c="3"/>34,361</text:p>
          </table:table-cell>
          <table:table-cell table:style-name="ce24" office:value-type="float" office:value="38148" calcext:value-type="float">
            <text:p><text:s text:c="3"/>38,14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蘇澳鎮</text:p>
          </table:table-cell>
          <table:table-cell table:style-name="ce18" office:value-type="float" office:value="14179" calcext:value-type="float">
            <text:p><text:s text:c="3"/>14,179</text:p>
          </table:table-cell>
          <table:table-cell table:style-name="ce18" office:value-type="float" office:value="39981" calcext:value-type="float">
            <text:p><text:s text:c="3"/>39,981</text:p>
          </table:table-cell>
          <table:table-cell table:style-name="ce18" office:value-type="float" office:value="20356" calcext:value-type="float">
            <text:p><text:s text:c="3"/>20,356</text:p>
          </table:table-cell>
          <table:table-cell table:style-name="ce24" office:value-type="float" office:value="19625" calcext:value-type="float">
            <text:p><text:s text:c="3"/>19,6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城鎮</text:p>
          </table:table-cell>
          <table:table-cell table:style-name="ce18" office:value-type="float" office:value="10236" calcext:value-type="float">
            <text:p><text:s text:c="3"/>10,236</text:p>
          </table:table-cell>
          <table:table-cell table:style-name="ce18" office:value-type="float" office:value="29246" calcext:value-type="float">
            <text:p><text:s text:c="3"/>29,246</text:p>
          </table:table-cell>
          <table:table-cell table:style-name="ce18" office:value-type="float" office:value="15069" calcext:value-type="float">
            <text:p><text:s text:c="3"/>15,069</text:p>
          </table:table-cell>
          <table:table-cell table:style-name="ce24" office:value-type="float" office:value="14177" calcext:value-type="float">
            <text:p><text:s text:c="3"/>14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礁溪鄉</text:p>
          </table:table-cell>
          <table:table-cell table:style-name="ce18" office:value-type="float" office:value="14069" calcext:value-type="float">
            <text:p><text:s text:c="3"/>14,069</text:p>
          </table:table-cell>
          <table:table-cell table:style-name="ce18" office:value-type="float" office:value="35653" calcext:value-type="float">
            <text:p><text:s text:c="3"/>35,653</text:p>
          </table:table-cell>
          <table:table-cell table:style-name="ce18" office:value-type="float" office:value="18538" calcext:value-type="float">
            <text:p><text:s text:c="3"/>18,538</text:p>
          </table:table-cell>
          <table:table-cell table:style-name="ce24" office:value-type="float" office:value="17115" calcext:value-type="float">
            <text:p><text:s text:c="3"/>17,11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壯圍鄉</text:p>
          </table:table-cell>
          <table:table-cell table:style-name="ce18" office:value-type="float" office:value="8863" calcext:value-type="float">
            <text:p><text:s text:c="3"/>8,863</text:p>
          </table:table-cell>
          <table:table-cell table:style-name="ce18" office:value-type="float" office:value="24245" calcext:value-type="float">
            <text:p><text:s text:c="3"/>24,245</text:p>
          </table:table-cell>
          <table:table-cell table:style-name="ce18" office:value-type="float" office:value="12816" calcext:value-type="float">
            <text:p><text:s text:c="3"/>12,816</text:p>
          </table:table-cell>
          <table:table-cell table:style-name="ce24" office:value-type="float" office:value="11429" calcext:value-type="float">
            <text:p><text:s text:c="3"/>11,4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山鄉</text:p>
          </table:table-cell>
          <table:table-cell table:style-name="ce18" office:value-type="float" office:value="11726" calcext:value-type="float">
            <text:p><text:s text:c="3"/>11,726</text:p>
          </table:table-cell>
          <table:table-cell table:style-name="ce18" office:value-type="float" office:value="32371" calcext:value-type="float">
            <text:p><text:s text:c="3"/>32,371</text:p>
          </table:table-cell>
          <table:table-cell table:style-name="ce18" office:value-type="float" office:value="17166" calcext:value-type="float">
            <text:p><text:s text:c="3"/>17,166</text:p>
          </table:table-cell>
          <table:table-cell table:style-name="ce24" office:value-type="float" office:value="15205" calcext:value-type="float">
            <text:p><text:s text:c="3"/>15,2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冬山鄉</text:p>
          </table:table-cell>
          <table:table-cell table:style-name="ce18" office:value-type="float" office:value="19318" calcext:value-type="float">
            <text:p><text:s text:c="3"/>19,318</text:p>
          </table:table-cell>
          <table:table-cell table:style-name="ce18" office:value-type="float" office:value="52990" calcext:value-type="float">
            <text:p><text:s text:c="3"/>52,990</text:p>
          </table:table-cell>
          <table:table-cell table:style-name="ce18" office:value-type="float" office:value="27167" calcext:value-type="float">
            <text:p><text:s text:c="3"/>27,167</text:p>
          </table:table-cell>
          <table:table-cell table:style-name="ce24" office:value-type="float" office:value="25823" calcext:value-type="float">
            <text:p><text:s text:c="3"/>25,82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五結鄉</text:p>
          </table:table-cell>
          <table:table-cell table:style-name="ce18" office:value-type="float" office:value="15007" calcext:value-type="float">
            <text:p><text:s text:c="3"/>15,007</text:p>
          </table:table-cell>
          <table:table-cell table:style-name="ce18" office:value-type="float" office:value="39575" calcext:value-type="float">
            <text:p><text:s text:c="3"/>39,575</text:p>
          </table:table-cell>
          <table:table-cell table:style-name="ce18" office:value-type="float" office:value="20443" calcext:value-type="float">
            <text:p><text:s text:c="3"/>20,443</text:p>
          </table:table-cell>
          <table:table-cell table:style-name="ce24" office:value-type="float" office:value="19132" calcext:value-type="float">
            <text:p><text:s text:c="3"/>19,1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星鄉</text:p>
          </table:table-cell>
          <table:table-cell table:style-name="ce18" office:value-type="float" office:value="8592" calcext:value-type="float">
            <text:p><text:s text:c="3"/>8,592</text:p>
          </table:table-cell>
          <table:table-cell table:style-name="ce18" office:value-type="float" office:value="21405" calcext:value-type="float">
            <text:p><text:s text:c="3"/>21,405</text:p>
          </table:table-cell>
          <table:table-cell table:style-name="ce18" office:value-type="float" office:value="11527" calcext:value-type="float">
            <text:p><text:s text:c="3"/>11,527</text:p>
          </table:table-cell>
          <table:table-cell table:style-name="ce24" office:value-type="float" office:value="9878" calcext:value-type="float">
            <text:p><text:s text:c="3"/>9,8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大同鄉</text:p>
          </table:table-cell>
          <table:table-cell table:style-name="ce18" office:value-type="float" office:value="1906" calcext:value-type="float">
            <text:p><text:s text:c="3"/>1,906</text:p>
          </table:table-cell>
          <table:table-cell table:style-name="ce18" office:value-type="float" office:value="6184" calcext:value-type="float">
            <text:p><text:s text:c="3"/>6,184</text:p>
          </table:table-cell>
          <table:table-cell table:style-name="ce18" office:value-type="float" office:value="3314" calcext:value-type="float">
            <text:p><text:s text:c="3"/>3,314</text:p>
          </table:table-cell>
          <table:table-cell table:style-name="ce24" office:value-type="float" office:value="2870" calcext:value-type="float">
            <text:p><text:s text:c="3"/>2,87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南澳鄉</text:p>
          </table:table-cell>
          <table:table-cell table:style-name="ce19" office:value-type="float" office:value="1974" calcext:value-type="float">
            <text:p><text:s text:c="3"/>1,974</text:p>
          </table:table-cell>
          <table:table-cell table:style-name="ce19" office:value-type="float" office:value="5988" calcext:value-type="float">
            <text:p><text:s text:c="3"/>5,988</text:p>
          </table:table-cell>
          <table:table-cell table:style-name="ce19" office:value-type="float" office:value="3114" calcext:value-type="float">
            <text:p><text:s text:c="3"/>3,114</text:p>
          </table:table-cell>
          <table:table-cell table:style-name="ce25" office:value-type="float" office:value="2874" calcext:value-type="float">
            <text:p><text:s text:c="3"/>2,87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縣</text:p>
          </table:table-cell>
          <table:table-cell table:style-name="ce17" office:value-type="float" office:value="192145" calcext:value-type="float">
            <text:p><text:s text:c="3"/>192,145</text:p>
          </table:table-cell>
          <table:table-cell table:style-name="ce17" office:value-type="float" office:value="553250" calcext:value-type="float">
            <text:p><text:s text:c="3"/>553,250</text:p>
          </table:table-cell>
          <table:table-cell table:style-name="ce17" office:value-type="float" office:value="282649" calcext:value-type="float">
            <text:p><text:s text:c="3"/>282,649</text:p>
          </table:table-cell>
          <table:table-cell table:style-name="ce23" office:value-type="float" office:value="270601" calcext:value-type="float">
            <text:p><text:s text:c="3"/>270,6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北市</text:p>
          </table:table-cell>
          <table:table-cell table:style-name="ce18" office:value-type="float" office:value="66346" calcext:value-type="float">
            <text:p><text:s text:c="3"/>66,346</text:p>
          </table:table-cell>
          <table:table-cell table:style-name="ce18" office:value-type="float" office:value="183326" calcext:value-type="float">
            <text:p><text:s text:c="3"/>183,326</text:p>
          </table:table-cell>
          <table:table-cell table:style-name="ce18" office:value-type="float" office:value="91269" calcext:value-type="float">
            <text:p><text:s text:c="3"/>91,269</text:p>
          </table:table-cell>
          <table:table-cell table:style-name="ce24" office:value-type="float" office:value="92057" calcext:value-type="float">
            <text:p><text:s text:c="3"/>92,05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西鎮</text:p>
          </table:table-cell>
          <table:table-cell table:style-name="ce18" office:value-type="float" office:value="9396" calcext:value-type="float">
            <text:p><text:s text:c="3"/>9,396</text:p>
          </table:table-cell>
          <table:table-cell table:style-name="ce18" office:value-type="float" office:value="28832" calcext:value-type="float">
            <text:p><text:s text:c="3"/>28,832</text:p>
          </table:table-cell>
          <table:table-cell table:style-name="ce18" office:value-type="float" office:value="15412" calcext:value-type="float">
            <text:p><text:s text:c="3"/>15,412</text:p>
          </table:table-cell>
          <table:table-cell table:style-name="ce24" office:value-type="float" office:value="13420" calcext:value-type="float">
            <text:p><text:s text:c="3"/>13,4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埔鎮</text:p>
          </table:table-cell>
          <table:table-cell table:style-name="ce18" office:value-type="float" office:value="10711" calcext:value-type="float">
            <text:p><text:s text:c="3"/>10,711</text:p>
          </table:table-cell>
          <table:table-cell table:style-name="ce18" office:value-type="float" office:value="33264" calcext:value-type="float">
            <text:p><text:s text:c="3"/>33,264</text:p>
          </table:table-cell>
          <table:table-cell table:style-name="ce18" office:value-type="float" office:value="17754" calcext:value-type="float">
            <text:p><text:s text:c="3"/>17,754</text:p>
          </table:table-cell>
          <table:table-cell table:style-name="ce24" office:value-type="float" office:value="15510" calcext:value-type="float">
            <text:p><text:s text:c="3"/>15,51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東鎮</text:p>
          </table:table-cell>
          <table:table-cell table:style-name="ce18" office:value-type="float" office:value="33983" calcext:value-type="float">
            <text:p><text:s text:c="3"/>33,983</text:p>
          </table:table-cell>
          <table:table-cell table:style-name="ce18" office:value-type="float" office:value="96627" calcext:value-type="float">
            <text:p><text:s text:c="3"/>96,627</text:p>
          </table:table-cell>
          <table:table-cell table:style-name="ce18" office:value-type="float" office:value="48507" calcext:value-type="float">
            <text:p><text:s text:c="3"/>48,507</text:p>
          </table:table-cell>
          <table:table-cell table:style-name="ce24" office:value-type="float" office:value="48120" calcext:value-type="float">
            <text:p><text:s text:c="3"/>48,1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口鄉</text:p>
          </table:table-cell>
          <table:table-cell table:style-name="ce18" office:value-type="float" office:value="26713" calcext:value-type="float">
            <text:p><text:s text:c="3"/>26,713</text:p>
          </table:table-cell>
          <table:table-cell table:style-name="ce18" office:value-type="float" office:value="77491" calcext:value-type="float">
            <text:p><text:s text:c="3"/>77,491</text:p>
          </table:table-cell>
          <table:table-cell table:style-name="ce18" office:value-type="float" office:value="39262" calcext:value-type="float">
            <text:p><text:s text:c="3"/>39,262</text:p>
          </table:table-cell>
          <table:table-cell table:style-name="ce24" office:value-type="float" office:value="38229" calcext:value-type="float">
            <text:p><text:s text:c="3"/>38,2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橫山鄉</text:p>
          </table:table-cell>
          <table:table-cell table:style-name="ce18" office:value-type="float" office:value="4436" calcext:value-type="float">
            <text:p><text:s text:c="3"/>4,436</text:p>
          </table:table-cell>
          <table:table-cell table:style-name="ce18" office:value-type="float" office:value="13000" calcext:value-type="float">
            <text:p><text:s text:c="3"/>13,000</text:p>
          </table:table-cell>
          <table:table-cell table:style-name="ce18" office:value-type="float" office:value="7048" calcext:value-type="float">
            <text:p><text:s text:c="3"/>7,048</text:p>
          </table:table-cell>
          <table:table-cell table:style-name="ce24" office:value-type="float" office:value="5952" calcext:value-type="float">
            <text:p><text:s text:c="3"/>5,9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豐鄉</text:p>
          </table:table-cell>
          <table:table-cell table:style-name="ce18" office:value-type="float" office:value="18596" calcext:value-type="float">
            <text:p><text:s text:c="3"/>18,596</text:p>
          </table:table-cell>
          <table:table-cell table:style-name="ce18" office:value-type="float" office:value="56826" calcext:value-type="float">
            <text:p><text:s text:c="3"/>56,826</text:p>
          </table:table-cell>
          <table:table-cell table:style-name="ce18" office:value-type="float" office:value="29147" calcext:value-type="float">
            <text:p><text:s text:c="3"/>29,147</text:p>
          </table:table-cell>
          <table:table-cell table:style-name="ce24" office:value-type="float" office:value="27679" calcext:value-type="float">
            <text:p><text:s text:c="3"/>27,6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芎林鄉</text:p>
          </table:table-cell>
          <table:table-cell table:style-name="ce18" office:value-type="float" office:value="6528" calcext:value-type="float">
            <text:p><text:s text:c="3"/>6,528</text:p>
          </table:table-cell>
          <table:table-cell table:style-name="ce18" office:value-type="float" office:value="20072" calcext:value-type="float">
            <text:p><text:s text:c="3"/>20,072</text:p>
          </table:table-cell>
          <table:table-cell table:style-name="ce18" office:value-type="float" office:value="10633" calcext:value-type="float">
            <text:p><text:s text:c="3"/>10,633</text:p>
          </table:table-cell>
          <table:table-cell table:style-name="ce24" office:value-type="float" office:value="9439" calcext:value-type="float">
            <text:p><text:s text:c="3"/>9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寶山鄉</text:p>
          </table:table-cell>
          <table:table-cell table:style-name="ce18" office:value-type="float" office:value="5584" calcext:value-type="float">
            <text:p><text:s text:c="3"/>5,584</text:p>
          </table:table-cell>
          <table:table-cell table:style-name="ce18" office:value-type="float" office:value="14618" calcext:value-type="float">
            <text:p><text:s text:c="3"/>14,618</text:p>
          </table:table-cell>
          <table:table-cell table:style-name="ce18" office:value-type="float" office:value="7891" calcext:value-type="float">
            <text:p><text:s text:c="3"/>7,891</text:p>
          </table:table-cell>
          <table:table-cell table:style-name="ce24" office:value-type="float" office:value="6727" calcext:value-type="float">
            <text:p><text:s text:c="3"/>6,7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埔鄉</text:p>
          </table:table-cell>
          <table:table-cell table:style-name="ce18" office:value-type="float" office:value="3116" calcext:value-type="float">
            <text:p><text:s text:c="3"/>3,116</text:p>
          </table:table-cell>
          <table:table-cell table:style-name="ce18" office:value-type="float" office:value="9362" calcext:value-type="float">
            <text:p><text:s text:c="3"/>9,362</text:p>
          </table:table-cell>
          <table:table-cell table:style-name="ce18" office:value-type="float" office:value="5097" calcext:value-type="float">
            <text:p><text:s text:c="3"/>5,097</text:p>
          </table:table-cell>
          <table:table-cell table:style-name="ce24" office:value-type="float" office:value="4265" calcext:value-type="float">
            <text:p><text:s text:c="3"/>4,2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峨眉鄉</text:p>
          </table:table-cell>
          <table:table-cell table:style-name="ce18" office:value-type="float" office:value="2078" calcext:value-type="float">
            <text:p><text:s text:c="3"/>2,078</text:p>
          </table:table-cell>
          <table:table-cell table:style-name="ce18" office:value-type="float" office:value="5556" calcext:value-type="float">
            <text:p><text:s text:c="3"/>5,556</text:p>
          </table:table-cell>
          <table:table-cell table:style-name="ce18" office:value-type="float" office:value="3050" calcext:value-type="float">
            <text:p><text:s text:c="3"/>3,050</text:p>
          </table:table-cell>
          <table:table-cell table:style-name="ce24" office:value-type="float" office:value="2506" calcext:value-type="float">
            <text:p><text:s text:c="3"/>2,5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尖石鄉</text:p>
          </table:table-cell>
          <table:table-cell table:style-name="ce18" office:value-type="float" office:value="2892" calcext:value-type="float">
            <text:p><text:s text:c="3"/>2,892</text:p>
          </table:table-cell>
          <table:table-cell table:style-name="ce18" office:value-type="float" office:value="9598" calcext:value-type="float">
            <text:p><text:s text:c="3"/>9,598</text:p>
          </table:table-cell>
          <table:table-cell table:style-name="ce18" office:value-type="float" office:value="5061" calcext:value-type="float">
            <text:p><text:s text:c="3"/>5,061</text:p>
          </table:table-cell>
          <table:table-cell table:style-name="ce24" office:value-type="float" office:value="4537" calcext:value-type="float">
            <text:p><text:s text:c="3"/>4,537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五峰鄉</text:p>
          </table:table-cell>
          <table:table-cell table:style-name="ce19" office:value-type="float" office:value="1766" calcext:value-type="float">
            <text:p><text:s text:c="3"/>1,766</text:p>
          </table:table-cell>
          <table:table-cell table:style-name="ce19" office:value-type="float" office:value="4678" calcext:value-type="float">
            <text:p><text:s text:c="3"/>4,678</text:p>
          </table:table-cell>
          <table:table-cell table:style-name="ce19" office:value-type="float" office:value="2518" calcext:value-type="float">
            <text:p><text:s text:c="3"/>2,518</text:p>
          </table:table-cell>
          <table:table-cell table:style-name="ce25" office:value-type="float" office:value="2160" calcext:value-type="float">
            <text:p><text:s text:c="3"/>2,160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苗栗縣</text:p>
          </table:table-cell>
          <table:table-cell table:style-name="ce17" office:value-type="float" office:value="188204" calcext:value-type="float">
            <text:p><text:s text:c="3"/>188,204</text:p>
          </table:table-cell>
          <table:table-cell table:style-name="ce17" office:value-type="float" office:value="551791" calcext:value-type="float">
            <text:p><text:s text:c="3"/>551,791</text:p>
          </table:table-cell>
          <table:table-cell table:style-name="ce17" office:value-type="float" office:value="284813" calcext:value-type="float">
            <text:p><text:s text:c="3"/>284,813</text:p>
          </table:table-cell>
          <table:table-cell table:style-name="ce23" office:value-type="float" office:value="266978" calcext:value-type="float">
            <text:p><text:s text:c="3"/>266,9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苗栗市</text:p>
          </table:table-cell>
          <table:table-cell table:style-name="ce18" office:value-type="float" office:value="31380" calcext:value-type="float">
            <text:p><text:s text:c="3"/>31,380</text:p>
          </table:table-cell>
          <table:table-cell table:style-name="ce18" office:value-type="float" office:value="88662" calcext:value-type="float">
            <text:p><text:s text:c="3"/>88,662</text:p>
          </table:table-cell>
          <table:table-cell table:style-name="ce18" office:value-type="float" office:value="44300" calcext:value-type="float">
            <text:p><text:s text:c="3"/>44,300</text:p>
          </table:table-cell>
          <table:table-cell table:style-name="ce24" office:value-type="float" office:value="44362" calcext:value-type="float">
            <text:p><text:s text:c="3"/>44,3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份市</text:p>
          </table:table-cell>
          <table:table-cell table:style-name="ce18" office:value-type="float" office:value="34885" calcext:value-type="float">
            <text:p><text:s text:c="3"/>34,885</text:p>
          </table:table-cell>
          <table:table-cell table:style-name="ce18" office:value-type="float" office:value="102986" calcext:value-type="float">
            <text:p><text:s text:c="3"/>102,986</text:p>
          </table:table-cell>
          <table:table-cell table:style-name="ce18" office:value-type="float" office:value="52018" calcext:value-type="float">
            <text:p><text:s text:c="3"/>52,018</text:p>
          </table:table-cell>
          <table:table-cell table:style-name="ce24" office:value-type="float" office:value="50968" calcext:value-type="float">
            <text:p><text:s text:c="3"/>50,9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苑裡鎮</text:p>
          </table:table-cell>
          <table:table-cell table:style-name="ce18" office:value-type="float" office:value="14683" calcext:value-type="float">
            <text:p><text:s text:c="3"/>14,683</text:p>
          </table:table-cell>
          <table:table-cell table:style-name="ce18" office:value-type="float" office:value="45711" calcext:value-type="float">
            <text:p><text:s text:c="3"/>45,711</text:p>
          </table:table-cell>
          <table:table-cell table:style-name="ce18" office:value-type="float" office:value="23808" calcext:value-type="float">
            <text:p><text:s text:c="3"/>23,808</text:p>
          </table:table-cell>
          <table:table-cell table:style-name="ce24" office:value-type="float" office:value="21903" calcext:value-type="float">
            <text:p><text:s text:c="3"/>21,9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通霄鎮</text:p>
          </table:table-cell>
          <table:table-cell table:style-name="ce18" office:value-type="float" office:value="11580" calcext:value-type="float">
            <text:p><text:s text:c="3"/>11,580</text:p>
          </table:table-cell>
          <table:table-cell table:style-name="ce18" office:value-type="float" office:value="34407" calcext:value-type="float">
            <text:p><text:s text:c="3"/>34,407</text:p>
          </table:table-cell>
          <table:table-cell table:style-name="ce18" office:value-type="float" office:value="18190" calcext:value-type="float">
            <text:p><text:s text:c="3"/>18,190</text:p>
          </table:table-cell>
          <table:table-cell table:style-name="ce24" office:value-type="float" office:value="16217" calcext:value-type="float">
            <text:p><text:s text:c="3"/>16,21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南鎮</text:p>
          </table:table-cell>
          <table:table-cell table:style-name="ce18" office:value-type="float" office:value="29448" calcext:value-type="float">
            <text:p><text:s text:c="3"/>29,448</text:p>
          </table:table-cell>
          <table:table-cell table:style-name="ce18" office:value-type="float" office:value="85731" calcext:value-type="float">
            <text:p><text:s text:c="3"/>85,731</text:p>
          </table:table-cell>
          <table:table-cell table:style-name="ce18" office:value-type="float" office:value="43294" calcext:value-type="float">
            <text:p><text:s text:c="3"/>43,294</text:p>
          </table:table-cell>
          <table:table-cell table:style-name="ce24" office:value-type="float" office:value="42437" calcext:value-type="float">
            <text:p><text:s text:c="3"/>42,4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後龍鎮</text:p>
          </table:table-cell>
          <table:table-cell table:style-name="ce18" office:value-type="float" office:value="11939" calcext:value-type="float">
            <text:p><text:s text:c="3"/>11,939</text:p>
          </table:table-cell>
          <table:table-cell table:style-name="ce18" office:value-type="float" office:value="36585" calcext:value-type="float">
            <text:p><text:s text:c="3"/>36,585</text:p>
          </table:table-cell>
          <table:table-cell table:style-name="ce18" office:value-type="float" office:value="19353" calcext:value-type="float">
            <text:p><text:s text:c="3"/>19,353</text:p>
          </table:table-cell>
          <table:table-cell table:style-name="ce24" office:value-type="float" office:value="17232" calcext:value-type="float">
            <text:p><text:s text:c="3"/>17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卓蘭鎮</text:p>
          </table:table-cell>
          <table:table-cell table:style-name="ce18" office:value-type="float" office:value="6021" calcext:value-type="float">
            <text:p><text:s text:c="3"/>6,021</text:p>
          </table:table-cell>
          <table:table-cell table:style-name="ce18" office:value-type="float" office:value="16912" calcext:value-type="float">
            <text:p><text:s text:c="3"/>16,912</text:p>
          </table:table-cell>
          <table:table-cell table:style-name="ce18" office:value-type="float" office:value="8873" calcext:value-type="float">
            <text:p><text:s text:c="3"/>8,873</text:p>
          </table:table-cell>
          <table:table-cell table:style-name="ce24" office:value-type="float" office:value="8039" calcext:value-type="float">
            <text:p><text:s text:c="3"/>8,0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湖鄉</text:p>
          </table:table-cell>
          <table:table-cell table:style-name="ce18" office:value-type="float" office:value="5411" calcext:value-type="float">
            <text:p><text:s text:c="3"/>5,411</text:p>
          </table:table-cell>
          <table:table-cell table:style-name="ce18" office:value-type="float" office:value="14657" calcext:value-type="float">
            <text:p><text:s text:c="3"/>14,657</text:p>
          </table:table-cell>
          <table:table-cell table:style-name="ce18" office:value-type="float" office:value="7765" calcext:value-type="float">
            <text:p><text:s text:c="3"/>7,765</text:p>
          </table:table-cell>
          <table:table-cell table:style-name="ce24" office:value-type="float" office:value="6892" calcext:value-type="float">
            <text:p><text:s text:c="3"/>6,89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公館鄉</text:p>
          </table:table-cell>
          <table:table-cell table:style-name="ce18" office:value-type="float" office:value="10718" calcext:value-type="float">
            <text:p><text:s text:c="3"/>10,718</text:p>
          </table:table-cell>
          <table:table-cell table:style-name="ce18" office:value-type="float" office:value="33590" calcext:value-type="float">
            <text:p><text:s text:c="3"/>33,590</text:p>
          </table:table-cell>
          <table:table-cell table:style-name="ce18" office:value-type="float" office:value="17529" calcext:value-type="float">
            <text:p><text:s text:c="3"/>17,529</text:p>
          </table:table-cell>
          <table:table-cell table:style-name="ce24" office:value-type="float" office:value="16061" calcext:value-type="float">
            <text:p><text:s text:c="3"/>16,0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銅鑼鄉</text:p>
          </table:table-cell>
          <table:table-cell table:style-name="ce18" office:value-type="float" office:value="6142" calcext:value-type="float">
            <text:p><text:s text:c="3"/>6,142</text:p>
          </table:table-cell>
          <table:table-cell table:style-name="ce18" office:value-type="float" office:value="18058" calcext:value-type="float">
            <text:p><text:s text:c="3"/>18,058</text:p>
          </table:table-cell>
          <table:table-cell table:style-name="ce18" office:value-type="float" office:value="9606" calcext:value-type="float">
            <text:p><text:s text:c="3"/>9,606</text:p>
          </table:table-cell>
          <table:table-cell table:style-name="ce24" office:value-type="float" office:value="8452" calcext:value-type="float">
            <text:p><text:s text:c="3"/>8,4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庄鄉</text:p>
          </table:table-cell>
          <table:table-cell table:style-name="ce18" office:value-type="float" office:value="3932" calcext:value-type="float">
            <text:p><text:s text:c="3"/>3,932</text:p>
          </table:table-cell>
          <table:table-cell table:style-name="ce18" office:value-type="float" office:value="10138" calcext:value-type="float">
            <text:p><text:s text:c="3"/>10,138</text:p>
          </table:table-cell>
          <table:table-cell table:style-name="ce18" office:value-type="float" office:value="5556" calcext:value-type="float">
            <text:p><text:s text:c="3"/>5,556</text:p>
          </table:table-cell>
          <table:table-cell table:style-name="ce24" office:value-type="float" office:value="4582" calcext:value-type="float">
            <text:p><text:s text:c="3"/>4,5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頭屋鄉</text:p>
          </table:table-cell>
          <table:table-cell table:style-name="ce18" office:value-type="float" office:value="3648" calcext:value-type="float">
            <text:p><text:s text:c="3"/>3,648</text:p>
          </table:table-cell>
          <table:table-cell table:style-name="ce18" office:value-type="float" office:value="10832" calcext:value-type="float">
            <text:p><text:s text:c="3"/>10,832</text:p>
          </table:table-cell>
          <table:table-cell table:style-name="ce18" office:value-type="float" office:value="5751" calcext:value-type="float">
            <text:p><text:s text:c="3"/>5,751</text:p>
          </table:table-cell>
          <table:table-cell table:style-name="ce24" office:value-type="float" office:value="5081" calcext:value-type="float">
            <text:p><text:s text:c="3"/>5,0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義鄉</text:p>
          </table:table-cell>
          <table:table-cell table:style-name="ce18" office:value-type="float" office:value="5556" calcext:value-type="float">
            <text:p><text:s text:c="3"/>5,556</text:p>
          </table:table-cell>
          <table:table-cell table:style-name="ce18" office:value-type="float" office:value="16401" calcext:value-type="float">
            <text:p><text:s text:c="3"/>16,401</text:p>
          </table:table-cell>
          <table:table-cell table:style-name="ce18" office:value-type="float" office:value="8657" calcext:value-type="float">
            <text:p><text:s text:c="3"/>8,657</text:p>
          </table:table-cell>
          <table:table-cell table:style-name="ce24" office:value-type="float" office:value="7744" calcext:value-type="float">
            <text:p><text:s text:c="3"/>7,7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湖鄉</text:p>
          </table:table-cell>
          <table:table-cell table:style-name="ce18" office:value-type="float" office:value="2639" calcext:value-type="float">
            <text:p><text:s text:c="3"/>2,639</text:p>
          </table:table-cell>
          <table:table-cell table:style-name="ce18" office:value-type="float" office:value="7114" calcext:value-type="float">
            <text:p><text:s text:c="3"/>7,114</text:p>
          </table:table-cell>
          <table:table-cell table:style-name="ce18" office:value-type="float" office:value="3970" calcext:value-type="float">
            <text:p><text:s text:c="3"/>3,970</text:p>
          </table:table-cell>
          <table:table-cell table:style-name="ce24" office:value-type="float" office:value="3144" calcext:value-type="float">
            <text:p><text:s text:c="3"/>3,1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造橋鄉</text:p>
          </table:table-cell>
          <table:table-cell table:style-name="ce18" office:value-type="float" office:value="4128" calcext:value-type="float">
            <text:p><text:s text:c="3"/>4,128</text:p>
          </table:table-cell>
          <table:table-cell table:style-name="ce18" office:value-type="float" office:value="12875" calcext:value-type="float">
            <text:p><text:s text:c="3"/>12,875</text:p>
          </table:table-cell>
          <table:table-cell table:style-name="ce18" office:value-type="float" office:value="6788" calcext:value-type="float">
            <text:p><text:s text:c="3"/>6,788</text:p>
          </table:table-cell>
          <table:table-cell table:style-name="ce24" office:value-type="float" office:value="6087" calcext:value-type="float">
            <text:p><text:s text:c="3"/>6,08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三灣鄉</text:p>
          </table:table-cell>
          <table:table-cell table:style-name="ce18" office:value-type="float" office:value="2396" calcext:value-type="float">
            <text:p><text:s text:c="3"/>2,396</text:p>
          </table:table-cell>
          <table:table-cell table:style-name="ce18" office:value-type="float" office:value="6705" calcext:value-type="float">
            <text:p><text:s text:c="3"/>6,705</text:p>
          </table:table-cell>
          <table:table-cell table:style-name="ce18" office:value-type="float" office:value="3669" calcext:value-type="float">
            <text:p><text:s text:c="3"/>3,669</text:p>
          </table:table-cell>
          <table:table-cell table:style-name="ce24" office:value-type="float" office:value="3036" calcext:value-type="float">
            <text:p><text:s text:c="3"/>3,03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獅潭鄉</text:p>
          </table:table-cell>
          <table:table-cell table:style-name="ce18" office:value-type="float" office:value="1717" calcext:value-type="float">
            <text:p><text:s text:c="3"/>1,717</text:p>
          </table:table-cell>
          <table:table-cell table:style-name="ce18" office:value-type="float" office:value="4412" calcext:value-type="float">
            <text:p><text:s text:c="3"/>4,412</text:p>
          </table:table-cell>
          <table:table-cell table:style-name="ce18" office:value-type="float" office:value="2469" calcext:value-type="float">
            <text:p><text:s text:c="3"/>2,469</text:p>
          </table:table-cell>
          <table:table-cell table:style-name="ce24" office:value-type="float" office:value="1943" calcext:value-type="float">
            <text:p><text:s text:c="3"/>1,943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泰安鄉</text:p>
          </table:table-cell>
          <table:table-cell table:style-name="ce19" office:value-type="float" office:value="1981" calcext:value-type="float">
            <text:p><text:s text:c="3"/>1,981</text:p>
          </table:table-cell>
          <table:table-cell table:style-name="ce19" office:value-type="float" office:value="6015" calcext:value-type="float">
            <text:p><text:s text:c="3"/>6,015</text:p>
          </table:table-cell>
          <table:table-cell table:style-name="ce19" office:value-type="float" office:value="3217" calcext:value-type="float">
            <text:p><text:s text:c="3"/>3,217</text:p>
          </table:table-cell>
          <table:table-cell table:style-name="ce25" office:value-type="float" office:value="2798" calcext:value-type="float">
            <text:p><text:s text:c="3"/>2,798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彰化縣</text:p>
          </table:table-cell>
          <table:table-cell table:style-name="ce17" office:value-type="float" office:value="387711" calcext:value-type="float">
            <text:p><text:s text:c="3"/>387,711</text:p>
          </table:table-cell>
          <table:table-cell table:style-name="ce17" office:value-type="float" office:value="1280038" calcext:value-type="float">
            <text:p><text:s text:c="3"/>1,280,038</text:p>
          </table:table-cell>
          <table:table-cell table:style-name="ce17" office:value-type="float" office:value="652209" calcext:value-type="float">
            <text:p><text:s text:c="3"/>652,209</text:p>
          </table:table-cell>
          <table:table-cell table:style-name="ce23" office:value-type="float" office:value="627829" calcext:value-type="float">
            <text:p><text:s text:c="3"/>627,82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彰化市</text:p>
          </table:table-cell>
          <table:table-cell table:style-name="ce18" office:value-type="float" office:value="76514" calcext:value-type="float">
            <text:p><text:s text:c="3"/>76,514</text:p>
          </table:table-cell>
          <table:table-cell table:style-name="ce18" office:value-type="float" office:value="233110" calcext:value-type="float">
            <text:p><text:s text:c="3"/>233,110</text:p>
          </table:table-cell>
          <table:table-cell table:style-name="ce18" office:value-type="float" office:value="115131" calcext:value-type="float">
            <text:p><text:s text:c="3"/>115,131</text:p>
          </table:table-cell>
          <table:table-cell table:style-name="ce24" office:value-type="float" office:value="117979" calcext:value-type="float">
            <text:p><text:s text:c="3"/>117,97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員林市</text:p>
          </table:table-cell>
          <table:table-cell table:style-name="ce18" office:value-type="float" office:value="39408" calcext:value-type="float">
            <text:p><text:s text:c="3"/>39,408</text:p>
          </table:table-cell>
          <table:table-cell table:style-name="ce18" office:value-type="float" office:value="124613" calcext:value-type="float">
            <text:p><text:s text:c="3"/>124,613</text:p>
          </table:table-cell>
          <table:table-cell table:style-name="ce18" office:value-type="float" office:value="61953" calcext:value-type="float">
            <text:p><text:s text:c="3"/>61,953</text:p>
          </table:table-cell>
          <table:table-cell table:style-name="ce24" office:value-type="float" office:value="62660" calcext:value-type="float">
            <text:p><text:s text:c="3"/>62,66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港鎮</text:p>
          </table:table-cell>
          <table:table-cell table:style-name="ce18" office:value-type="float" office:value="24555" calcext:value-type="float">
            <text:p><text:s text:c="3"/>24,555</text:p>
          </table:table-cell>
          <table:table-cell table:style-name="ce18" office:value-type="float" office:value="86775" calcext:value-type="float">
            <text:p><text:s text:c="3"/>86,775</text:p>
          </table:table-cell>
          <table:table-cell table:style-name="ce18" office:value-type="float" office:value="44086" calcext:value-type="float">
            <text:p><text:s text:c="3"/>44,086</text:p>
          </table:table-cell>
          <table:table-cell table:style-name="ce24" office:value-type="float" office:value="42689" calcext:value-type="float">
            <text:p><text:s text:c="3"/>42,68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和美鎮</text:p>
          </table:table-cell>
          <table:table-cell table:style-name="ce18" office:value-type="float" office:value="26776" calcext:value-type="float">
            <text:p><text:s text:c="3"/>26,776</text:p>
          </table:table-cell>
          <table:table-cell table:style-name="ce18" office:value-type="float" office:value="90798" calcext:value-type="float">
            <text:p><text:s text:c="3"/>90,798</text:p>
          </table:table-cell>
          <table:table-cell table:style-name="ce18" office:value-type="float" office:value="46177" calcext:value-type="float">
            <text:p><text:s text:c="3"/>46,177</text:p>
          </table:table-cell>
          <table:table-cell table:style-name="ce24" office:value-type="float" office:value="44621" calcext:value-type="float">
            <text:p><text:s text:c="3"/>44,6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斗鎮</text:p>
          </table:table-cell>
          <table:table-cell table:style-name="ce18" office:value-type="float" office:value="10713" calcext:value-type="float">
            <text:p><text:s text:c="3"/>10,713</text:p>
          </table:table-cell>
          <table:table-cell table:style-name="ce18" office:value-type="float" office:value="33306" calcext:value-type="float">
            <text:p><text:s text:c="3"/>33,306</text:p>
          </table:table-cell>
          <table:table-cell table:style-name="ce18" office:value-type="float" office:value="16786" calcext:value-type="float">
            <text:p><text:s text:c="3"/>16,786</text:p>
          </table:table-cell>
          <table:table-cell table:style-name="ce24" office:value-type="float" office:value="16520" calcext:value-type="float">
            <text:p><text:s text:c="3"/>16,5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湖鎮</text:p>
          </table:table-cell>
          <table:table-cell table:style-name="ce18" office:value-type="float" office:value="16378" calcext:value-type="float">
            <text:p><text:s text:c="3"/>16,378</text:p>
          </table:table-cell>
          <table:table-cell table:style-name="ce18" office:value-type="float" office:value="55571" calcext:value-type="float">
            <text:p><text:s text:c="3"/>55,571</text:p>
          </table:table-cell>
          <table:table-cell table:style-name="ce18" office:value-type="float" office:value="28162" calcext:value-type="float">
            <text:p><text:s text:c="3"/>28,162</text:p>
          </table:table-cell>
          <table:table-cell table:style-name="ce24" office:value-type="float" office:value="27409" calcext:value-type="float">
            <text:p><text:s text:c="3"/>27,40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中鎮</text:p>
          </table:table-cell>
          <table:table-cell table:style-name="ce18" office:value-type="float" office:value="13173" calcext:value-type="float">
            <text:p><text:s text:c="3"/>13,173</text:p>
          </table:table-cell>
          <table:table-cell table:style-name="ce18" office:value-type="float" office:value="41794" calcext:value-type="float">
            <text:p><text:s text:c="3"/>41,794</text:p>
          </table:table-cell>
          <table:table-cell table:style-name="ce18" office:value-type="float" office:value="21543" calcext:value-type="float">
            <text:p><text:s text:c="3"/>21,543</text:p>
          </table:table-cell>
          <table:table-cell table:style-name="ce24" office:value-type="float" office:value="20251" calcext:value-type="float">
            <text:p><text:s text:c="3"/>20,2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林鎮</text:p>
          </table:table-cell>
          <table:table-cell table:style-name="ce18" office:value-type="float" office:value="15066" calcext:value-type="float">
            <text:p><text:s text:c="3"/>15,066</text:p>
          </table:table-cell>
          <table:table-cell table:style-name="ce18" office:value-type="float" office:value="50854" calcext:value-type="float">
            <text:p><text:s text:c="3"/>50,854</text:p>
          </table:table-cell>
          <table:table-cell table:style-name="ce18" office:value-type="float" office:value="26150" calcext:value-type="float">
            <text:p><text:s text:c="3"/>26,150</text:p>
          </table:table-cell>
          <table:table-cell table:style-name="ce24" office:value-type="float" office:value="24704" calcext:value-type="float">
            <text:p><text:s text:c="3"/>24,70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線西鄉</text:p>
          </table:table-cell>
          <table:table-cell table:style-name="ce18" office:value-type="float" office:value="4417" calcext:value-type="float">
            <text:p><text:s text:c="3"/>4,417</text:p>
          </table:table-cell>
          <table:table-cell table:style-name="ce18" office:value-type="float" office:value="16923" calcext:value-type="float">
            <text:p><text:s text:c="3"/>16,923</text:p>
          </table:table-cell>
          <table:table-cell table:style-name="ce18" office:value-type="float" office:value="8671" calcext:value-type="float">
            <text:p><text:s text:c="3"/>8,671</text:p>
          </table:table-cell>
          <table:table-cell table:style-name="ce24" office:value-type="float" office:value="8252" calcext:value-type="float">
            <text:p><text:s text:c="3"/>8,2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伸港鄉</text:p>
          </table:table-cell>
          <table:table-cell table:style-name="ce18" office:value-type="float" office:value="10014" calcext:value-type="float">
            <text:p><text:s text:c="3"/>10,014</text:p>
          </table:table-cell>
          <table:table-cell table:style-name="ce18" office:value-type="float" office:value="36953" calcext:value-type="float">
            <text:p><text:s text:c="3"/>36,953</text:p>
          </table:table-cell>
          <table:table-cell table:style-name="ce18" office:value-type="float" office:value="18856" calcext:value-type="float">
            <text:p><text:s text:c="3"/>18,856</text:p>
          </table:table-cell>
          <table:table-cell table:style-name="ce24" office:value-type="float" office:value="18097" calcext:value-type="float">
            <text:p><text:s text:c="3"/>18,0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福興鄉</text:p>
          </table:table-cell>
          <table:table-cell table:style-name="ce18" office:value-type="float" office:value="12864" calcext:value-type="float">
            <text:p><text:s text:c="3"/>12,864</text:p>
          </table:table-cell>
          <table:table-cell table:style-name="ce18" office:value-type="float" office:value="47206" calcext:value-type="float">
            <text:p><text:s text:c="3"/>47,206</text:p>
          </table:table-cell>
          <table:table-cell table:style-name="ce18" office:value-type="float" office:value="24605" calcext:value-type="float">
            <text:p><text:s text:c="3"/>24,605</text:p>
          </table:table-cell>
          <table:table-cell table:style-name="ce24" office:value-type="float" office:value="22601" calcext:value-type="float">
            <text:p><text:s text:c="3"/>22,6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秀水鄉</text:p>
          </table:table-cell>
          <table:table-cell table:style-name="ce18" office:value-type="float" office:value="10792" calcext:value-type="float">
            <text:p><text:s text:c="3"/>10,792</text:p>
          </table:table-cell>
          <table:table-cell table:style-name="ce18" office:value-type="float" office:value="39274" calcext:value-type="float">
            <text:p><text:s text:c="3"/>39,274</text:p>
          </table:table-cell>
          <table:table-cell table:style-name="ce18" office:value-type="float" office:value="20284" calcext:value-type="float">
            <text:p><text:s text:c="3"/>20,284</text:p>
          </table:table-cell>
          <table:table-cell table:style-name="ce24" office:value-type="float" office:value="18990" calcext:value-type="float">
            <text:p><text:s text:c="3"/>18,9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壇鄉</text:p>
          </table:table-cell>
          <table:table-cell table:style-name="ce18" office:value-type="float" office:value="14117" calcext:value-type="float">
            <text:p><text:s text:c="3"/>14,117</text:p>
          </table:table-cell>
          <table:table-cell table:style-name="ce18" office:value-type="float" office:value="45871" calcext:value-type="float">
            <text:p><text:s text:c="3"/>45,871</text:p>
          </table:table-cell>
          <table:table-cell table:style-name="ce18" office:value-type="float" office:value="23531" calcext:value-type="float">
            <text:p><text:s text:c="3"/>23,531</text:p>
          </table:table-cell>
          <table:table-cell table:style-name="ce24" office:value-type="float" office:value="22340" calcext:value-type="float">
            <text:p><text:s text:c="3"/>22,3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芬園鄉</text:p>
          </table:table-cell>
          <table:table-cell table:style-name="ce18" office:value-type="float" office:value="6835" calcext:value-type="float">
            <text:p><text:s text:c="3"/>6,835</text:p>
          </table:table-cell>
          <table:table-cell table:style-name="ce18" office:value-type="float" office:value="23636" calcext:value-type="float">
            <text:p><text:s text:c="3"/>23,636</text:p>
          </table:table-cell>
          <table:table-cell table:style-name="ce18" office:value-type="float" office:value="12424" calcext:value-type="float">
            <text:p><text:s text:c="3"/>12,424</text:p>
          </table:table-cell>
          <table:table-cell table:style-name="ce24" office:value-type="float" office:value="11212" calcext:value-type="float">
            <text:p><text:s text:c="3"/>11,2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村鄉</text:p>
          </table:table-cell>
          <table:table-cell table:style-name="ce18" office:value-type="float" office:value="11156" calcext:value-type="float">
            <text:p><text:s text:c="3"/>11,156</text:p>
          </table:table-cell>
          <table:table-cell table:style-name="ce18" office:value-type="float" office:value="36849" calcext:value-type="float">
            <text:p><text:s text:c="3"/>36,849</text:p>
          </table:table-cell>
          <table:table-cell table:style-name="ce18" office:value-type="float" office:value="19029" calcext:value-type="float">
            <text:p><text:s text:c="3"/>19,029</text:p>
          </table:table-cell>
          <table:table-cell table:style-name="ce24" office:value-type="float" office:value="17820" calcext:value-type="float">
            <text:p><text:s text:c="3"/>17,82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鹽鄉</text:p>
          </table:table-cell>
          <table:table-cell table:style-name="ce18" office:value-type="float" office:value="9097" calcext:value-type="float">
            <text:p><text:s text:c="3"/>9,097</text:p>
          </table:table-cell>
          <table:table-cell table:style-name="ce18" office:value-type="float" office:value="32526" calcext:value-type="float">
            <text:p><text:s text:c="3"/>32,526</text:p>
          </table:table-cell>
          <table:table-cell table:style-name="ce18" office:value-type="float" office:value="17098" calcext:value-type="float">
            <text:p><text:s text:c="3"/>17,098</text:p>
          </table:table-cell>
          <table:table-cell table:style-name="ce24" office:value-type="float" office:value="15428" calcext:value-type="float">
            <text:p><text:s text:c="3"/>15,4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心鄉</text:p>
          </table:table-cell>
          <table:table-cell table:style-name="ce18" office:value-type="float" office:value="10616" calcext:value-type="float">
            <text:p><text:s text:c="3"/>10,616</text:p>
          </table:table-cell>
          <table:table-cell table:style-name="ce18" office:value-type="float" office:value="34718" calcext:value-type="float">
            <text:p><text:s text:c="3"/>34,718</text:p>
          </table:table-cell>
          <table:table-cell table:style-name="ce18" office:value-type="float" office:value="17865" calcext:value-type="float">
            <text:p><text:s text:c="3"/>17,865</text:p>
          </table:table-cell>
          <table:table-cell table:style-name="ce24" office:value-type="float" office:value="16853" calcext:value-type="float">
            <text:p><text:s text:c="3"/>16,8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永靖鄉</text:p>
          </table:table-cell>
          <table:table-cell table:style-name="ce18" office:value-type="float" office:value="10939" calcext:value-type="float">
            <text:p><text:s text:c="3"/>10,939</text:p>
          </table:table-cell>
          <table:table-cell table:style-name="ce18" office:value-type="float" office:value="37229" calcext:value-type="float">
            <text:p><text:s text:c="3"/>37,229</text:p>
          </table:table-cell>
          <table:table-cell table:style-name="ce18" office:value-type="float" office:value="19265" calcext:value-type="float">
            <text:p><text:s text:c="3"/>19,265</text:p>
          </table:table-cell>
          <table:table-cell table:style-name="ce24" office:value-type="float" office:value="17964" calcext:value-type="float">
            <text:p><text:s text:c="3"/>17,9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社頭鄉</text:p>
          </table:table-cell>
          <table:table-cell table:style-name="ce18" office:value-type="float" office:value="12947" calcext:value-type="float">
            <text:p><text:s text:c="3"/>12,947</text:p>
          </table:table-cell>
          <table:table-cell table:style-name="ce18" office:value-type="float" office:value="43058" calcext:value-type="float">
            <text:p><text:s text:c="3"/>43,058</text:p>
          </table:table-cell>
          <table:table-cell table:style-name="ce18" office:value-type="float" office:value="22134" calcext:value-type="float">
            <text:p><text:s text:c="3"/>22,134</text:p>
          </table:table-cell>
          <table:table-cell table:style-name="ce24" office:value-type="float" office:value="20924" calcext:value-type="float">
            <text:p><text:s text:c="3"/>20,92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水鄉</text:p>
          </table:table-cell>
          <table:table-cell table:style-name="ce18" office:value-type="float" office:value="5291" calcext:value-type="float">
            <text:p><text:s text:c="3"/>5,291</text:p>
          </table:table-cell>
          <table:table-cell table:style-name="ce18" office:value-type="float" office:value="15258" calcext:value-type="float">
            <text:p><text:s text:c="3"/>15,258</text:p>
          </table:table-cell>
          <table:table-cell table:style-name="ce18" office:value-type="float" office:value="7991" calcext:value-type="float">
            <text:p><text:s text:c="3"/>7,991</text:p>
          </table:table-cell>
          <table:table-cell table:style-name="ce24" office:value-type="float" office:value="7267" calcext:value-type="float">
            <text:p><text:s text:c="3"/>7,2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田尾鄉</text:p>
          </table:table-cell>
          <table:table-cell table:style-name="ce18" office:value-type="float" office:value="7988" calcext:value-type="float">
            <text:p><text:s text:c="3"/>7,988</text:p>
          </table:table-cell>
          <table:table-cell table:style-name="ce18" office:value-type="float" office:value="27461" calcext:value-type="float">
            <text:p><text:s text:c="3"/>27,461</text:p>
          </table:table-cell>
          <table:table-cell table:style-name="ce18" office:value-type="float" office:value="14142" calcext:value-type="float">
            <text:p><text:s text:c="3"/>14,142</text:p>
          </table:table-cell>
          <table:table-cell table:style-name="ce24" office:value-type="float" office:value="13319" calcext:value-type="float">
            <text:p><text:s text:c="3"/>13,3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埤頭鄉</text:p>
          </table:table-cell>
          <table:table-cell table:style-name="ce18" office:value-type="float" office:value="9080" calcext:value-type="float">
            <text:p><text:s text:c="3"/>9,080</text:p>
          </table:table-cell>
          <table:table-cell table:style-name="ce18" office:value-type="float" office:value="30661" calcext:value-type="float">
            <text:p><text:s text:c="3"/>30,661</text:p>
          </table:table-cell>
          <table:table-cell table:style-name="ce18" office:value-type="float" office:value="15853" calcext:value-type="float">
            <text:p><text:s text:c="3"/>15,853</text:p>
          </table:table-cell>
          <table:table-cell table:style-name="ce24" office:value-type="float" office:value="14808" calcext:value-type="float">
            <text:p><text:s text:c="3"/>14,8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芳苑鄉</text:p>
          </table:table-cell>
          <table:table-cell table:style-name="ce18" office:value-type="float" office:value="10124" calcext:value-type="float">
            <text:p><text:s text:c="3"/>10,124</text:p>
          </table:table-cell>
          <table:table-cell table:style-name="ce18" office:value-type="float" office:value="33619" calcext:value-type="float">
            <text:p><text:s text:c="3"/>33,619</text:p>
          </table:table-cell>
          <table:table-cell table:style-name="ce18" office:value-type="float" office:value="17767" calcext:value-type="float">
            <text:p><text:s text:c="3"/>17,767</text:p>
          </table:table-cell>
          <table:table-cell table:style-name="ce24" office:value-type="float" office:value="15852" calcext:value-type="float">
            <text:p><text:s text:c="3"/>15,8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城鄉</text:p>
          </table:table-cell>
          <table:table-cell table:style-name="ce18" office:value-type="float" office:value="5245" calcext:value-type="float">
            <text:p><text:s text:c="3"/>5,245</text:p>
          </table:table-cell>
          <table:table-cell table:style-name="ce18" office:value-type="float" office:value="16871" calcext:value-type="float">
            <text:p><text:s text:c="3"/>16,871</text:p>
          </table:table-cell>
          <table:table-cell table:style-name="ce18" office:value-type="float" office:value="9097" calcext:value-type="float">
            <text:p><text:s text:c="3"/>9,097</text:p>
          </table:table-cell>
          <table:table-cell table:style-name="ce24" office:value-type="float" office:value="7774" calcext:value-type="float">
            <text:p><text:s text:c="3"/>7,77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塘鄉</text:p>
          </table:table-cell>
          <table:table-cell table:style-name="ce18" office:value-type="float" office:value="4620" calcext:value-type="float">
            <text:p><text:s text:c="3"/>4,620</text:p>
          </table:table-cell>
          <table:table-cell table:style-name="ce18" office:value-type="float" office:value="15238" calcext:value-type="float">
            <text:p><text:s text:c="3"/>15,238</text:p>
          </table:table-cell>
          <table:table-cell table:style-name="ce18" office:value-type="float" office:value="8008" calcext:value-type="float">
            <text:p><text:s text:c="3"/>8,008</text:p>
          </table:table-cell>
          <table:table-cell table:style-name="ce24" office:value-type="float" office:value="7230" calcext:value-type="float">
            <text:p><text:s text:c="3"/>7,23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溪州鄉</text:p>
          </table:table-cell>
          <table:table-cell table:style-name="ce19" office:value-type="float" office:value="8986" calcext:value-type="float">
            <text:p><text:s text:c="3"/>8,986</text:p>
          </table:table-cell>
          <table:table-cell table:style-name="ce19" office:value-type="float" office:value="29866" calcext:value-type="float">
            <text:p><text:s text:c="3"/>29,866</text:p>
          </table:table-cell>
          <table:table-cell table:style-name="ce19" office:value-type="float" office:value="15601" calcext:value-type="float">
            <text:p><text:s text:c="3"/>15,601</text:p>
          </table:table-cell>
          <table:table-cell table:style-name="ce25" office:value-type="float" office:value="14265" calcext:value-type="float">
            <text:p><text:s text:c="3"/>14,265</text:p>
          </table:table-cell>
          <table:table-cell table:number-columns-repeated="1019"/>
        </table:table-row>
        <table:table-row table:style-name="ro7" table:number-rows-repeated="104854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南投縣</text:p>
          </table:table-cell>
          <table:table-cell table:style-name="ce17" office:value-type="float" office:value="178075" calcext:value-type="float">
            <text:p><text:s text:c="3"/>178,075</text:p>
          </table:table-cell>
          <table:table-cell table:style-name="ce17" office:value-type="float" office:value="499879" calcext:value-type="float">
            <text:p><text:s text:c="3"/>499,879</text:p>
          </table:table-cell>
          <table:table-cell table:style-name="ce17" office:value-type="float" office:value="256074" calcext:value-type="float">
            <text:p><text:s text:c="3"/>256,074</text:p>
          </table:table-cell>
          <table:table-cell table:style-name="ce23" office:value-type="float" office:value="243805" calcext:value-type="float">
            <text:p><text:s text:c="3"/>243,8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投市</text:p>
          </table:table-cell>
          <table:table-cell table:style-name="ce18" office:value-type="float" office:value="34790" calcext:value-type="float">
            <text:p><text:s text:c="3"/>34,790</text:p>
          </table:table-cell>
          <table:table-cell table:style-name="ce18" office:value-type="float" office:value="99985" calcext:value-type="float">
            <text:p><text:s text:c="3"/>99,985</text:p>
          </table:table-cell>
          <table:table-cell table:style-name="ce18" office:value-type="float" office:value="50035" calcext:value-type="float">
            <text:p><text:s text:c="3"/>50,035</text:p>
          </table:table-cell>
          <table:table-cell table:style-name="ce24" office:value-type="float" office:value="49950" calcext:value-type="float">
            <text:p><text:s text:c="3"/>49,9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埔里鎮</text:p>
          </table:table-cell>
          <table:table-cell table:style-name="ce18" office:value-type="float" office:value="28989" calcext:value-type="float">
            <text:p><text:s text:c="3"/>28,989</text:p>
          </table:table-cell>
          <table:table-cell table:style-name="ce18" office:value-type="float" office:value="80786" calcext:value-type="float">
            <text:p><text:s text:c="3"/>80,786</text:p>
          </table:table-cell>
          <table:table-cell table:style-name="ce18" office:value-type="float" office:value="40234" calcext:value-type="float">
            <text:p><text:s text:c="3"/>40,234</text:p>
          </table:table-cell>
          <table:table-cell table:style-name="ce24" office:value-type="float" office:value="40552" calcext:value-type="float">
            <text:p><text:s text:c="3"/>40,5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草屯鎮</text:p>
          </table:table-cell>
          <table:table-cell table:style-name="ce18" office:value-type="float" office:value="33245" calcext:value-type="float">
            <text:p><text:s text:c="3"/>33,245</text:p>
          </table:table-cell>
          <table:table-cell table:style-name="ce18" office:value-type="float" office:value="97640" calcext:value-type="float">
            <text:p><text:s text:c="3"/>97,640</text:p>
          </table:table-cell>
          <table:table-cell table:style-name="ce18" office:value-type="float" office:value="49396" calcext:value-type="float">
            <text:p><text:s text:c="3"/>49,396</text:p>
          </table:table-cell>
          <table:table-cell table:style-name="ce24" office:value-type="float" office:value="48244" calcext:value-type="float">
            <text:p><text:s text:c="3"/>48,24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山鎮</text:p>
          </table:table-cell>
          <table:table-cell table:style-name="ce18" office:value-type="float" office:value="20131" calcext:value-type="float">
            <text:p><text:s text:c="3"/>20,131</text:p>
          </table:table-cell>
          <table:table-cell table:style-name="ce18" office:value-type="float" office:value="54955" calcext:value-type="float">
            <text:p><text:s text:c="3"/>54,955</text:p>
          </table:table-cell>
          <table:table-cell table:style-name="ce18" office:value-type="float" office:value="28169" calcext:value-type="float">
            <text:p><text:s text:c="3"/>28,169</text:p>
          </table:table-cell>
          <table:table-cell table:style-name="ce24" office:value-type="float" office:value="26786" calcext:value-type="float">
            <text:p><text:s text:c="3"/>26,7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集集鎮</text:p>
          </table:table-cell>
          <table:table-cell table:style-name="ce18" office:value-type="float" office:value="4308" calcext:value-type="float">
            <text:p><text:s text:c="3"/>4,308</text:p>
          </table:table-cell>
          <table:table-cell table:style-name="ce18" office:value-type="float" office:value="10911" calcext:value-type="float">
            <text:p><text:s text:c="3"/>10,911</text:p>
          </table:table-cell>
          <table:table-cell table:style-name="ce18" office:value-type="float" office:value="5680" calcext:value-type="float">
            <text:p><text:s text:c="3"/>5,680</text:p>
          </table:table-cell>
          <table:table-cell table:style-name="ce24" office:value-type="float" office:value="5231" calcext:value-type="float">
            <text:p><text:s text:c="3"/>5,23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名間鄉</text:p>
          </table:table-cell>
          <table:table-cell table:style-name="ce18" office:value-type="float" office:value="12629" calcext:value-type="float">
            <text:p><text:s text:c="3"/>12,629</text:p>
          </table:table-cell>
          <table:table-cell table:style-name="ce18" office:value-type="float" office:value="38586" calcext:value-type="float">
            <text:p><text:s text:c="3"/>38,586</text:p>
          </table:table-cell>
          <table:table-cell table:style-name="ce18" office:value-type="float" office:value="20332" calcext:value-type="float">
            <text:p><text:s text:c="3"/>20,332</text:p>
          </table:table-cell>
          <table:table-cell table:style-name="ce24" office:value-type="float" office:value="18254" calcext:value-type="float">
            <text:p><text:s text:c="3"/>18,2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谷鄉</text:p>
          </table:table-cell>
          <table:table-cell table:style-name="ce18" office:value-type="float" office:value="8020" calcext:value-type="float">
            <text:p><text:s text:c="3"/>8,020</text:p>
          </table:table-cell>
          <table:table-cell table:style-name="ce18" office:value-type="float" office:value="17787" calcext:value-type="float">
            <text:p><text:s text:c="3"/>17,787</text:p>
          </table:table-cell>
          <table:table-cell table:style-name="ce18" office:value-type="float" office:value="9489" calcext:value-type="float">
            <text:p><text:s text:c="3"/>9,489</text:p>
          </table:table-cell>
          <table:table-cell table:style-name="ce24" office:value-type="float" office:value="8298" calcext:value-type="float">
            <text:p><text:s text:c="3"/>8,2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寮鄉</text:p>
          </table:table-cell>
          <table:table-cell table:style-name="ce18" office:value-type="float" office:value="5630" calcext:value-type="float">
            <text:p><text:s text:c="3"/>5,630</text:p>
          </table:table-cell>
          <table:table-cell table:style-name="ce18" office:value-type="float" office:value="14783" calcext:value-type="float">
            <text:p><text:s text:c="3"/>14,783</text:p>
          </table:table-cell>
          <table:table-cell table:style-name="ce18" office:value-type="float" office:value="8029" calcext:value-type="float">
            <text:p><text:s text:c="3"/>8,029</text:p>
          </table:table-cell>
          <table:table-cell table:style-name="ce24" office:value-type="float" office:value="6754" calcext:value-type="float">
            <text:p><text:s text:c="3"/>6,7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魚池鄉</text:p>
          </table:table-cell>
          <table:table-cell table:style-name="ce18" office:value-type="float" office:value="5757" calcext:value-type="float">
            <text:p><text:s text:c="3"/>5,757</text:p>
          </table:table-cell>
          <table:table-cell table:style-name="ce18" office:value-type="float" office:value="15860" calcext:value-type="float">
            <text:p><text:s text:c="3"/>15,860</text:p>
          </table:table-cell>
          <table:table-cell table:style-name="ce18" office:value-type="float" office:value="8375" calcext:value-type="float">
            <text:p><text:s text:c="3"/>8,375</text:p>
          </table:table-cell>
          <table:table-cell table:style-name="ce24" office:value-type="float" office:value="7485" calcext:value-type="float">
            <text:p><text:s text:c="3"/>7,4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國姓鄉</text:p>
          </table:table-cell>
          <table:table-cell table:style-name="ce18" office:value-type="float" office:value="7280" calcext:value-type="float">
            <text:p><text:s text:c="3"/>7,280</text:p>
          </table:table-cell>
          <table:table-cell table:style-name="ce18" office:value-type="float" office:value="18757" calcext:value-type="float">
            <text:p><text:s text:c="3"/>18,757</text:p>
          </table:table-cell>
          <table:table-cell table:style-name="ce18" office:value-type="float" office:value="10125" calcext:value-type="float">
            <text:p><text:s text:c="3"/>10,125</text:p>
          </table:table-cell>
          <table:table-cell table:style-name="ce24" office:value-type="float" office:value="8632" calcext:value-type="float">
            <text:p><text:s text:c="3"/>8,6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里鄉</text:p>
          </table:table-cell>
          <table:table-cell table:style-name="ce18" office:value-type="float" office:value="7124" calcext:value-type="float">
            <text:p><text:s text:c="3"/>7,124</text:p>
          </table:table-cell>
          <table:table-cell table:style-name="ce18" office:value-type="float" office:value="17714" calcext:value-type="float">
            <text:p><text:s text:c="3"/>17,714</text:p>
          </table:table-cell>
          <table:table-cell table:style-name="ce18" office:value-type="float" office:value="9296" calcext:value-type="float">
            <text:p><text:s text:c="3"/>9,296</text:p>
          </table:table-cell>
          <table:table-cell table:style-name="ce24" office:value-type="float" office:value="8418" calcext:value-type="float">
            <text:p><text:s text:c="3"/>8,4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信義鄉</text:p>
          </table:table-cell>
          <table:table-cell table:style-name="ce18" office:value-type="float" office:value="5280" calcext:value-type="float">
            <text:p><text:s text:c="3"/>5,280</text:p>
          </table:table-cell>
          <table:table-cell table:style-name="ce18" office:value-type="float" office:value="16262" calcext:value-type="float">
            <text:p><text:s text:c="3"/>16,262</text:p>
          </table:table-cell>
          <table:table-cell table:style-name="ce18" office:value-type="float" office:value="8734" calcext:value-type="float">
            <text:p><text:s text:c="3"/>8,734</text:p>
          </table:table-cell>
          <table:table-cell table:style-name="ce24" office:value-type="float" office:value="7528" calcext:value-type="float">
            <text:p><text:s text:c="3"/>7,52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仁愛鄉</text:p>
          </table:table-cell>
          <table:table-cell table:style-name="ce19" office:value-type="float" office:value="4892" calcext:value-type="float">
            <text:p><text:s text:c="3"/>4,892</text:p>
          </table:table-cell>
          <table:table-cell table:style-name="ce19" office:value-type="float" office:value="15853" calcext:value-type="float">
            <text:p><text:s text:c="3"/>15,853</text:p>
          </table:table-cell>
          <table:table-cell table:style-name="ce19" office:value-type="float" office:value="8180" calcext:value-type="float">
            <text:p><text:s text:c="3"/>8,180</text:p>
          </table:table-cell>
          <table:table-cell table:style-name="ce25" office:value-type="float" office:value="7673" calcext:value-type="float">
            <text:p><text:s text:c="3"/>7,673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雲林縣</text:p>
          </table:table-cell>
          <table:table-cell table:style-name="ce17" office:value-type="float" office:value="240399" calcext:value-type="float">
            <text:p><text:s text:c="3"/>240,399</text:p>
          </table:table-cell>
          <table:table-cell table:style-name="ce17" office:value-type="float" office:value="689003" calcext:value-type="float">
            <text:p><text:s text:c="3"/>689,003</text:p>
          </table:table-cell>
          <table:table-cell table:style-name="ce17" office:value-type="float" office:value="357305" calcext:value-type="float">
            <text:p><text:s text:c="3"/>357,305</text:p>
          </table:table-cell>
          <table:table-cell table:style-name="ce23" office:value-type="float" office:value="331698" calcext:value-type="float">
            <text:p><text:s text:c="3"/>331,6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六市</text:p>
          </table:table-cell>
          <table:table-cell table:style-name="ce18" office:value-type="float" office:value="38360" calcext:value-type="float">
            <text:p><text:s text:c="3"/>38,360</text:p>
          </table:table-cell>
          <table:table-cell table:style-name="ce18" office:value-type="float" office:value="108666" calcext:value-type="float">
            <text:p><text:s text:c="3"/>108,666</text:p>
          </table:table-cell>
          <table:table-cell table:style-name="ce18" office:value-type="float" office:value="53985" calcext:value-type="float">
            <text:p><text:s text:c="3"/>53,985</text:p>
          </table:table-cell>
          <table:table-cell table:style-name="ce24" office:value-type="float" office:value="54681" calcext:value-type="float">
            <text:p><text:s text:c="3"/>54,6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斗南鎮</text:p>
          </table:table-cell>
          <table:table-cell table:style-name="ce18" office:value-type="float" office:value="15872" calcext:value-type="float">
            <text:p><text:s text:c="3"/>15,872</text:p>
          </table:table-cell>
          <table:table-cell table:style-name="ce18" office:value-type="float" office:value="44836" calcext:value-type="float">
            <text:p><text:s text:c="3"/>44,836</text:p>
          </table:table-cell>
          <table:table-cell table:style-name="ce18" office:value-type="float" office:value="22764" calcext:value-type="float">
            <text:p><text:s text:c="3"/>22,764</text:p>
          </table:table-cell>
          <table:table-cell table:style-name="ce24" office:value-type="float" office:value="22072" calcext:value-type="float">
            <text:p><text:s text:c="3"/>22,0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虎尾鎮</text:p>
          </table:table-cell>
          <table:table-cell table:style-name="ce18" office:value-type="float" office:value="25060" calcext:value-type="float">
            <text:p><text:s text:c="3"/>25,060</text:p>
          </table:table-cell>
          <table:table-cell table:style-name="ce18" office:value-type="float" office:value="70867" calcext:value-type="float">
            <text:p><text:s text:c="3"/>70,867</text:p>
          </table:table-cell>
          <table:table-cell table:style-name="ce18" office:value-type="float" office:value="35887" calcext:value-type="float">
            <text:p><text:s text:c="3"/>35,887</text:p>
          </table:table-cell>
          <table:table-cell table:style-name="ce24" office:value-type="float" office:value="34980" calcext:value-type="float">
            <text:p><text:s text:c="3"/>34,98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螺鎮</text:p>
          </table:table-cell>
          <table:table-cell table:style-name="ce18" office:value-type="float" office:value="14713" calcext:value-type="float">
            <text:p><text:s text:c="3"/>14,713</text:p>
          </table:table-cell>
          <table:table-cell table:style-name="ce18" office:value-type="float" office:value="46156" calcext:value-type="float">
            <text:p><text:s text:c="3"/>46,156</text:p>
          </table:table-cell>
          <table:table-cell table:style-name="ce18" office:value-type="float" office:value="23361" calcext:value-type="float">
            <text:p><text:s text:c="3"/>23,361</text:p>
          </table:table-cell>
          <table:table-cell table:style-name="ce24" office:value-type="float" office:value="22795" calcext:value-type="float">
            <text:p><text:s text:c="3"/>22,7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土庫鎮</text:p>
          </table:table-cell>
          <table:table-cell table:style-name="ce18" office:value-type="float" office:value="9377" calcext:value-type="float">
            <text:p><text:s text:c="3"/>9,377</text:p>
          </table:table-cell>
          <table:table-cell table:style-name="ce18" office:value-type="float" office:value="28851" calcext:value-type="float">
            <text:p><text:s text:c="3"/>28,851</text:p>
          </table:table-cell>
          <table:table-cell table:style-name="ce18" office:value-type="float" office:value="15058" calcext:value-type="float">
            <text:p><text:s text:c="3"/>15,058</text:p>
          </table:table-cell>
          <table:table-cell table:style-name="ce24" office:value-type="float" office:value="13793" calcext:value-type="float">
            <text:p><text:s text:c="3"/>13,79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港鎮</text:p>
          </table:table-cell>
          <table:table-cell table:style-name="ce18" office:value-type="float" office:value="15960" calcext:value-type="float">
            <text:p><text:s text:c="3"/>15,960</text:p>
          </table:table-cell>
          <table:table-cell table:style-name="ce18" office:value-type="float" office:value="40153" calcext:value-type="float">
            <text:p><text:s text:c="3"/>40,153</text:p>
          </table:table-cell>
          <table:table-cell table:style-name="ce18" office:value-type="float" office:value="20734" calcext:value-type="float">
            <text:p><text:s text:c="3"/>20,734</text:p>
          </table:table-cell>
          <table:table-cell table:style-name="ce24" office:value-type="float" office:value="19419" calcext:value-type="float">
            <text:p><text:s text:c="3"/>19,4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古坑鄉</text:p>
          </table:table-cell>
          <table:table-cell table:style-name="ce18" office:value-type="float" office:value="10989" calcext:value-type="float">
            <text:p><text:s text:c="3"/>10,989</text:p>
          </table:table-cell>
          <table:table-cell table:style-name="ce18" office:value-type="float" office:value="31590" calcext:value-type="float">
            <text:p><text:s text:c="3"/>31,590</text:p>
          </table:table-cell>
          <table:table-cell table:style-name="ce18" office:value-type="float" office:value="16644" calcext:value-type="float">
            <text:p><text:s text:c="3"/>16,644</text:p>
          </table:table-cell>
          <table:table-cell table:style-name="ce24" office:value-type="float" office:value="14946" calcext:value-type="float">
            <text:p><text:s text:c="3"/>14,9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埤鄉</text:p>
          </table:table-cell>
          <table:table-cell table:style-name="ce18" office:value-type="float" office:value="6645" calcext:value-type="float">
            <text:p><text:s text:c="3"/>6,645</text:p>
          </table:table-cell>
          <table:table-cell table:style-name="ce18" office:value-type="float" office:value="19137" calcext:value-type="float">
            <text:p><text:s text:c="3"/>19,137</text:p>
          </table:table-cell>
          <table:table-cell table:style-name="ce18" office:value-type="float" office:value="10273" calcext:value-type="float">
            <text:p><text:s text:c="3"/>10,273</text:p>
          </table:table-cell>
          <table:table-cell table:style-name="ce24" office:value-type="float" office:value="8864" calcext:value-type="float">
            <text:p><text:s text:c="3"/>8,86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莿桐鄉</text:p>
          </table:table-cell>
          <table:table-cell table:style-name="ce18" office:value-type="float" office:value="9344" calcext:value-type="float">
            <text:p><text:s text:c="3"/>9,344</text:p>
          </table:table-cell>
          <table:table-cell table:style-name="ce18" office:value-type="float" office:value="28807" calcext:value-type="float">
            <text:p><text:s text:c="3"/>28,807</text:p>
          </table:table-cell>
          <table:table-cell table:style-name="ce18" office:value-type="float" office:value="15104" calcext:value-type="float">
            <text:p><text:s text:c="3"/>15,104</text:p>
          </table:table-cell>
          <table:table-cell table:style-name="ce24" office:value-type="float" office:value="13703" calcext:value-type="float">
            <text:p><text:s text:c="3"/>13,70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內鄉</text:p>
          </table:table-cell>
          <table:table-cell table:style-name="ce18" office:value-type="float" office:value="6026" calcext:value-type="float">
            <text:p><text:s text:c="3"/>6,026</text:p>
          </table:table-cell>
          <table:table-cell table:style-name="ce18" office:value-type="float" office:value="18201" calcext:value-type="float">
            <text:p><text:s text:c="3"/>18,201</text:p>
          </table:table-cell>
          <table:table-cell table:style-name="ce18" office:value-type="float" office:value="9534" calcext:value-type="float">
            <text:p><text:s text:c="3"/>9,534</text:p>
          </table:table-cell>
          <table:table-cell table:style-name="ce24" office:value-type="float" office:value="8667" calcext:value-type="float">
            <text:p><text:s text:c="3"/>8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二崙鄉</text:p>
          </table:table-cell>
          <table:table-cell table:style-name="ce18" office:value-type="float" office:value="8956" calcext:value-type="float">
            <text:p><text:s text:c="3"/>8,956</text:p>
          </table:table-cell>
          <table:table-cell table:style-name="ce18" office:value-type="float" office:value="27170" calcext:value-type="float">
            <text:p><text:s text:c="3"/>27,170</text:p>
          </table:table-cell>
          <table:table-cell table:style-name="ce18" office:value-type="float" office:value="14515" calcext:value-type="float">
            <text:p><text:s text:c="3"/>14,515</text:p>
          </table:table-cell>
          <table:table-cell table:style-name="ce24" office:value-type="float" office:value="12655" calcext:value-type="float">
            <text:p><text:s text:c="3"/>12,6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崙背鄉</text:p>
          </table:table-cell>
          <table:table-cell table:style-name="ce18" office:value-type="float" office:value="8502" calcext:value-type="float">
            <text:p><text:s text:c="3"/>8,502</text:p>
          </table:table-cell>
          <table:table-cell table:style-name="ce18" office:value-type="float" office:value="24608" calcext:value-type="float">
            <text:p><text:s text:c="3"/>24,608</text:p>
          </table:table-cell>
          <table:table-cell table:style-name="ce18" office:value-type="float" office:value="12990" calcext:value-type="float">
            <text:p><text:s text:c="3"/>12,990</text:p>
          </table:table-cell>
          <table:table-cell table:style-name="ce24" office:value-type="float" office:value="11618" calcext:value-type="float">
            <text:p><text:s text:c="3"/>11,6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麥寮鄉</text:p>
          </table:table-cell>
          <table:table-cell table:style-name="ce18" office:value-type="float" office:value="14401" calcext:value-type="float">
            <text:p><text:s text:c="3"/>14,401</text:p>
          </table:table-cell>
          <table:table-cell table:style-name="ce18" office:value-type="float" office:value="45598" calcext:value-type="float">
            <text:p><text:s text:c="3"/>45,598</text:p>
          </table:table-cell>
          <table:table-cell table:style-name="ce18" office:value-type="float" office:value="22886" calcext:value-type="float">
            <text:p><text:s text:c="3"/>22,886</text:p>
          </table:table-cell>
          <table:table-cell table:style-name="ce24" office:value-type="float" office:value="22712" calcext:value-type="float">
            <text:p><text:s text:c="3"/>22,71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勢鄉</text:p>
          </table:table-cell>
          <table:table-cell table:style-name="ce18" office:value-type="float" office:value="5749" calcext:value-type="float">
            <text:p><text:s text:c="3"/>5,749</text:p>
          </table:table-cell>
          <table:table-cell table:style-name="ce18" office:value-type="float" office:value="14925" calcext:value-type="float">
            <text:p><text:s text:c="3"/>14,925</text:p>
          </table:table-cell>
          <table:table-cell table:style-name="ce18" office:value-type="float" office:value="8258" calcext:value-type="float">
            <text:p><text:s text:c="3"/>8,258</text:p>
          </table:table-cell>
          <table:table-cell table:style-name="ce24" office:value-type="float" office:value="6667" calcext:value-type="float">
            <text:p><text:s text:c="3"/>6,66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褒忠鄉</text:p>
          </table:table-cell>
          <table:table-cell table:style-name="ce18" office:value-type="float" office:value="4429" calcext:value-type="float">
            <text:p><text:s text:c="3"/>4,429</text:p>
          </table:table-cell>
          <table:table-cell table:style-name="ce18" office:value-type="float" office:value="13027" calcext:value-type="float">
            <text:p><text:s text:c="3"/>13,027</text:p>
          </table:table-cell>
          <table:table-cell table:style-name="ce18" office:value-type="float" office:value="6994" calcext:value-type="float">
            <text:p><text:s text:c="3"/>6,994</text:p>
          </table:table-cell>
          <table:table-cell table:style-name="ce24" office:value-type="float" office:value="6033" calcext:value-type="float">
            <text:p><text:s text:c="3"/>6,0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西鄉</text:p>
          </table:table-cell>
          <table:table-cell table:style-name="ce18" office:value-type="float" office:value="8657" calcext:value-type="float">
            <text:p><text:s text:c="3"/>8,657</text:p>
          </table:table-cell>
          <table:table-cell table:style-name="ce18" office:value-type="float" office:value="23916" calcext:value-type="float">
            <text:p><text:s text:c="3"/>23,916</text:p>
          </table:table-cell>
          <table:table-cell table:style-name="ce18" office:value-type="float" office:value="12815" calcext:value-type="float">
            <text:p><text:s text:c="3"/>12,815</text:p>
          </table:table-cell>
          <table:table-cell table:style-name="ce24" office:value-type="float" office:value="11101" calcext:value-type="float">
            <text:p><text:s text:c="3"/>11,10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元長鄉</text:p>
          </table:table-cell>
          <table:table-cell table:style-name="ce18" office:value-type="float" office:value="9269" calcext:value-type="float">
            <text:p><text:s text:c="3"/>9,269</text:p>
          </table:table-cell>
          <table:table-cell table:style-name="ce18" office:value-type="float" office:value="25870" calcext:value-type="float">
            <text:p><text:s text:c="3"/>25,870</text:p>
          </table:table-cell>
          <table:table-cell table:style-name="ce18" office:value-type="float" office:value="14138" calcext:value-type="float">
            <text:p><text:s text:c="3"/>14,138</text:p>
          </table:table-cell>
          <table:table-cell table:style-name="ce24" office:value-type="float" office:value="11732" calcext:value-type="float">
            <text:p><text:s text:c="3"/>11,7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四湖鄉</text:p>
          </table:table-cell>
          <table:table-cell table:style-name="ce18" office:value-type="float" office:value="8758" calcext:value-type="float">
            <text:p><text:s text:c="3"/>8,758</text:p>
          </table:table-cell>
          <table:table-cell table:style-name="ce18" office:value-type="float" office:value="23509" calcext:value-type="float">
            <text:p><text:s text:c="3"/>23,509</text:p>
          </table:table-cell>
          <table:table-cell table:style-name="ce18" office:value-type="float" office:value="12737" calcext:value-type="float">
            <text:p><text:s text:c="3"/>12,737</text:p>
          </table:table-cell>
          <table:table-cell table:style-name="ce24" office:value-type="float" office:value="10772" calcext:value-type="float">
            <text:p><text:s text:c="3"/>10,7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口湖鄉</text:p>
          </table:table-cell>
          <table:table-cell table:style-name="ce18" office:value-type="float" office:value="9451" calcext:value-type="float">
            <text:p><text:s text:c="3"/>9,451</text:p>
          </table:table-cell>
          <table:table-cell table:style-name="ce18" office:value-type="float" office:value="27555" calcext:value-type="float">
            <text:p><text:s text:c="3"/>27,555</text:p>
          </table:table-cell>
          <table:table-cell table:style-name="ce18" office:value-type="float" office:value="14690" calcext:value-type="float">
            <text:p><text:s text:c="3"/>14,690</text:p>
          </table:table-cell>
          <table:table-cell table:style-name="ce24" office:value-type="float" office:value="12865" calcext:value-type="float">
            <text:p><text:s text:c="3"/>12,86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水林鄉</text:p>
          </table:table-cell>
          <table:table-cell table:style-name="ce19" office:value-type="float" office:value="9881" calcext:value-type="float">
            <text:p><text:s text:c="3"/>9,881</text:p>
          </table:table-cell>
          <table:table-cell table:style-name="ce19" office:value-type="float" office:value="25561" calcext:value-type="float">
            <text:p><text:s text:c="3"/>25,561</text:p>
          </table:table-cell>
          <table:table-cell table:style-name="ce19" office:value-type="float" office:value="13938" calcext:value-type="float">
            <text:p><text:s text:c="3"/>13,938</text:p>
          </table:table-cell>
          <table:table-cell table:style-name="ce25" office:value-type="float" office:value="11623" calcext:value-type="float">
            <text:p><text:s text:c="3"/>11,623</text:p>
          </table:table-cell>
          <table:table-cell table:number-columns-repeated="1019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縣</text:p>
          </table:table-cell>
          <table:table-cell table:style-name="ce17" office:value-type="float" office:value="182832" calcext:value-type="float">
            <text:p><text:s text:c="3"/>182,832</text:p>
          </table:table-cell>
          <table:table-cell table:style-name="ce17" office:value-type="float" office:value="509677" calcext:value-type="float">
            <text:p><text:s text:c="3"/>509,677</text:p>
          </table:table-cell>
          <table:table-cell table:style-name="ce17" office:value-type="float" office:value="264935" calcext:value-type="float">
            <text:p><text:s text:c="3"/>264,935</text:p>
          </table:table-cell>
          <table:table-cell table:style-name="ce23" office:value-type="float" office:value="244742" calcext:value-type="float">
            <text:p><text:s text:c="3"/>244,7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保市</text:p>
          </table:table-cell>
          <table:table-cell table:style-name="ce18" office:value-type="float" office:value="13069" calcext:value-type="float">
            <text:p><text:s text:c="3"/>13,069</text:p>
          </table:table-cell>
          <table:table-cell table:style-name="ce18" office:value-type="float" office:value="37908" calcext:value-type="float">
            <text:p><text:s text:c="3"/>37,908</text:p>
          </table:table-cell>
          <table:table-cell table:style-name="ce18" office:value-type="float" office:value="19453" calcext:value-type="float">
            <text:p><text:s text:c="3"/>19,453</text:p>
          </table:table-cell>
          <table:table-cell table:style-name="ce24" office:value-type="float" office:value="18455" calcext:value-type="float">
            <text:p><text:s text:c="3"/>18,45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朴子市</text:p>
          </table:table-cell>
          <table:table-cell table:style-name="ce18" office:value-type="float" office:value="15705" calcext:value-type="float">
            <text:p><text:s text:c="3"/>15,705</text:p>
          </table:table-cell>
          <table:table-cell table:style-name="ce18" office:value-type="float" office:value="42281" calcext:value-type="float">
            <text:p><text:s text:c="3"/>42,281</text:p>
          </table:table-cell>
          <table:table-cell table:style-name="ce18" office:value-type="float" office:value="21334" calcext:value-type="float">
            <text:p><text:s text:c="3"/>21,334</text:p>
          </table:table-cell>
          <table:table-cell table:style-name="ce24" office:value-type="float" office:value="20947" calcext:value-type="float">
            <text:p><text:s text:c="3"/>20,94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布袋鎮</text:p>
          </table:table-cell>
          <table:table-cell table:style-name="ce18" office:value-type="float" office:value="9926" calcext:value-type="float">
            <text:p><text:s text:c="3"/>9,926</text:p>
          </table:table-cell>
          <table:table-cell table:style-name="ce18" office:value-type="float" office:value="27026" calcext:value-type="float">
            <text:p><text:s text:c="3"/>27,026</text:p>
          </table:table-cell>
          <table:table-cell table:style-name="ce18" office:value-type="float" office:value="13792" calcext:value-type="float">
            <text:p><text:s text:c="3"/>13,792</text:p>
          </table:table-cell>
          <table:table-cell table:style-name="ce24" office:value-type="float" office:value="13234" calcext:value-type="float">
            <text:p><text:s text:c="3"/>13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林鎮</text:p>
          </table:table-cell>
          <table:table-cell table:style-name="ce18" office:value-type="float" office:value="11392" calcext:value-type="float">
            <text:p><text:s text:c="3"/>11,392</text:p>
          </table:table-cell>
          <table:table-cell table:style-name="ce18" office:value-type="float" office:value="31085" calcext:value-type="float">
            <text:p><text:s text:c="3"/>31,085</text:p>
          </table:table-cell>
          <table:table-cell table:style-name="ce18" office:value-type="float" office:value="15922" calcext:value-type="float">
            <text:p><text:s text:c="3"/>15,922</text:p>
          </table:table-cell>
          <table:table-cell table:style-name="ce24" office:value-type="float" office:value="15163" calcext:value-type="float">
            <text:p><text:s text:c="3"/>15,16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民雄鄉</text:p>
          </table:table-cell>
          <table:table-cell table:style-name="ce18" office:value-type="float" office:value="24961" calcext:value-type="float">
            <text:p><text:s text:c="3"/>24,961</text:p>
          </table:table-cell>
          <table:table-cell table:style-name="ce18" office:value-type="float" office:value="71591" calcext:value-type="float">
            <text:p><text:s text:c="3"/>71,591</text:p>
          </table:table-cell>
          <table:table-cell table:style-name="ce18" office:value-type="float" office:value="36654" calcext:value-type="float">
            <text:p><text:s text:c="3"/>36,654</text:p>
          </table:table-cell>
          <table:table-cell table:style-name="ce24" office:value-type="float" office:value="34937" calcext:value-type="float">
            <text:p><text:s text:c="3"/>34,9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溪口鄉</text:p>
          </table:table-cell>
          <table:table-cell table:style-name="ce18" office:value-type="float" office:value="5333" calcext:value-type="float">
            <text:p><text:s text:c="3"/>5,333</text:p>
          </table:table-cell>
          <table:table-cell table:style-name="ce18" office:value-type="float" office:value="14698" calcext:value-type="float">
            <text:p><text:s text:c="3"/>14,698</text:p>
          </table:table-cell>
          <table:table-cell table:style-name="ce18" office:value-type="float" office:value="7871" calcext:value-type="float">
            <text:p><text:s text:c="3"/>7,871</text:p>
          </table:table-cell>
          <table:table-cell table:style-name="ce24" office:value-type="float" office:value="6827" calcext:value-type="float">
            <text:p><text:s text:c="3"/>6,8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港鄉</text:p>
          </table:table-cell>
          <table:table-cell table:style-name="ce18" office:value-type="float" office:value="10644" calcext:value-type="float">
            <text:p><text:s text:c="3"/>10,644</text:p>
          </table:table-cell>
          <table:table-cell table:style-name="ce18" office:value-type="float" office:value="31874" calcext:value-type="float">
            <text:p><text:s text:c="3"/>31,874</text:p>
          </table:table-cell>
          <table:table-cell table:style-name="ce18" office:value-type="float" office:value="16775" calcext:value-type="float">
            <text:p><text:s text:c="3"/>16,775</text:p>
          </table:table-cell>
          <table:table-cell table:style-name="ce24" office:value-type="float" office:value="15099" calcext:value-type="float">
            <text:p><text:s text:c="3"/>15,09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六腳鄉</text:p>
          </table:table-cell>
          <table:table-cell table:style-name="ce18" office:value-type="float" office:value="8834" calcext:value-type="float">
            <text:p><text:s text:c="3"/>8,834</text:p>
          </table:table-cell>
          <table:table-cell table:style-name="ce18" office:value-type="float" office:value="23197" calcext:value-type="float">
            <text:p><text:s text:c="3"/>23,197</text:p>
          </table:table-cell>
          <table:table-cell table:style-name="ce18" office:value-type="float" office:value="12307" calcext:value-type="float">
            <text:p><text:s text:c="3"/>12,307</text:p>
          </table:table-cell>
          <table:table-cell table:style-name="ce24" office:value-type="float" office:value="10890" calcext:value-type="float">
            <text:p><text:s text:c="3"/>10,8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石鄉</text:p>
          </table:table-cell>
          <table:table-cell table:style-name="ce18" office:value-type="float" office:value="9215" calcext:value-type="float">
            <text:p><text:s text:c="3"/>9,215</text:p>
          </table:table-cell>
          <table:table-cell table:style-name="ce18" office:value-type="float" office:value="24825" calcext:value-type="float">
            <text:p><text:s text:c="3"/>24,825</text:p>
          </table:table-cell>
          <table:table-cell table:style-name="ce18" office:value-type="float" office:value="13130" calcext:value-type="float">
            <text:p><text:s text:c="3"/>13,130</text:p>
          </table:table-cell>
          <table:table-cell table:style-name="ce24" office:value-type="float" office:value="11695" calcext:value-type="float">
            <text:p><text:s text:c="3"/>11,69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義竹鄉</text:p>
          </table:table-cell>
          <table:table-cell table:style-name="ce18" office:value-type="float" office:value="7375" calcext:value-type="float">
            <text:p><text:s text:c="3"/>7,375</text:p>
          </table:table-cell>
          <table:table-cell table:style-name="ce18" office:value-type="float" office:value="18385" calcext:value-type="float">
            <text:p><text:s text:c="3"/>18,385</text:p>
          </table:table-cell>
          <table:table-cell table:style-name="ce18" office:value-type="float" office:value="9557" calcext:value-type="float">
            <text:p><text:s text:c="3"/>9,557</text:p>
          </table:table-cell>
          <table:table-cell table:style-name="ce24" office:value-type="float" office:value="8828" calcext:value-type="float">
            <text:p><text:s text:c="3"/>8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草鄉</text:p>
          </table:table-cell>
          <table:table-cell table:style-name="ce18" office:value-type="float" office:value="5755" calcext:value-type="float">
            <text:p><text:s text:c="3"/>5,755</text:p>
          </table:table-cell>
          <table:table-cell table:style-name="ce18" office:value-type="float" office:value="15504" calcext:value-type="float">
            <text:p><text:s text:c="3"/>15,504</text:p>
          </table:table-cell>
          <table:table-cell table:style-name="ce18" office:value-type="float" office:value="8310" calcext:value-type="float">
            <text:p><text:s text:c="3"/>8,310</text:p>
          </table:table-cell>
          <table:table-cell table:style-name="ce24" office:value-type="float" office:value="7194" calcext:value-type="float">
            <text:p><text:s text:c="3"/>7,1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水上鄉</text:p>
          </table:table-cell>
          <table:table-cell table:style-name="ce18" office:value-type="float" office:value="18103" calcext:value-type="float">
            <text:p><text:s text:c="3"/>18,103</text:p>
          </table:table-cell>
          <table:table-cell table:style-name="ce18" office:value-type="float" office:value="49592" calcext:value-type="float">
            <text:p><text:s text:c="3"/>49,592</text:p>
          </table:table-cell>
          <table:table-cell table:style-name="ce18" office:value-type="float" office:value="25601" calcext:value-type="float">
            <text:p><text:s text:c="3"/>25,601</text:p>
          </table:table-cell>
          <table:table-cell table:style-name="ce24" office:value-type="float" office:value="23991" calcext:value-type="float">
            <text:p><text:s text:c="3"/>23,9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埔鄉</text:p>
          </table:table-cell>
          <table:table-cell table:style-name="ce18" office:value-type="float" office:value="16007" calcext:value-type="float">
            <text:p><text:s text:c="3"/>16,007</text:p>
          </table:table-cell>
          <table:table-cell table:style-name="ce18" office:value-type="float" office:value="44808" calcext:value-type="float">
            <text:p><text:s text:c="3"/>44,808</text:p>
          </table:table-cell>
          <table:table-cell table:style-name="ce18" office:value-type="float" office:value="23311" calcext:value-type="float">
            <text:p><text:s text:c="3"/>23,311</text:p>
          </table:table-cell>
          <table:table-cell table:style-name="ce24" office:value-type="float" office:value="21497" calcext:value-type="float">
            <text:p><text:s text:c="3"/>21,49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崎鄉</text:p>
          </table:table-cell>
          <table:table-cell table:style-name="ce18" office:value-type="float" office:value="11679" calcext:value-type="float">
            <text:p><text:s text:c="3"/>11,679</text:p>
          </table:table-cell>
          <table:table-cell table:style-name="ce18" office:value-type="float" office:value="35826" calcext:value-type="float">
            <text:p><text:s text:c="3"/>35,826</text:p>
          </table:table-cell>
          <table:table-cell table:style-name="ce18" office:value-type="float" office:value="19094" calcext:value-type="float">
            <text:p><text:s text:c="3"/>19,094</text:p>
          </table:table-cell>
          <table:table-cell table:style-name="ce24" office:value-type="float" office:value="16732" calcext:value-type="float">
            <text:p><text:s text:c="3"/>16,7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梅山鄉</text:p>
          </table:table-cell>
          <table:table-cell table:style-name="ce18" office:value-type="float" office:value="6757" calcext:value-type="float">
            <text:p><text:s text:c="3"/>6,757</text:p>
          </table:table-cell>
          <table:table-cell table:style-name="ce18" office:value-type="float" office:value="19395" calcext:value-type="float">
            <text:p><text:s text:c="3"/>19,395</text:p>
          </table:table-cell>
          <table:table-cell table:style-name="ce18" office:value-type="float" office:value="10297" calcext:value-type="float">
            <text:p><text:s text:c="3"/>10,297</text:p>
          </table:table-cell>
          <table:table-cell table:style-name="ce24" office:value-type="float" office:value="9098" calcext:value-type="float">
            <text:p><text:s text:c="3"/>9,09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番路鄉</text:p>
          </table:table-cell>
          <table:table-cell table:style-name="ce18" office:value-type="float" office:value="4245" calcext:value-type="float">
            <text:p><text:s text:c="3"/>4,245</text:p>
          </table:table-cell>
          <table:table-cell table:style-name="ce18" office:value-type="float" office:value="11517" calcext:value-type="float">
            <text:p><text:s text:c="3"/>11,517</text:p>
          </table:table-cell>
          <table:table-cell table:style-name="ce18" office:value-type="float" office:value="6226" calcext:value-type="float">
            <text:p><text:s text:c="3"/>6,226</text:p>
          </table:table-cell>
          <table:table-cell table:style-name="ce24" office:value-type="float" office:value="5291" calcext:value-type="float">
            <text:p><text:s text:c="3"/>5,2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埔鄉</text:p>
          </table:table-cell>
          <table:table-cell table:style-name="ce18" office:value-type="float" office:value="1921" calcext:value-type="float">
            <text:p><text:s text:c="3"/>1,921</text:p>
          </table:table-cell>
          <table:table-cell table:style-name="ce18" office:value-type="float" office:value="4564" calcext:value-type="float">
            <text:p><text:s text:c="3"/>4,564</text:p>
          </table:table-cell>
          <table:table-cell table:style-name="ce18" office:value-type="float" office:value="2355" calcext:value-type="float">
            <text:p><text:s text:c="3"/>2,355</text:p>
          </table:table-cell>
          <table:table-cell table:style-name="ce24" office:value-type="float" office:value="2209" calcext:value-type="float">
            <text:p><text:s text:c="3"/>2,20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阿里山鄉</text:p>
          </table:table-cell>
          <table:table-cell table:style-name="ce19" office:value-type="float" office:value="1911" calcext:value-type="float">
            <text:p><text:s text:c="3"/>1,911</text:p>
          </table:table-cell>
          <table:table-cell table:style-name="ce19" office:value-type="float" office:value="5601" calcext:value-type="float">
            <text:p><text:s text:c="3"/>5,601</text:p>
          </table:table-cell>
          <table:table-cell table:style-name="ce19" office:value-type="float" office:value="2946" calcext:value-type="float">
            <text:p><text:s text:c="3"/>2,946</text:p>
          </table:table-cell>
          <table:table-cell table:style-name="ce25" office:value-type="float" office:value="2655" calcext:value-type="float">
            <text:p><text:s text:c="3"/>2,655</text:p>
          </table:table-cell>
          <table:table-cell table:number-columns-repeated="1019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屏東縣</text:p>
          </table:table-cell>
          <table:table-cell table:style-name="ce17" office:value-type="float" office:value="287035" calcext:value-type="float">
            <text:p><text:s text:c="3"/>287,035</text:p>
          </table:table-cell>
          <table:table-cell table:style-name="ce17" office:value-type="float" office:value="828524" calcext:value-type="float">
            <text:p><text:s text:c="3"/>828,524</text:p>
          </table:table-cell>
          <table:table-cell table:style-name="ce17" office:value-type="float" office:value="423554" calcext:value-type="float">
            <text:p><text:s text:c="3"/>423,554</text:p>
          </table:table-cell>
          <table:table-cell table:style-name="ce23" office:value-type="float" office:value="404970" calcext:value-type="float">
            <text:p><text:s text:c="3"/>404,97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屏東市</text:p>
          </table:table-cell>
          <table:table-cell table:style-name="ce18" office:value-type="float" office:value="74392" calcext:value-type="float">
            <text:p><text:s text:c="3"/>74,392</text:p>
          </table:table-cell>
          <table:table-cell table:style-name="ce18" office:value-type="float" office:value="200311" calcext:value-type="float">
            <text:p><text:s text:c="3"/>200,311</text:p>
          </table:table-cell>
          <table:table-cell table:style-name="ce18" office:value-type="float" office:value="98985" calcext:value-type="float">
            <text:p><text:s text:c="3"/>98,985</text:p>
          </table:table-cell>
          <table:table-cell table:style-name="ce24" office:value-type="float" office:value="101326" calcext:value-type="float">
            <text:p><text:s text:c="3"/>101,3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潮州鎮</text:p>
          </table:table-cell>
          <table:table-cell table:style-name="ce18" office:value-type="float" office:value="19451" calcext:value-type="float">
            <text:p><text:s text:c="3"/>19,451</text:p>
          </table:table-cell>
          <table:table-cell table:style-name="ce18" office:value-type="float" office:value="54107" calcext:value-type="float">
            <text:p><text:s text:c="3"/>54,107</text:p>
          </table:table-cell>
          <table:table-cell table:style-name="ce18" office:value-type="float" office:value="27021" calcext:value-type="float">
            <text:p><text:s text:c="3"/>27,021</text:p>
          </table:table-cell>
          <table:table-cell table:style-name="ce24" office:value-type="float" office:value="27086" calcext:value-type="float">
            <text:p><text:s text:c="3"/>27,08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港鎮</text:p>
          </table:table-cell>
          <table:table-cell table:style-name="ce18" office:value-type="float" office:value="16730" calcext:value-type="float">
            <text:p><text:s text:c="3"/>16,730</text:p>
          </table:table-cell>
          <table:table-cell table:style-name="ce18" office:value-type="float" office:value="47840" calcext:value-type="float">
            <text:p><text:s text:c="3"/>47,840</text:p>
          </table:table-cell>
          <table:table-cell table:style-name="ce18" office:value-type="float" office:value="24181" calcext:value-type="float">
            <text:p><text:s text:c="3"/>24,181</text:p>
          </table:table-cell>
          <table:table-cell table:style-name="ce24" office:value-type="float" office:value="23659" calcext:value-type="float">
            <text:p><text:s text:c="3"/>23,65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恆春鎮</text:p>
          </table:table-cell>
          <table:table-cell table:style-name="ce18" office:value-type="float" office:value="11605" calcext:value-type="float">
            <text:p><text:s text:c="3"/>11,605</text:p>
          </table:table-cell>
          <table:table-cell table:style-name="ce18" office:value-type="float" office:value="30765" calcext:value-type="float">
            <text:p><text:s text:c="3"/>30,765</text:p>
          </table:table-cell>
          <table:table-cell table:style-name="ce18" office:value-type="float" office:value="15781" calcext:value-type="float">
            <text:p><text:s text:c="3"/>15,781</text:p>
          </table:table-cell>
          <table:table-cell table:style-name="ce24" office:value-type="float" office:value="14984" calcext:value-type="float">
            <text:p><text:s text:c="3"/>14,9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丹鄉</text:p>
          </table:table-cell>
          <table:table-cell table:style-name="ce18" office:value-type="float" office:value="14980" calcext:value-type="float">
            <text:p><text:s text:c="3"/>14,980</text:p>
          </table:table-cell>
          <table:table-cell table:style-name="ce18" office:value-type="float" office:value="50782" calcext:value-type="float">
            <text:p><text:s text:c="3"/>50,782</text:p>
          </table:table-cell>
          <table:table-cell table:style-name="ce18" office:value-type="float" office:value="26340" calcext:value-type="float">
            <text:p><text:s text:c="3"/>26,340</text:p>
          </table:table-cell>
          <table:table-cell table:style-name="ce24" office:value-type="float" office:value="24442" calcext:value-type="float">
            <text:p><text:s text:c="3"/>24,44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治鄉</text:p>
          </table:table-cell>
          <table:table-cell table:style-name="ce18" office:value-type="float" office:value="10167" calcext:value-type="float">
            <text:p><text:s text:c="3"/>10,167</text:p>
          </table:table-cell>
          <table:table-cell table:style-name="ce18" office:value-type="float" office:value="29835" calcext:value-type="float">
            <text:p><text:s text:c="3"/>29,835</text:p>
          </table:table-cell>
          <table:table-cell table:style-name="ce18" office:value-type="float" office:value="15567" calcext:value-type="float">
            <text:p><text:s text:c="3"/>15,567</text:p>
          </table:table-cell>
          <table:table-cell table:style-name="ce24" office:value-type="float" office:value="14268" calcext:value-type="float">
            <text:p><text:s text:c="3"/>14,2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麟洛鄉</text:p>
          </table:table-cell>
          <table:table-cell table:style-name="ce18" office:value-type="float" office:value="3824" calcext:value-type="float">
            <text:p><text:s text:c="3"/>3,824</text:p>
          </table:table-cell>
          <table:table-cell table:style-name="ce18" office:value-type="float" office:value="11077" calcext:value-type="float">
            <text:p><text:s text:c="3"/>11,077</text:p>
          </table:table-cell>
          <table:table-cell table:style-name="ce18" office:value-type="float" office:value="5731" calcext:value-type="float">
            <text:p><text:s text:c="3"/>5,731</text:p>
          </table:table-cell>
          <table:table-cell table:style-name="ce24" office:value-type="float" office:value="5346" calcext:value-type="float">
            <text:p><text:s text:c="3"/>5,34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九如鄉</text:p>
          </table:table-cell>
          <table:table-cell table:style-name="ce18" office:value-type="float" office:value="7021" calcext:value-type="float">
            <text:p><text:s text:c="3"/>7,021</text:p>
          </table:table-cell>
          <table:table-cell table:style-name="ce18" office:value-type="float" office:value="22101" calcext:value-type="float">
            <text:p><text:s text:c="3"/>22,101</text:p>
          </table:table-cell>
          <table:table-cell table:style-name="ce18" office:value-type="float" office:value="11426" calcext:value-type="float">
            <text:p><text:s text:c="3"/>11,426</text:p>
          </table:table-cell>
          <table:table-cell table:style-name="ce24" office:value-type="float" office:value="10675" calcext:value-type="float">
            <text:p><text:s text:c="3"/>10,67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里港鄉</text:p>
          </table:table-cell>
          <table:table-cell table:style-name="ce18" office:value-type="float" office:value="8209" calcext:value-type="float">
            <text:p><text:s text:c="3"/>8,209</text:p>
          </table:table-cell>
          <table:table-cell table:style-name="ce18" office:value-type="float" office:value="26339" calcext:value-type="float">
            <text:p><text:s text:c="3"/>26,339</text:p>
          </table:table-cell>
          <table:table-cell table:style-name="ce18" office:value-type="float" office:value="13404" calcext:value-type="float">
            <text:p><text:s text:c="3"/>13,404</text:p>
          </table:table-cell>
          <table:table-cell table:style-name="ce24" office:value-type="float" office:value="12935" calcext:value-type="float">
            <text:p><text:s text:c="3"/>12,9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鹽埔鄉</text:p>
          </table:table-cell>
          <table:table-cell table:style-name="ce18" office:value-type="float" office:value="7862" calcext:value-type="float">
            <text:p><text:s text:c="3"/>7,862</text:p>
          </table:table-cell>
          <table:table-cell table:style-name="ce18" office:value-type="float" office:value="25829" calcext:value-type="float">
            <text:p><text:s text:c="3"/>25,829</text:p>
          </table:table-cell>
          <table:table-cell table:style-name="ce18" office:value-type="float" office:value="13438" calcext:value-type="float">
            <text:p><text:s text:c="3"/>13,438</text:p>
          </table:table-cell>
          <table:table-cell table:style-name="ce24" office:value-type="float" office:value="12391" calcext:value-type="float">
            <text:p><text:s text:c="3"/>12,39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高樹鄉</text:p>
          </table:table-cell>
          <table:table-cell table:style-name="ce18" office:value-type="float" office:value="9271" calcext:value-type="float">
            <text:p><text:s text:c="3"/>9,271</text:p>
          </table:table-cell>
          <table:table-cell table:style-name="ce18" office:value-type="float" office:value="24502" calcext:value-type="float">
            <text:p><text:s text:c="3"/>24,502</text:p>
          </table:table-cell>
          <table:table-cell table:style-name="ce18" office:value-type="float" office:value="13062" calcext:value-type="float">
            <text:p><text:s text:c="3"/>13,062</text:p>
          </table:table-cell>
          <table:table-cell table:style-name="ce24" office:value-type="float" office:value="11440" calcext:value-type="float">
            <text:p><text:s text:c="3"/>11,4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萬巒鄉</text:p>
          </table:table-cell>
          <table:table-cell table:style-name="ce18" office:value-type="float" office:value="6522" calcext:value-type="float">
            <text:p><text:s text:c="3"/>6,522</text:p>
          </table:table-cell>
          <table:table-cell table:style-name="ce18" office:value-type="float" office:value="20530" calcext:value-type="float">
            <text:p><text:s text:c="3"/>20,530</text:p>
          </table:table-cell>
          <table:table-cell table:style-name="ce18" office:value-type="float" office:value="10719" calcext:value-type="float">
            <text:p><text:s text:c="3"/>10,719</text:p>
          </table:table-cell>
          <table:table-cell table:style-name="ce24" office:value-type="float" office:value="9811" calcext:value-type="float">
            <text:p><text:s text:c="3"/>9,8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內埔鄉</text:p>
          </table:table-cell>
          <table:table-cell table:style-name="ce18" office:value-type="float" office:value="18673" calcext:value-type="float">
            <text:p><text:s text:c="3"/>18,673</text:p>
          </table:table-cell>
          <table:table-cell table:style-name="ce18" office:value-type="float" office:value="54491" calcext:value-type="float">
            <text:p><text:s text:c="3"/>54,491</text:p>
          </table:table-cell>
          <table:table-cell table:style-name="ce18" office:value-type="float" office:value="28137" calcext:value-type="float">
            <text:p><text:s text:c="3"/>28,137</text:p>
          </table:table-cell>
          <table:table-cell table:style-name="ce24" office:value-type="float" office:value="26354" calcext:value-type="float">
            <text:p><text:s text:c="3"/>26,3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竹田鄉</text:p>
          </table:table-cell>
          <table:table-cell table:style-name="ce18" office:value-type="float" office:value="5636" calcext:value-type="float">
            <text:p><text:s text:c="3"/>5,636</text:p>
          </table:table-cell>
          <table:table-cell table:style-name="ce18" office:value-type="float" office:value="17116" calcext:value-type="float">
            <text:p><text:s text:c="3"/>17,116</text:p>
          </table:table-cell>
          <table:table-cell table:style-name="ce18" office:value-type="float" office:value="9091" calcext:value-type="float">
            <text:p><text:s text:c="3"/>9,091</text:p>
          </table:table-cell>
          <table:table-cell table:style-name="ce24" office:value-type="float" office:value="8025" calcext:value-type="float">
            <text:p><text:s text:c="3"/>8,02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埤鄉</text:p>
          </table:table-cell>
          <table:table-cell table:style-name="ce18" office:value-type="float" office:value="3448" calcext:value-type="float">
            <text:p><text:s text:c="3"/>3,448</text:p>
          </table:table-cell>
          <table:table-cell table:style-name="ce18" office:value-type="float" office:value="10115" calcext:value-type="float">
            <text:p><text:s text:c="3"/>10,115</text:p>
          </table:table-cell>
          <table:table-cell table:style-name="ce18" office:value-type="float" office:value="5377" calcext:value-type="float">
            <text:p><text:s text:c="3"/>5,377</text:p>
          </table:table-cell>
          <table:table-cell table:style-name="ce24" office:value-type="float" office:value="4738" calcext:value-type="float">
            <text:p><text:s text:c="3"/>4,73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寮鄉</text:p>
          </table:table-cell>
          <table:table-cell table:style-name="ce18" office:value-type="float" office:value="8529" calcext:value-type="float">
            <text:p><text:s text:c="3"/>8,529</text:p>
          </table:table-cell>
          <table:table-cell table:style-name="ce18" office:value-type="float" office:value="24503" calcext:value-type="float">
            <text:p><text:s text:c="3"/>24,503</text:p>
          </table:table-cell>
          <table:table-cell table:style-name="ce18" office:value-type="float" office:value="12819" calcext:value-type="float">
            <text:p><text:s text:c="3"/>12,819</text:p>
          </table:table-cell>
          <table:table-cell table:style-name="ce24" office:value-type="float" office:value="11684" calcext:value-type="float">
            <text:p><text:s text:c="3"/>11,68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園鄉</text:p>
          </table:table-cell>
          <table:table-cell table:style-name="ce18" office:value-type="float" office:value="11795" calcext:value-type="float">
            <text:p><text:s text:c="3"/>11,795</text:p>
          </table:table-cell>
          <table:table-cell table:style-name="ce18" office:value-type="float" office:value="35122" calcext:value-type="float">
            <text:p><text:s text:c="3"/>35,122</text:p>
          </table:table-cell>
          <table:table-cell table:style-name="ce18" office:value-type="float" office:value="18204" calcext:value-type="float">
            <text:p><text:s text:c="3"/>18,204</text:p>
          </table:table-cell>
          <table:table-cell table:style-name="ce24" office:value-type="float" office:value="16918" calcext:value-type="float">
            <text:p><text:s text:c="3"/>16,91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崁頂鄉</text:p>
          </table:table-cell>
          <table:table-cell table:style-name="ce18" office:value-type="float" office:value="4487" calcext:value-type="float">
            <text:p><text:s text:c="3"/>4,487</text:p>
          </table:table-cell>
          <table:table-cell table:style-name="ce18" office:value-type="float" office:value="15574" calcext:value-type="float">
            <text:p><text:s text:c="3"/>15,574</text:p>
          </table:table-cell>
          <table:table-cell table:style-name="ce18" office:value-type="float" office:value="7906" calcext:value-type="float">
            <text:p><text:s text:c="3"/>7,906</text:p>
          </table:table-cell>
          <table:table-cell table:style-name="ce24" office:value-type="float" office:value="7668" calcext:value-type="float">
            <text:p><text:s text:c="3"/>7,66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林邊鄉</text:p>
          </table:table-cell>
          <table:table-cell table:style-name="ce18" office:value-type="float" office:value="6717" calcext:value-type="float">
            <text:p><text:s text:c="3"/>6,717</text:p>
          </table:table-cell>
          <table:table-cell table:style-name="ce18" office:value-type="float" office:value="17964" calcext:value-type="float">
            <text:p><text:s text:c="3"/>17,964</text:p>
          </table:table-cell>
          <table:table-cell table:style-name="ce18" office:value-type="float" office:value="9195" calcext:value-type="float">
            <text:p><text:s text:c="3"/>9,195</text:p>
          </table:table-cell>
          <table:table-cell table:style-name="ce24" office:value-type="float" office:value="8769" calcext:value-type="float">
            <text:p><text:s text:c="3"/>8,76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州鄉</text:p>
          </table:table-cell>
          <table:table-cell table:style-name="ce18" office:value-type="float" office:value="3714" calcext:value-type="float">
            <text:p><text:s text:c="3"/>3,714</text:p>
          </table:table-cell>
          <table:table-cell table:style-name="ce18" office:value-type="float" office:value="10656" calcext:value-type="float">
            <text:p><text:s text:c="3"/>10,656</text:p>
          </table:table-cell>
          <table:table-cell table:style-name="ce18" office:value-type="float" office:value="5450" calcext:value-type="float">
            <text:p><text:s text:c="3"/>5,450</text:p>
          </table:table-cell>
          <table:table-cell table:style-name="ce24" office:value-type="float" office:value="5206" calcext:value-type="float">
            <text:p><text:s text:c="3"/>5,2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佳冬鄉</text:p>
          </table:table-cell>
          <table:table-cell table:style-name="ce18" office:value-type="float" office:value="6967" calcext:value-type="float">
            <text:p><text:s text:c="3"/>6,967</text:p>
          </table:table-cell>
          <table:table-cell table:style-name="ce18" office:value-type="float" office:value="19284" calcext:value-type="float">
            <text:p><text:s text:c="3"/>19,284</text:p>
          </table:table-cell>
          <table:table-cell table:style-name="ce18" office:value-type="float" office:value="10023" calcext:value-type="float">
            <text:p><text:s text:c="3"/>10,023</text:p>
          </table:table-cell>
          <table:table-cell table:style-name="ce24" office:value-type="float" office:value="9261" calcext:value-type="float">
            <text:p><text:s text:c="3"/>9,2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琉球鄉</text:p>
          </table:table-cell>
          <table:table-cell table:style-name="ce18" office:value-type="float" office:value="4497" calcext:value-type="float">
            <text:p><text:s text:c="3"/>4,497</text:p>
          </table:table-cell>
          <table:table-cell table:style-name="ce18" office:value-type="float" office:value="12307" calcext:value-type="float">
            <text:p><text:s text:c="3"/>12,307</text:p>
          </table:table-cell>
          <table:table-cell table:style-name="ce18" office:value-type="float" office:value="6749" calcext:value-type="float">
            <text:p><text:s text:c="3"/>6,749</text:p>
          </table:table-cell>
          <table:table-cell table:style-name="ce24" office:value-type="float" office:value="5558" calcext:value-type="float">
            <text:p><text:s text:c="3"/>5,55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車城鄉</text:p>
          </table:table-cell>
          <table:table-cell table:style-name="ce18" office:value-type="float" office:value="3476" calcext:value-type="float">
            <text:p><text:s text:c="3"/>3,476</text:p>
          </table:table-cell>
          <table:table-cell table:style-name="ce18" office:value-type="float" office:value="8628" calcext:value-type="float">
            <text:p><text:s text:c="3"/>8,628</text:p>
          </table:table-cell>
          <table:table-cell table:style-name="ce18" office:value-type="float" office:value="4626" calcext:value-type="float">
            <text:p><text:s text:c="3"/>4,626</text:p>
          </table:table-cell>
          <table:table-cell table:style-name="ce24" office:value-type="float" office:value="4002" calcext:value-type="float">
            <text:p><text:s text:c="3"/>4,00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滿州鄉</text:p>
          </table:table-cell>
          <table:table-cell table:style-name="ce18" office:value-type="float" office:value="3050" calcext:value-type="float">
            <text:p><text:s text:c="3"/>3,050</text:p>
          </table:table-cell>
          <table:table-cell table:style-name="ce18" office:value-type="float" office:value="7964" calcext:value-type="float">
            <text:p><text:s text:c="3"/>7,964</text:p>
          </table:table-cell>
          <table:table-cell table:style-name="ce18" office:value-type="float" office:value="4312" calcext:value-type="float">
            <text:p><text:s text:c="3"/>4,312</text:p>
          </table:table-cell>
          <table:table-cell table:style-name="ce24" office:value-type="float" office:value="3652" calcext:value-type="float">
            <text:p><text:s text:c="3"/>3,6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枋山鄉</text:p>
          </table:table-cell>
          <table:table-cell table:style-name="ce18" office:value-type="float" office:value="2092" calcext:value-type="float">
            <text:p><text:s text:c="3"/>2,092</text:p>
          </table:table-cell>
          <table:table-cell table:style-name="ce18" office:value-type="float" office:value="5467" calcext:value-type="float">
            <text:p><text:s text:c="3"/>5,467</text:p>
          </table:table-cell>
          <table:table-cell table:style-name="ce18" office:value-type="float" office:value="2906" calcext:value-type="float">
            <text:p><text:s text:c="3"/>2,906</text:p>
          </table:table-cell>
          <table:table-cell table:style-name="ce24" office:value-type="float" office:value="2561" calcext:value-type="float">
            <text:p><text:s text:c="3"/>2,56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三地門鄉</text:p>
          </table:table-cell>
          <table:table-cell table:style-name="ce18" office:value-type="float" office:value="2328" calcext:value-type="float">
            <text:p><text:s text:c="3"/>2,328</text:p>
          </table:table-cell>
          <table:table-cell table:style-name="ce18" office:value-type="float" office:value="7678" calcext:value-type="float">
            <text:p><text:s text:c="3"/>7,678</text:p>
          </table:table-cell>
          <table:table-cell table:style-name="ce18" office:value-type="float" office:value="3850" calcext:value-type="float">
            <text:p><text:s text:c="3"/>3,850</text:p>
          </table:table-cell>
          <table:table-cell table:style-name="ce24" office:value-type="float" office:value="3828" calcext:value-type="float">
            <text:p><text:s text:c="3"/>3,82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霧臺鄉</text:p>
          </table:table-cell>
          <table:table-cell table:style-name="ce18" office:value-type="float" office:value="1060" calcext:value-type="float">
            <text:p><text:s text:c="3"/>1,060</text:p>
          </table:table-cell>
          <table:table-cell table:style-name="ce18" office:value-type="float" office:value="3330" calcext:value-type="float">
            <text:p><text:s text:c="3"/>3,330</text:p>
          </table:table-cell>
          <table:table-cell table:style-name="ce18" office:value-type="float" office:value="1704" calcext:value-type="float">
            <text:p><text:s text:c="3"/>1,704</text:p>
          </table:table-cell>
          <table:table-cell table:style-name="ce24" office:value-type="float" office:value="1626" calcext:value-type="float">
            <text:p><text:s text:c="3"/>1,6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瑪家鄉</text:p>
          </table:table-cell>
          <table:table-cell table:style-name="ce18" office:value-type="float" office:value="2054" calcext:value-type="float">
            <text:p><text:s text:c="3"/>2,054</text:p>
          </table:table-cell>
          <table:table-cell table:style-name="ce18" office:value-type="float" office:value="6758" calcext:value-type="float">
            <text:p><text:s text:c="3"/>6,758</text:p>
          </table:table-cell>
          <table:table-cell table:style-name="ce18" office:value-type="float" office:value="3425" calcext:value-type="float">
            <text:p><text:s text:c="3"/>3,425</text:p>
          </table:table-cell>
          <table:table-cell table:style-name="ce24" office:value-type="float" office:value="3333" calcext:value-type="float">
            <text:p><text:s text:c="3"/>3,3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泰武鄉</text:p>
          </table:table-cell>
          <table:table-cell table:style-name="ce18" office:value-type="float" office:value="1350" calcext:value-type="float">
            <text:p><text:s text:c="3"/>1,350</text:p>
          </table:table-cell>
          <table:table-cell table:style-name="ce18" office:value-type="float" office:value="5352" calcext:value-type="float">
            <text:p><text:s text:c="3"/>5,352</text:p>
          </table:table-cell>
          <table:table-cell table:style-name="ce18" office:value-type="float" office:value="2809" calcext:value-type="float">
            <text:p><text:s text:c="3"/>2,809</text:p>
          </table:table-cell>
          <table:table-cell table:style-name="ce24" office:value-type="float" office:value="2543" calcext:value-type="float">
            <text:p><text:s text:c="3"/>2,54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來義鄉</text:p>
          </table:table-cell>
          <table:table-cell table:style-name="ce18" office:value-type="float" office:value="2230" calcext:value-type="float">
            <text:p><text:s text:c="3"/>2,230</text:p>
          </table:table-cell>
          <table:table-cell table:style-name="ce18" office:value-type="float" office:value="7423" calcext:value-type="float">
            <text:p><text:s text:c="3"/>7,423</text:p>
          </table:table-cell>
          <table:table-cell table:style-name="ce18" office:value-type="float" office:value="3752" calcext:value-type="float">
            <text:p><text:s text:c="3"/>3,752</text:p>
          </table:table-cell>
          <table:table-cell table:style-name="ce24" office:value-type="float" office:value="3671" calcext:value-type="float">
            <text:p><text:s text:c="3"/>3,6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春日鄉</text:p>
          </table:table-cell>
          <table:table-cell table:style-name="ce18" office:value-type="float" office:value="1404" calcext:value-type="float">
            <text:p><text:s text:c="3"/>1,404</text:p>
          </table:table-cell>
          <table:table-cell table:style-name="ce18" office:value-type="float" office:value="4891" calcext:value-type="float">
            <text:p><text:s text:c="3"/>4,891</text:p>
          </table:table-cell>
          <table:table-cell table:style-name="ce18" office:value-type="float" office:value="2509" calcext:value-type="float">
            <text:p><text:s text:c="3"/>2,509</text:p>
          </table:table-cell>
          <table:table-cell table:style-name="ce24" office:value-type="float" office:value="2382" calcext:value-type="float">
            <text:p><text:s text:c="3"/>2,3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獅子鄉</text:p>
          </table:table-cell>
          <table:table-cell table:style-name="ce18" office:value-type="float" office:value="1562" calcext:value-type="float">
            <text:p><text:s text:c="3"/>1,562</text:p>
          </table:table-cell>
          <table:table-cell table:style-name="ce18" office:value-type="float" office:value="4918" calcext:value-type="float">
            <text:p><text:s text:c="3"/>4,918</text:p>
          </table:table-cell>
          <table:table-cell table:style-name="ce18" office:value-type="float" office:value="2528" calcext:value-type="float">
            <text:p><text:s text:c="3"/>2,528</text:p>
          </table:table-cell>
          <table:table-cell table:style-name="ce24" office:value-type="float" office:value="2390" calcext:value-type="float">
            <text:p><text:s text:c="3"/>2,390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牡丹鄉</text:p>
          </table:table-cell>
          <table:table-cell table:style-name="ce19" office:value-type="float" office:value="1932" calcext:value-type="float">
            <text:p><text:s text:c="3"/>1,932</text:p>
          </table:table-cell>
          <table:table-cell table:style-name="ce19" office:value-type="float" office:value="4965" calcext:value-type="float">
            <text:p><text:s text:c="3"/>4,965</text:p>
          </table:table-cell>
          <table:table-cell table:style-name="ce19" office:value-type="float" office:value="2527" calcext:value-type="float">
            <text:p><text:s text:c="3"/>2,527</text:p>
          </table:table-cell>
          <table:table-cell table:style-name="ce25" office:value-type="float" office:value="2438" calcext:value-type="float">
            <text:p><text:s text:c="3"/>2,438</text:p>
          </table:table-cell>
          <table:table-cell table:number-columns-repeated="1019"/>
        </table:table-row>
        <table:table-row table:style-name="ro7">
          <table:table-cell table:style-name="ce40"/>
          <table:table-cell table:style-name="ce41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臺東縣</text:p>
          </table:table-cell>
          <table:table-cell table:style-name="ce17" office:value-type="float" office:value="82897" calcext:value-type="float">
            <text:p><text:s text:c="3"/>82,897</text:p>
          </table:table-cell>
          <table:table-cell table:style-name="ce17" office:value-type="float" office:value="219628" calcext:value-type="float">
            <text:p><text:s text:c="3"/>219,628</text:p>
          </table:table-cell>
          <table:table-cell table:style-name="ce17" office:value-type="float" office:value="113346" calcext:value-type="float">
            <text:p><text:s text:c="3"/>113,346</text:p>
          </table:table-cell>
          <table:table-cell table:style-name="ce23" office:value-type="float" office:value="106282" calcext:value-type="float">
            <text:p><text:s text:c="3"/>106,28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臺東市</text:p>
          </table:table-cell>
          <table:table-cell table:style-name="ce18" office:value-type="float" office:value="39716" calcext:value-type="float">
            <text:p><text:s text:c="3"/>39,716</text:p>
          </table:table-cell>
          <table:table-cell table:style-name="ce18" office:value-type="float" office:value="105766" calcext:value-type="float">
            <text:p><text:s text:c="3"/>105,766</text:p>
          </table:table-cell>
          <table:table-cell table:style-name="ce18" office:value-type="float" office:value="52940" calcext:value-type="float">
            <text:p><text:s text:c="3"/>52,940</text:p>
          </table:table-cell>
          <table:table-cell table:style-name="ce24" office:value-type="float" office:value="52826" calcext:value-type="float">
            <text:p><text:s text:c="3"/>52,82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成功鎮</text:p>
          </table:table-cell>
          <table:table-cell table:style-name="ce18" office:value-type="float" office:value="5386" calcext:value-type="float">
            <text:p><text:s text:c="3"/>5,386</text:p>
          </table:table-cell>
          <table:table-cell table:style-name="ce18" office:value-type="float" office:value="14197" calcext:value-type="float">
            <text:p><text:s text:c="3"/>14,197</text:p>
          </table:table-cell>
          <table:table-cell table:style-name="ce18" office:value-type="float" office:value="7470" calcext:value-type="float">
            <text:p><text:s text:c="3"/>7,470</text:p>
          </table:table-cell>
          <table:table-cell table:style-name="ce24" office:value-type="float" office:value="6727" calcext:value-type="float">
            <text:p><text:s text:c="3"/>6,72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關山鎮</text:p>
          </table:table-cell>
          <table:table-cell table:style-name="ce18" office:value-type="float" office:value="3177" calcext:value-type="float">
            <text:p><text:s text:c="3"/>3,177</text:p>
          </table:table-cell>
          <table:table-cell table:style-name="ce18" office:value-type="float" office:value="8755" calcext:value-type="float">
            <text:p><text:s text:c="3"/>8,755</text:p>
          </table:table-cell>
          <table:table-cell table:style-name="ce18" office:value-type="float" office:value="4549" calcext:value-type="float">
            <text:p><text:s text:c="3"/>4,549</text:p>
          </table:table-cell>
          <table:table-cell table:style-name="ce24" office:value-type="float" office:value="4206" calcext:value-type="float">
            <text:p><text:s text:c="3"/>4,2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卑南鄉</text:p>
          </table:table-cell>
          <table:table-cell table:style-name="ce18" office:value-type="float" office:value="6719" calcext:value-type="float">
            <text:p><text:s text:c="3"/>6,719</text:p>
          </table:table-cell>
          <table:table-cell table:style-name="ce18" office:value-type="float" office:value="17423" calcext:value-type="float">
            <text:p><text:s text:c="3"/>17,423</text:p>
          </table:table-cell>
          <table:table-cell table:style-name="ce18" office:value-type="float" office:value="9189" calcext:value-type="float">
            <text:p><text:s text:c="3"/>9,189</text:p>
          </table:table-cell>
          <table:table-cell table:style-name="ce24" office:value-type="float" office:value="8234" calcext:value-type="float">
            <text:p><text:s text:c="3"/>8,2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大武鄉</text:p>
          </table:table-cell>
          <table:table-cell table:style-name="ce18" office:value-type="float" office:value="2494" calcext:value-type="float">
            <text:p><text:s text:c="3"/>2,494</text:p>
          </table:table-cell>
          <table:table-cell table:style-name="ce18" office:value-type="float" office:value="6099" calcext:value-type="float">
            <text:p><text:s text:c="3"/>6,099</text:p>
          </table:table-cell>
          <table:table-cell table:style-name="ce18" office:value-type="float" office:value="3180" calcext:value-type="float">
            <text:p><text:s text:c="3"/>3,180</text:p>
          </table:table-cell>
          <table:table-cell table:style-name="ce24" office:value-type="float" office:value="2919" calcext:value-type="float">
            <text:p><text:s text:c="3"/>2,91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太麻里鄉</text:p>
          </table:table-cell>
          <table:table-cell table:style-name="ce18" office:value-type="float" office:value="4706" calcext:value-type="float">
            <text:p><text:s text:c="3"/>4,706</text:p>
          </table:table-cell>
          <table:table-cell table:style-name="ce18" office:value-type="float" office:value="11198" calcext:value-type="float">
            <text:p><text:s text:c="3"/>11,198</text:p>
          </table:table-cell>
          <table:table-cell table:style-name="ce18" office:value-type="float" office:value="5966" calcext:value-type="float">
            <text:p><text:s text:c="3"/>5,966</text:p>
          </table:table-cell>
          <table:table-cell table:style-name="ce24" office:value-type="float" office:value="5232" calcext:value-type="float">
            <text:p><text:s text:c="3"/>5,2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河鄉</text:p>
          </table:table-cell>
          <table:table-cell table:style-name="ce18" office:value-type="float" office:value="3766" calcext:value-type="float">
            <text:p><text:s text:c="3"/>3,766</text:p>
          </table:table-cell>
          <table:table-cell table:style-name="ce18" office:value-type="float" office:value="8511" calcext:value-type="float">
            <text:p><text:s text:c="3"/>8,511</text:p>
          </table:table-cell>
          <table:table-cell table:style-name="ce18" office:value-type="float" office:value="4721" calcext:value-type="float">
            <text:p><text:s text:c="3"/>4,721</text:p>
          </table:table-cell>
          <table:table-cell table:style-name="ce24" office:value-type="float" office:value="3790" calcext:value-type="float">
            <text:p><text:s text:c="3"/>3,79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長濱鄉</text:p>
          </table:table-cell>
          <table:table-cell table:style-name="ce18" office:value-type="float" office:value="2929" calcext:value-type="float">
            <text:p><text:s text:c="3"/>2,929</text:p>
          </table:table-cell>
          <table:table-cell table:style-name="ce18" office:value-type="float" office:value="7254" calcext:value-type="float">
            <text:p><text:s text:c="3"/>7,254</text:p>
          </table:table-cell>
          <table:table-cell table:style-name="ce18" office:value-type="float" office:value="4115" calcext:value-type="float">
            <text:p><text:s text:c="3"/>4,115</text:p>
          </table:table-cell>
          <table:table-cell table:style-name="ce24" office:value-type="float" office:value="3139" calcext:value-type="float">
            <text:p><text:s text:c="3"/>3,1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鹿野鄉</text:p>
          </table:table-cell>
          <table:table-cell table:style-name="ce18" office:value-type="float" office:value="3045" calcext:value-type="float">
            <text:p><text:s text:c="3"/>3,045</text:p>
          </table:table-cell>
          <table:table-cell table:style-name="ce18" office:value-type="float" office:value="7908" calcext:value-type="float">
            <text:p><text:s text:c="3"/>7,908</text:p>
          </table:table-cell>
          <table:table-cell table:style-name="ce18" office:value-type="float" office:value="4201" calcext:value-type="float">
            <text:p><text:s text:c="3"/>4,201</text:p>
          </table:table-cell>
          <table:table-cell table:style-name="ce24" office:value-type="float" office:value="3707" calcext:value-type="float">
            <text:p><text:s text:c="3"/>3,70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池上鄉</text:p>
          </table:table-cell>
          <table:table-cell table:style-name="ce18" office:value-type="float" office:value="3209" calcext:value-type="float">
            <text:p><text:s text:c="3"/>3,209</text:p>
          </table:table-cell>
          <table:table-cell table:style-name="ce18" office:value-type="float" office:value="8218" calcext:value-type="float">
            <text:p><text:s text:c="3"/>8,218</text:p>
          </table:table-cell>
          <table:table-cell table:style-name="ce18" office:value-type="float" office:value="4284" calcext:value-type="float">
            <text:p><text:s text:c="3"/>4,284</text:p>
          </table:table-cell>
          <table:table-cell table:style-name="ce24" office:value-type="float" office:value="3934" calcext:value-type="float">
            <text:p><text:s text:c="3"/>3,93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綠島鄉</text:p>
          </table:table-cell>
          <table:table-cell table:style-name="ce18" office:value-type="float" office:value="1153" calcext:value-type="float">
            <text:p><text:s text:c="3"/>1,153</text:p>
          </table:table-cell>
          <table:table-cell table:style-name="ce18" office:value-type="float" office:value="4083" calcext:value-type="float">
            <text:p><text:s text:c="3"/>4,083</text:p>
          </table:table-cell>
          <table:table-cell table:style-name="ce18" office:value-type="float" office:value="2162" calcext:value-type="float">
            <text:p><text:s text:c="3"/>2,162</text:p>
          </table:table-cell>
          <table:table-cell table:style-name="ce24" office:value-type="float" office:value="1921" calcext:value-type="float">
            <text:p><text:s text:c="3"/>1,92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延平鄉</text:p>
          </table:table-cell>
          <table:table-cell table:style-name="ce18" office:value-type="float" office:value="1073" calcext:value-type="float">
            <text:p><text:s text:c="3"/>1,073</text:p>
          </table:table-cell>
          <table:table-cell table:style-name="ce18" office:value-type="float" office:value="3633" calcext:value-type="float">
            <text:p><text:s text:c="3"/>3,633</text:p>
          </table:table-cell>
          <table:table-cell table:style-name="ce18" office:value-type="float" office:value="1939" calcext:value-type="float">
            <text:p><text:s text:c="3"/>1,939</text:p>
          </table:table-cell>
          <table:table-cell table:style-name="ce24" office:value-type="float" office:value="1694" calcext:value-type="float">
            <text:p><text:s text:c="3"/>1,69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海端鄉</text:p>
          </table:table-cell>
          <table:table-cell table:style-name="ce18" office:value-type="float" office:value="1087" calcext:value-type="float">
            <text:p><text:s text:c="3"/>1,087</text:p>
          </table:table-cell>
          <table:table-cell table:style-name="ce18" office:value-type="float" office:value="4189" calcext:value-type="float">
            <text:p><text:s text:c="3"/>4,189</text:p>
          </table:table-cell>
          <table:table-cell table:style-name="ce18" office:value-type="float" office:value="2227" calcext:value-type="float">
            <text:p><text:s text:c="3"/>2,227</text:p>
          </table:table-cell>
          <table:table-cell table:style-name="ce24" office:value-type="float" office:value="1962" calcext:value-type="float">
            <text:p><text:s text:c="3"/>1,9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達仁鄉</text:p>
          </table:table-cell>
          <table:table-cell table:style-name="ce18" office:value-type="float" office:value="1460" calcext:value-type="float">
            <text:p><text:s text:c="3"/>1,460</text:p>
          </table:table-cell>
          <table:table-cell table:style-name="ce18" office:value-type="float" office:value="3608" calcext:value-type="float">
            <text:p><text:s text:c="3"/>3,608</text:p>
          </table:table-cell>
          <table:table-cell table:style-name="ce18" office:value-type="float" office:value="1956" calcext:value-type="float">
            <text:p><text:s text:c="3"/>1,956</text:p>
          </table:table-cell>
          <table:table-cell table:style-name="ce24" office:value-type="float" office:value="1652" calcext:value-type="float">
            <text:p><text:s text:c="3"/>1,65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金峰鄉</text:p>
          </table:table-cell>
          <table:table-cell table:style-name="ce18" office:value-type="float" office:value="1128" calcext:value-type="float">
            <text:p><text:s text:c="3"/>1,128</text:p>
          </table:table-cell>
          <table:table-cell table:style-name="ce18" office:value-type="float" office:value="3713" calcext:value-type="float">
            <text:p><text:s text:c="3"/>3,713</text:p>
          </table:table-cell>
          <table:table-cell table:style-name="ce18" office:value-type="float" office:value="1884" calcext:value-type="float">
            <text:p><text:s text:c="3"/>1,884</text:p>
          </table:table-cell>
          <table:table-cell table:style-name="ce24" office:value-type="float" office:value="1829" calcext:value-type="float">
            <text:p><text:s text:c="3"/>1,8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蘭嶼鄉</text:p>
          </table:table-cell>
          <table:table-cell table:style-name="ce19" office:value-type="float" office:value="1849" calcext:value-type="float">
            <text:p><text:s text:c="3"/>1,849</text:p>
          </table:table-cell>
          <table:table-cell table:style-name="ce19" office:value-type="float" office:value="5073" calcext:value-type="float">
            <text:p><text:s text:c="3"/>5,073</text:p>
          </table:table-cell>
          <table:table-cell table:style-name="ce19" office:value-type="float" office:value="2563" calcext:value-type="float">
            <text:p><text:s text:c="3"/>2,563</text:p>
          </table:table-cell>
          <table:table-cell table:style-name="ce25" office:value-type="float" office:value="2510" calcext:value-type="float">
            <text:p><text:s text:c="3"/>2,510</text:p>
          </table:table-cell>
          <table:table-cell table:number-columns-repeated="1019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花蓮縣</text:p>
          </table:table-cell>
          <table:table-cell table:style-name="ce17" office:value-type="float" office:value="125851" calcext:value-type="float">
            <text:p><text:s text:c="3"/>125,851</text:p>
          </table:table-cell>
          <table:table-cell table:style-name="ce17" office:value-type="float" office:value="328683" calcext:value-type="float">
            <text:p><text:s text:c="3"/>328,683</text:p>
          </table:table-cell>
          <table:table-cell table:style-name="ce17" office:value-type="float" office:value="166778" calcext:value-type="float">
            <text:p><text:s text:c="3"/>166,778</text:p>
          </table:table-cell>
          <table:table-cell table:style-name="ce23" office:value-type="float" office:value="161905" calcext:value-type="float">
            <text:p><text:s text:c="3"/>161,90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花蓮市</text:p>
          </table:table-cell>
          <table:table-cell table:style-name="ce18" office:value-type="float" office:value="41435" calcext:value-type="float">
            <text:p><text:s text:c="3"/>41,435</text:p>
          </table:table-cell>
          <table:table-cell table:style-name="ce18" office:value-type="float" office:value="104003" calcext:value-type="float">
            <text:p><text:s text:c="3"/>104,003</text:p>
          </table:table-cell>
          <table:table-cell table:style-name="ce18" office:value-type="float" office:value="50149" calcext:value-type="float">
            <text:p><text:s text:c="3"/>50,149</text:p>
          </table:table-cell>
          <table:table-cell table:style-name="ce24" office:value-type="float" office:value="53854" calcext:value-type="float">
            <text:p><text:s text:c="3"/>53,854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鳳林鎮</text:p>
          </table:table-cell>
          <table:table-cell table:style-name="ce18" office:value-type="float" office:value="4408" calcext:value-type="float">
            <text:p><text:s text:c="3"/>4,408</text:p>
          </table:table-cell>
          <table:table-cell table:style-name="ce18" office:value-type="float" office:value="10857" calcext:value-type="float">
            <text:p><text:s text:c="3"/>10,857</text:p>
          </table:table-cell>
          <table:table-cell table:style-name="ce18" office:value-type="float" office:value="5649" calcext:value-type="float">
            <text:p><text:s text:c="3"/>5,649</text:p>
          </table:table-cell>
          <table:table-cell table:style-name="ce24" office:value-type="float" office:value="5208" calcext:value-type="float">
            <text:p><text:s text:c="3"/>5,20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玉里鎮</text:p>
          </table:table-cell>
          <table:table-cell table:style-name="ce18" office:value-type="float" office:value="8876" calcext:value-type="float">
            <text:p><text:s text:c="3"/>8,876</text:p>
          </table:table-cell>
          <table:table-cell table:style-name="ce18" office:value-type="float" office:value="24212" calcext:value-type="float">
            <text:p><text:s text:c="3"/>24,212</text:p>
          </table:table-cell>
          <table:table-cell table:style-name="ce18" office:value-type="float" office:value="12806" calcext:value-type="float">
            <text:p><text:s text:c="3"/>12,806</text:p>
          </table:table-cell>
          <table:table-cell table:style-name="ce24" office:value-type="float" office:value="11406" calcext:value-type="float">
            <text:p><text:s text:c="3"/>11,4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新城鄉</text:p>
          </table:table-cell>
          <table:table-cell table:style-name="ce18" office:value-type="float" office:value="7719" calcext:value-type="float">
            <text:p><text:s text:c="3"/>7,719</text:p>
          </table:table-cell>
          <table:table-cell table:style-name="ce18" office:value-type="float" office:value="20104" calcext:value-type="float">
            <text:p><text:s text:c="3"/>20,104</text:p>
          </table:table-cell>
          <table:table-cell table:style-name="ce18" office:value-type="float" office:value="10326" calcext:value-type="float">
            <text:p><text:s text:c="3"/>10,326</text:p>
          </table:table-cell>
          <table:table-cell table:style-name="ce24" office:value-type="float" office:value="9778" calcext:value-type="float">
            <text:p><text:s text:c="3"/>9,778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吉安鄉</text:p>
          </table:table-cell>
          <table:table-cell table:style-name="ce18" office:value-type="float" office:value="32045" calcext:value-type="float">
            <text:p><text:s text:c="3"/>32,045</text:p>
          </table:table-cell>
          <table:table-cell table:style-name="ce18" office:value-type="float" office:value="83646" calcext:value-type="float">
            <text:p><text:s text:c="3"/>83,646</text:p>
          </table:table-cell>
          <table:table-cell table:style-name="ce18" office:value-type="float" office:value="42065" calcext:value-type="float">
            <text:p><text:s text:c="3"/>42,065</text:p>
          </table:table-cell>
          <table:table-cell table:style-name="ce24" office:value-type="float" office:value="41581" calcext:value-type="float">
            <text:p><text:s text:c="3"/>41,58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壽豐鄉</text:p>
          </table:table-cell>
          <table:table-cell table:style-name="ce18" office:value-type="float" office:value="7222" calcext:value-type="float">
            <text:p><text:s text:c="3"/>7,222</text:p>
          </table:table-cell>
          <table:table-cell table:style-name="ce18" office:value-type="float" office:value="18016" calcext:value-type="float">
            <text:p><text:s text:c="3"/>18,016</text:p>
          </table:table-cell>
          <table:table-cell table:style-name="ce18" office:value-type="float" office:value="9581" calcext:value-type="float">
            <text:p><text:s text:c="3"/>9,581</text:p>
          </table:table-cell>
          <table:table-cell table:style-name="ce24" office:value-type="float" office:value="8435" calcext:value-type="float">
            <text:p><text:s text:c="3"/>8,43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光復鄉</text:p>
          </table:table-cell>
          <table:table-cell table:style-name="ce18" office:value-type="float" office:value="5011" calcext:value-type="float">
            <text:p><text:s text:c="3"/>5,011</text:p>
          </table:table-cell>
          <table:table-cell table:style-name="ce18" office:value-type="float" office:value="12868" calcext:value-type="float">
            <text:p><text:s text:c="3"/>12,868</text:p>
          </table:table-cell>
          <table:table-cell table:style-name="ce18" office:value-type="float" office:value="6819" calcext:value-type="float">
            <text:p><text:s text:c="3"/>6,819</text:p>
          </table:table-cell>
          <table:table-cell table:style-name="ce24" office:value-type="float" office:value="6049" calcext:value-type="float">
            <text:p><text:s text:c="3"/>6,04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豐濱鄉</text:p>
          </table:table-cell>
          <table:table-cell table:style-name="ce18" office:value-type="float" office:value="1717" calcext:value-type="float">
            <text:p><text:s text:c="3"/>1,717</text:p>
          </table:table-cell>
          <table:table-cell table:style-name="ce18" office:value-type="float" office:value="4515" calcext:value-type="float">
            <text:p><text:s text:c="3"/>4,515</text:p>
          </table:table-cell>
          <table:table-cell table:style-name="ce18" office:value-type="float" office:value="2504" calcext:value-type="float">
            <text:p><text:s text:c="3"/>2,504</text:p>
          </table:table-cell>
          <table:table-cell table:style-name="ce24" office:value-type="float" office:value="2011" calcext:value-type="float">
            <text:p><text:s text:c="3"/>2,01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瑞穗鄉</text:p>
          </table:table-cell>
          <table:table-cell table:style-name="ce18" office:value-type="float" office:value="4760" calcext:value-type="float">
            <text:p><text:s text:c="3"/>4,760</text:p>
          </table:table-cell>
          <table:table-cell table:style-name="ce18" office:value-type="float" office:value="11694" calcext:value-type="float">
            <text:p><text:s text:c="3"/>11,694</text:p>
          </table:table-cell>
          <table:table-cell table:style-name="ce18" office:value-type="float" office:value="6317" calcext:value-type="float">
            <text:p><text:s text:c="3"/>6,317</text:p>
          </table:table-cell>
          <table:table-cell table:style-name="ce24" office:value-type="float" office:value="5377" calcext:value-type="float">
            <text:p><text:s text:c="3"/>5,3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富里鄉</text:p>
          </table:table-cell>
          <table:table-cell table:style-name="ce18" office:value-type="float" office:value="4035" calcext:value-type="float">
            <text:p><text:s text:c="3"/>4,035</text:p>
          </table:table-cell>
          <table:table-cell table:style-name="ce18" office:value-type="float" office:value="10366" calcext:value-type="float">
            <text:p><text:s text:c="3"/>10,366</text:p>
          </table:table-cell>
          <table:table-cell table:style-name="ce18" office:value-type="float" office:value="5629" calcext:value-type="float">
            <text:p><text:s text:c="3"/>5,629</text:p>
          </table:table-cell>
          <table:table-cell table:style-name="ce24" office:value-type="float" office:value="4737" calcext:value-type="float">
            <text:p><text:s text:c="3"/>4,73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秀林鄉</text:p>
          </table:table-cell>
          <table:table-cell table:style-name="ce18" office:value-type="float" office:value="4824" calcext:value-type="float">
            <text:p><text:s text:c="3"/>4,824</text:p>
          </table:table-cell>
          <table:table-cell table:style-name="ce18" office:value-type="float" office:value="15888" calcext:value-type="float">
            <text:p><text:s text:c="3"/>15,888</text:p>
          </table:table-cell>
          <table:table-cell table:style-name="ce18" office:value-type="float" office:value="8182" calcext:value-type="float">
            <text:p><text:s text:c="3"/>8,182</text:p>
          </table:table-cell>
          <table:table-cell table:style-name="ce24" office:value-type="float" office:value="7706" calcext:value-type="float">
            <text:p><text:s text:c="3"/>7,706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※萬榮鄉</text:p>
          </table:table-cell>
          <table:table-cell table:style-name="ce18" office:value-type="float" office:value="2104" calcext:value-type="float">
            <text:p><text:s text:c="3"/>2,104</text:p>
          </table:table-cell>
          <table:table-cell table:style-name="ce18" office:value-type="float" office:value="6435" calcext:value-type="float">
            <text:p><text:s text:c="3"/>6,435</text:p>
          </table:table-cell>
          <table:table-cell table:style-name="ce18" office:value-type="float" office:value="3397" calcext:value-type="float">
            <text:p><text:s text:c="3"/>3,397</text:p>
          </table:table-cell>
          <table:table-cell table:style-name="ce24" office:value-type="float" office:value="3038" calcext:value-type="float">
            <text:p><text:s text:c="3"/>3,03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※卓溪鄉</text:p>
          </table:table-cell>
          <table:table-cell table:style-name="ce19" office:value-type="float" office:value="1695" calcext:value-type="float">
            <text:p><text:s text:c="3"/>1,695</text:p>
          </table:table-cell>
          <table:table-cell table:style-name="ce19" office:value-type="float" office:value="6079" calcext:value-type="float">
            <text:p><text:s text:c="3"/>6,079</text:p>
          </table:table-cell>
          <table:table-cell table:style-name="ce19" office:value-type="float" office:value="3354" calcext:value-type="float">
            <text:p><text:s text:c="3"/>3,354</text:p>
          </table:table-cell>
          <table:table-cell table:style-name="ce25" office:value-type="float" office:value="2725" calcext:value-type="float">
            <text:p><text:s text:c="3"/>2,725</text:p>
          </table:table-cell>
          <table:table-cell table:number-columns-repeated="1019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澎湖縣</text:p>
          </table:table-cell>
          <table:table-cell table:style-name="ce17" office:value-type="float" office:value="40062" calcext:value-type="float">
            <text:p><text:s text:c="3"/>40,062</text:p>
          </table:table-cell>
          <table:table-cell table:style-name="ce17" office:value-type="float" office:value="104121" calcext:value-type="float">
            <text:p><text:s text:c="3"/>104,121</text:p>
          </table:table-cell>
          <table:table-cell table:style-name="ce17" office:value-type="float" office:value="53659" calcext:value-type="float">
            <text:p><text:s text:c="3"/>53,659</text:p>
          </table:table-cell>
          <table:table-cell table:style-name="ce23" office:value-type="float" office:value="50462" calcext:value-type="float">
            <text:p><text:s text:c="3"/>50,46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馬公市</text:p>
          </table:table-cell>
          <table:table-cell table:style-name="ce18" office:value-type="float" office:value="24647" calcext:value-type="float">
            <text:p><text:s text:c="3"/>24,647</text:p>
          </table:table-cell>
          <table:table-cell table:style-name="ce18" office:value-type="float" office:value="62408" calcext:value-type="float">
            <text:p><text:s text:c="3"/>62,408</text:p>
          </table:table-cell>
          <table:table-cell table:style-name="ce18" office:value-type="float" office:value="31768" calcext:value-type="float">
            <text:p><text:s text:c="3"/>31,768</text:p>
          </table:table-cell>
          <table:table-cell table:style-name="ce24" office:value-type="float" office:value="30640" calcext:value-type="float">
            <text:p><text:s text:c="3"/>30,6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湖西鄉</text:p>
          </table:table-cell>
          <table:table-cell table:style-name="ce18" office:value-type="float" office:value="5591" calcext:value-type="float">
            <text:p><text:s text:c="3"/>5,591</text:p>
          </table:table-cell>
          <table:table-cell table:style-name="ce18" office:value-type="float" office:value="14461" calcext:value-type="float">
            <text:p><text:s text:c="3"/>14,461</text:p>
          </table:table-cell>
          <table:table-cell table:style-name="ce18" office:value-type="float" office:value="7628" calcext:value-type="float">
            <text:p><text:s text:c="3"/>7,628</text:p>
          </table:table-cell>
          <table:table-cell table:style-name="ce24" office:value-type="float" office:value="6833" calcext:value-type="float">
            <text:p><text:s text:c="3"/>6,83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白沙鄉</text:p>
          </table:table-cell>
          <table:table-cell table:style-name="ce18" office:value-type="float" office:value="3406" calcext:value-type="float">
            <text:p><text:s text:c="3"/>3,406</text:p>
          </table:table-cell>
          <table:table-cell table:style-name="ce18" office:value-type="float" office:value="9809" calcext:value-type="float">
            <text:p><text:s text:c="3"/>9,809</text:p>
          </table:table-cell>
          <table:table-cell table:style-name="ce18" office:value-type="float" office:value="5136" calcext:value-type="float">
            <text:p><text:s text:c="3"/>5,136</text:p>
          </table:table-cell>
          <table:table-cell table:style-name="ce24" office:value-type="float" office:value="4673" calcext:value-type="float">
            <text:p><text:s text:c="3"/>4,67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西嶼鄉</text:p>
          </table:table-cell>
          <table:table-cell table:style-name="ce18" office:value-type="float" office:value="3023" calcext:value-type="float">
            <text:p><text:s text:c="3"/>3,023</text:p>
          </table:table-cell>
          <table:table-cell table:style-name="ce18" office:value-type="float" office:value="8392" calcext:value-type="float">
            <text:p><text:s text:c="3"/>8,392</text:p>
          </table:table-cell>
          <table:table-cell table:style-name="ce18" office:value-type="float" office:value="4320" calcext:value-type="float">
            <text:p><text:s text:c="3"/>4,320</text:p>
          </table:table-cell>
          <table:table-cell table:style-name="ce24" office:value-type="float" office:value="4072" calcext:value-type="float">
            <text:p><text:s text:c="3"/>4,07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望安鄉</text:p>
          </table:table-cell>
          <table:table-cell table:style-name="ce18" office:value-type="float" office:value="2021" calcext:value-type="float">
            <text:p><text:s text:c="3"/>2,021</text:p>
          </table:table-cell>
          <table:table-cell table:style-name="ce18" office:value-type="float" office:value="5199" calcext:value-type="float">
            <text:p><text:s text:c="3"/>5,199</text:p>
          </table:table-cell>
          <table:table-cell table:style-name="ce18" office:value-type="float" office:value="2805" calcext:value-type="float">
            <text:p><text:s text:c="3"/>2,805</text:p>
          </table:table-cell>
          <table:table-cell table:style-name="ce24" office:value-type="float" office:value="2394" calcext:value-type="float">
            <text:p><text:s text:c="3"/>2,394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七美鄉</text:p>
          </table:table-cell>
          <table:table-cell table:style-name="ce19" office:value-type="float" office:value="1374" calcext:value-type="float">
            <text:p><text:s text:c="3"/>1,374</text:p>
          </table:table-cell>
          <table:table-cell table:style-name="ce19" office:value-type="float" office:value="3852" calcext:value-type="float">
            <text:p><text:s text:c="3"/>3,852</text:p>
          </table:table-cell>
          <table:table-cell table:style-name="ce19" office:value-type="float" office:value="2002" calcext:value-type="float">
            <text:p><text:s text:c="3"/>2,002</text:p>
          </table:table-cell>
          <table:table-cell table:style-name="ce25" office:value-type="float" office:value="1850" calcext:value-type="float">
            <text:p><text:s text:c="3"/>1,850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style-name="ce42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基隆市</text:p>
          </table:table-cell>
          <table:table-cell table:style-name="ce17" office:value-type="float" office:value="153028" calcext:value-type="float">
            <text:p><text:s text:c="3"/>153,028</text:p>
          </table:table-cell>
          <table:table-cell table:style-name="ce17" office:value-type="float" office:value="371099" calcext:value-type="float">
            <text:p><text:s text:c="3"/>371,099</text:p>
          </table:table-cell>
          <table:table-cell table:style-name="ce17" office:value-type="float" office:value="185660" calcext:value-type="float">
            <text:p><text:s text:c="3"/>185,660</text:p>
          </table:table-cell>
          <table:table-cell table:style-name="ce23" office:value-type="float" office:value="185439" calcext:value-type="float">
            <text:p><text:s text:c="3"/>185,439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正區</text:p>
          </table:table-cell>
          <table:table-cell table:style-name="ce18" office:value-type="float" office:value="22616" calcext:value-type="float">
            <text:p><text:s text:c="3"/>22,616</text:p>
          </table:table-cell>
          <table:table-cell table:style-name="ce18" office:value-type="float" office:value="51952" calcext:value-type="float">
            <text:p><text:s text:c="3"/>51,952</text:p>
          </table:table-cell>
          <table:table-cell table:style-name="ce18" office:value-type="float" office:value="26520" calcext:value-type="float">
            <text:p><text:s text:c="3"/>26,520</text:p>
          </table:table-cell>
          <table:table-cell table:style-name="ce24" office:value-type="float" office:value="25432" calcext:value-type="float">
            <text:p><text:s text:c="3"/>25,4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七堵區</text:p>
          </table:table-cell>
          <table:table-cell table:style-name="ce18" office:value-type="float" office:value="21485" calcext:value-type="float">
            <text:p><text:s text:c="3"/>21,485</text:p>
          </table:table-cell>
          <table:table-cell table:style-name="ce18" office:value-type="float" office:value="53926" calcext:value-type="float">
            <text:p><text:s text:c="3"/>53,926</text:p>
          </table:table-cell>
          <table:table-cell table:style-name="ce18" office:value-type="float" office:value="27094" calcext:value-type="float">
            <text:p><text:s text:c="3"/>27,094</text:p>
          </table:table-cell>
          <table:table-cell table:style-name="ce24" office:value-type="float" office:value="26832" calcext:value-type="float">
            <text:p><text:s text:c="3"/>26,832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暖暖區</text:p>
          </table:table-cell>
          <table:table-cell table:style-name="ce18" office:value-type="float" office:value="15659" calcext:value-type="float">
            <text:p><text:s text:c="3"/>15,659</text:p>
          </table:table-cell>
          <table:table-cell table:style-name="ce18" office:value-type="float" office:value="38666" calcext:value-type="float">
            <text:p><text:s text:c="3"/>38,666</text:p>
          </table:table-cell>
          <table:table-cell table:style-name="ce18" office:value-type="float" office:value="19381" calcext:value-type="float">
            <text:p><text:s text:c="3"/>19,381</text:p>
          </table:table-cell>
          <table:table-cell table:style-name="ce24" office:value-type="float" office:value="19285" calcext:value-type="float">
            <text:p><text:s text:c="3"/>19,28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仁愛區</text:p>
          </table:table-cell>
          <table:table-cell table:style-name="ce18" office:value-type="float" office:value="19197" calcext:value-type="float">
            <text:p><text:s text:c="3"/>19,197</text:p>
          </table:table-cell>
          <table:table-cell table:style-name="ce18" office:value-type="float" office:value="44263" calcext:value-type="float">
            <text:p><text:s text:c="3"/>44,263</text:p>
          </table:table-cell>
          <table:table-cell table:style-name="ce18" office:value-type="float" office:value="21892" calcext:value-type="float">
            <text:p><text:s text:c="3"/>21,892</text:p>
          </table:table-cell>
          <table:table-cell table:style-name="ce24" office:value-type="float" office:value="22371" calcext:value-type="float">
            <text:p><text:s text:c="3"/>22,37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中山區</text:p>
          </table:table-cell>
          <table:table-cell table:style-name="ce18" office:value-type="float" office:value="19261" calcext:value-type="float">
            <text:p><text:s text:c="3"/>19,261</text:p>
          </table:table-cell>
          <table:table-cell table:style-name="ce18" office:value-type="float" office:value="47725" calcext:value-type="float">
            <text:p><text:s text:c="3"/>47,725</text:p>
          </table:table-cell>
          <table:table-cell table:style-name="ce18" office:value-type="float" office:value="24175" calcext:value-type="float">
            <text:p><text:s text:c="3"/>24,175</text:p>
          </table:table-cell>
          <table:table-cell table:style-name="ce24" office:value-type="float" office:value="23550" calcext:value-type="float">
            <text:p><text:s text:c="3"/>23,55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安樂區</text:p>
          </table:table-cell>
          <table:table-cell table:style-name="ce18" office:value-type="float" office:value="33495" calcext:value-type="float">
            <text:p><text:s text:c="3"/>33,495</text:p>
          </table:table-cell>
          <table:table-cell table:style-name="ce18" office:value-type="float" office:value="82436" calcext:value-type="float">
            <text:p><text:s text:c="3"/>82,436</text:p>
          </table:table-cell>
          <table:table-cell table:style-name="ce18" office:value-type="float" office:value="40801" calcext:value-type="float">
            <text:p><text:s text:c="3"/>40,801</text:p>
          </table:table-cell>
          <table:table-cell table:style-name="ce24" office:value-type="float" office:value="41635" calcext:value-type="float">
            <text:p><text:s text:c="3"/>41,635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信義區</text:p>
          </table:table-cell>
          <table:table-cell table:style-name="ce19" office:value-type="float" office:value="21315" calcext:value-type="float">
            <text:p><text:s text:c="3"/>21,315</text:p>
          </table:table-cell>
          <table:table-cell table:style-name="ce19" office:value-type="float" office:value="52131" calcext:value-type="float">
            <text:p><text:s text:c="3"/>52,131</text:p>
          </table:table-cell>
          <table:table-cell table:style-name="ce19" office:value-type="float" office:value="25797" calcext:value-type="float">
            <text:p><text:s text:c="3"/>25,797</text:p>
          </table:table-cell>
          <table:table-cell table:style-name="ce25" office:value-type="float" office:value="26334" calcext:value-type="float">
            <text:p><text:s text:c="3"/>26,334</text:p>
          </table:table-cell>
          <table:table-cell table:number-columns-repeated="1019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新竹市</text:p>
          </table:table-cell>
          <table:table-cell table:style-name="ce17" office:value-type="float" office:value="163816" calcext:value-type="float">
            <text:p><text:s text:c="3"/>163,816</text:p>
          </table:table-cell>
          <table:table-cell table:style-name="ce17" office:value-type="float" office:value="442570" calcext:value-type="float">
            <text:p><text:s text:c="3"/>442,570</text:p>
          </table:table-cell>
          <table:table-cell table:style-name="ce17" office:value-type="float" office:value="218393" calcext:value-type="float">
            <text:p><text:s text:c="3"/>218,393</text:p>
          </table:table-cell>
          <table:table-cell table:style-name="ce23" office:value-type="float" office:value="224177" calcext:value-type="float">
            <text:p><text:s text:c="3"/>224,177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79745" calcext:value-type="float">
            <text:p><text:s text:c="3"/>79,745</text:p>
          </table:table-cell>
          <table:table-cell table:style-name="ce18" office:value-type="float" office:value="213839" calcext:value-type="float">
            <text:p><text:s text:c="3"/>213,839</text:p>
          </table:table-cell>
          <table:table-cell table:style-name="ce18" office:value-type="float" office:value="105194" calcext:value-type="float">
            <text:p><text:s text:c="3"/>105,194</text:p>
          </table:table-cell>
          <table:table-cell table:style-name="ce24" office:value-type="float" office:value="108645" calcext:value-type="float">
            <text:p><text:s text:c="3"/>108,64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　區</text:p>
          </table:table-cell>
          <table:table-cell table:style-name="ce18" office:value-type="float" office:value="56777" calcext:value-type="float">
            <text:p><text:s text:c="3"/>56,777</text:p>
          </table:table-cell>
          <table:table-cell table:style-name="ce18" office:value-type="float" office:value="150666" calcext:value-type="float">
            <text:p><text:s text:c="3"/>150,666</text:p>
          </table:table-cell>
          <table:table-cell table:style-name="ce18" office:value-type="float" office:value="73568" calcext:value-type="float">
            <text:p><text:s text:c="3"/>73,568</text:p>
          </table:table-cell>
          <table:table-cell table:style-name="ce24" office:value-type="float" office:value="77098" calcext:value-type="float">
            <text:p><text:s text:c="3"/>77,098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香山區</text:p>
          </table:table-cell>
          <table:table-cell table:style-name="ce19" office:value-type="float" office:value="27294" calcext:value-type="float">
            <text:p><text:s text:c="3"/>27,294</text:p>
          </table:table-cell>
          <table:table-cell table:style-name="ce19" office:value-type="float" office:value="78065" calcext:value-type="float">
            <text:p><text:s text:c="3"/>78,065</text:p>
          </table:table-cell>
          <table:table-cell table:style-name="ce19" office:value-type="float" office:value="39631" calcext:value-type="float">
            <text:p><text:s text:c="3"/>39,631</text:p>
          </table:table-cell>
          <table:table-cell table:style-name="ce25" office:value-type="float" office:value="38434" calcext:value-type="float">
            <text:p><text:s text:c="3"/>38,434</text:p>
          </table:table-cell>
          <table:table-cell table:number-columns-repeated="1019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嘉義市</text:p>
          </table:table-cell>
          <table:table-cell table:style-name="ce17" office:value-type="float" office:value="99655" calcext:value-type="float">
            <text:p><text:s text:c="3"/>99,655</text:p>
          </table:table-cell>
          <table:table-cell table:style-name="ce17" office:value-type="float" office:value="269239" calcext:value-type="float">
            <text:p><text:s text:c="3"/>269,239</text:p>
          </table:table-cell>
          <table:table-cell table:style-name="ce17" office:value-type="float" office:value="130888" calcext:value-type="float">
            <text:p><text:s text:c="3"/>130,888</text:p>
          </table:table-cell>
          <table:table-cell table:style-name="ce23" office:value-type="float" office:value="138351" calcext:value-type="float">
            <text:p><text:s text:c="3"/>138,351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東　區</text:p>
          </table:table-cell>
          <table:table-cell table:style-name="ce18" office:value-type="float" office:value="45513" calcext:value-type="float">
            <text:p><text:s text:c="3"/>45,513</text:p>
          </table:table-cell>
          <table:table-cell table:style-name="ce18" office:value-type="float" office:value="121877" calcext:value-type="float">
            <text:p><text:s text:c="3"/>121,877</text:p>
          </table:table-cell>
          <table:table-cell table:style-name="ce18" office:value-type="float" office:value="58661" calcext:value-type="float">
            <text:p><text:s text:c="3"/>58,661</text:p>
          </table:table-cell>
          <table:table-cell table:style-name="ce24" office:value-type="float" office:value="63216" calcext:value-type="float">
            <text:p><text:s text:c="3"/>63,216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西　區</text:p>
          </table:table-cell>
          <table:table-cell table:style-name="ce19" office:value-type="float" office:value="54142" calcext:value-type="float">
            <text:p><text:s text:c="3"/>54,142</text:p>
          </table:table-cell>
          <table:table-cell table:style-name="ce19" office:value-type="float" office:value="147362" calcext:value-type="float">
            <text:p><text:s text:c="3"/>147,362</text:p>
          </table:table-cell>
          <table:table-cell table:style-name="ce19" office:value-type="float" office:value="72227" calcext:value-type="float">
            <text:p><text:s text:c="3"/>72,227</text:p>
          </table:table-cell>
          <table:table-cell table:style-name="ce25" office:value-type="float" office:value="75135" calcext:value-type="float">
            <text:p><text:s text:c="3"/>75,135</text:p>
          </table:table-cell>
          <table:table-cell table:number-columns-repeated="1019"/>
        </table:table-row>
        <table:table-row table:style-name="ro7" table:number-rows-repeated="1048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9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3" table:number-columns-repeated="995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23"/>
          <table:table-cell table:style-name="ce43"/>
          <table:table-cell table:number-columns-repeated="99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9"/>
          <table:table-cell table:style-name="ce44" table:number-columns-spanned="1" table:number-rows-spanned="2"/>
          <table:table-cell table:style-name="ce47" table:number-columns-spanned="1" table:number-rows-spanned="2"/>
          <table:table-cell table:style-name="ce47" table:number-columns-spanned="3" table:number-rows-spanned="1"/>
          <table:covered-table-cell table:number-columns-repeated="2" table:style-name="ce47"/>
          <table:table-cell table:number-columns-repeated="995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9"/>
          <table:covered-table-cell table:number-columns-repeated="2" table:style-name="ce44"/>
          <table:table-cell table:style-name="ce47" table:number-columns-repeated="3"/>
          <table:table-cell table:number-columns-repeated="995"/>
        </table:table-row>
        <table:table-row table:style-name="ro4">
          <table:table-cell table:style-name="ce27" office:value-type="string" calcext:value-type="string">
            <text:p>金門縣</text:p>
          </table:table-cell>
          <table:table-cell table:style-name="ce17" office:value-type="float" office:value="40143" calcext:value-type="float">
            <text:p><text:s text:c="3"/>40,143</text:p>
          </table:table-cell>
          <table:table-cell table:style-name="ce17" office:value-type="float" office:value="137730" calcext:value-type="float">
            <text:p><text:s text:c="3"/>137,730</text:p>
          </table:table-cell>
          <table:table-cell table:style-name="ce17" office:value-type="float" office:value="68849" calcext:value-type="float">
            <text:p><text:s text:c="3"/>68,849</text:p>
          </table:table-cell>
          <table:table-cell table:style-name="ce23" office:value-type="float" office:value="68881" calcext:value-type="float">
            <text:p><text:s text:c="3"/>68,881</text:p>
          </table:table-cell>
          <table:table-cell table:number-columns-repeated="19"/>
          <table:table-cell table:style-name="ce45"/>
          <table:table-cell table:style-name="ce48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城鎮</text:p>
          </table:table-cell>
          <table:table-cell table:style-name="ce18" office:value-type="float" office:value="12918" calcext:value-type="float">
            <text:p><text:s text:c="3"/>12,918</text:p>
          </table:table-cell>
          <table:table-cell table:style-name="ce18" office:value-type="float" office:value="43246" calcext:value-type="float">
            <text:p><text:s text:c="3"/>43,246</text:p>
          </table:table-cell>
          <table:table-cell table:style-name="ce18" office:value-type="float" office:value="21580" calcext:value-type="float">
            <text:p><text:s text:c="3"/>21,580</text:p>
          </table:table-cell>
          <table:table-cell table:style-name="ce24" office:value-type="float" office:value="21666" calcext:value-type="float">
            <text:p><text:s text:c="3"/>21,66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湖鎮</text:p>
          </table:table-cell>
          <table:table-cell table:style-name="ce18" office:value-type="float" office:value="8965" calcext:value-type="float">
            <text:p><text:s text:c="3"/>8,965</text:p>
          </table:table-cell>
          <table:table-cell table:style-name="ce18" office:value-type="float" office:value="29500" calcext:value-type="float">
            <text:p><text:s text:c="3"/>29,500</text:p>
          </table:table-cell>
          <table:table-cell table:style-name="ce18" office:value-type="float" office:value="14824" calcext:value-type="float">
            <text:p><text:s text:c="3"/>14,824</text:p>
          </table:table-cell>
          <table:table-cell table:style-name="ce24" office:value-type="float" office:value="14676" calcext:value-type="float">
            <text:p><text:s text:c="3"/>14,676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沙鎮</text:p>
          </table:table-cell>
          <table:table-cell table:style-name="ce18" office:value-type="float" office:value="6320" calcext:value-type="float">
            <text:p><text:s text:c="3"/>6,320</text:p>
          </table:table-cell>
          <table:table-cell table:style-name="ce18" office:value-type="float" office:value="20517" calcext:value-type="float">
            <text:p><text:s text:c="3"/>20,517</text:p>
          </table:table-cell>
          <table:table-cell table:style-name="ce18" office:value-type="float" office:value="10149" calcext:value-type="float">
            <text:p><text:s text:c="3"/>10,149</text:p>
          </table:table-cell>
          <table:table-cell table:style-name="ce24" office:value-type="float" office:value="10368" calcext:value-type="float">
            <text:p><text:s text:c="3"/>10,36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金寧鄉</text:p>
          </table:table-cell>
          <table:table-cell table:style-name="ce18" office:value-type="float" office:value="8657" calcext:value-type="float">
            <text:p><text:s text:c="3"/>8,657</text:p>
          </table:table-cell>
          <table:table-cell table:style-name="ce18" office:value-type="float" office:value="31019" calcext:value-type="float">
            <text:p><text:s text:c="3"/>31,019</text:p>
          </table:table-cell>
          <table:table-cell table:style-name="ce18" office:value-type="float" office:value="15651" calcext:value-type="float">
            <text:p><text:s text:c="3"/>15,651</text:p>
          </table:table-cell>
          <table:table-cell table:style-name="ce24" office:value-type="float" office:value="15368" calcext:value-type="float">
            <text:p><text:s text:c="3"/>15,368</text:p>
          </table:table-cell>
          <table:table-cell table:number-columns-repeated="19"/>
          <table:table-cell table:style-name="ce35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8" office:value-type="string" calcext:value-type="string">
            <text:p>烈嶼鄉</text:p>
          </table:table-cell>
          <table:table-cell table:style-name="ce18" office:value-type="float" office:value="3149" calcext:value-type="float">
            <text:p><text:s text:c="3"/>3,149</text:p>
          </table:table-cell>
          <table:table-cell table:style-name="ce18" office:value-type="float" office:value="12762" calcext:value-type="float">
            <text:p><text:s text:c="3"/>12,762</text:p>
          </table:table-cell>
          <table:table-cell table:style-name="ce18" office:value-type="float" office:value="6297" calcext:value-type="float">
            <text:p><text:s text:c="3"/>6,297</text:p>
          </table:table-cell>
          <table:table-cell table:style-name="ce24" office:value-type="float" office:value="6465" calcext:value-type="float">
            <text:p><text:s text:c="3"/>6,465</text:p>
          </table:table-cell>
          <table:table-cell table:number-columns-repeated="19"/>
          <table:table-cell table:style-name="ce46"/>
          <table:table-cell table:style-name="ce49" table:number-columns-repeated="4"/>
          <table:table-cell table:number-columns-repeated="995"/>
        </table:table-row>
        <table:table-row table:style-name="ro4">
          <table:table-cell table:style-name="ce29" office:value-type="string" calcext:value-type="string">
            <text:p>烏坵鄉</text:p>
          </table:table-cell>
          <table:table-cell table:style-name="ce19" office:value-type="float" office:value="134" calcext:value-type="float">
            <text:p><text:s text:c="3"/>134</text:p>
          </table:table-cell>
          <table:table-cell table:style-name="ce19" office:value-type="float" office:value="686" calcext:value-type="float">
            <text:p><text:s text:c="3"/>686</text:p>
          </table:table-cell>
          <table:table-cell table:style-name="ce19" office:value-type="float" office:value="348" calcext:value-type="float">
            <text:p><text:s text:c="3"/>348</text:p>
          </table:table-cell>
          <table:table-cell table:style-name="ce25" office:value-type="float" office:value="338" calcext:value-type="float">
            <text:p><text:s text:c="3"/>338</text:p>
          </table:table-cell>
          <table:table-cell table:number-columns-repeated="1019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7年4月底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1" office:value-type="string" calcext:value-type="string" table:number-columns-spanned="1" table:number-rows-spanned="2">
            <text:p>戶 <text:s text:c="3"/>數</text:p>
          </table:table-cell>
          <table:table-cell table:style-name="ce32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2"/>
          <table:table-cell table:number-columns-repeated="1019"/>
        </table:table-row>
        <table:table-row table:style-name="ro1">
          <table:covered-table-cell table:style-name="ce2"/>
          <table:covered-table-cell table:style-name="ce31"/>
          <table:table-cell table:style-name="ce33" office:value-type="string" calcext:value-type="string">
            <text:p>計</text:p>
          </table:table-cell>
          <table:table-cell table:style-name="ce34" office:value-type="string" calcext:value-type="string">
            <text:p>男</text:p>
          </table:table-cell>
          <table:table-cell table:style-name="ce33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27" office:value-type="string" calcext:value-type="string">
            <text:p>連江縣</text:p>
          </table:table-cell>
          <table:table-cell table:style-name="ce17" office:value-type="float" office:value="2950" calcext:value-type="float">
            <text:p><text:s text:c="3"/>2,950</text:p>
          </table:table-cell>
          <table:table-cell table:style-name="ce17" office:value-type="float" office:value="12958" calcext:value-type="float">
            <text:p><text:s text:c="3"/>12,958</text:p>
          </table:table-cell>
          <table:table-cell table:style-name="ce17" office:value-type="float" office:value="7393" calcext:value-type="float">
            <text:p><text:s text:c="3"/>7,393</text:p>
          </table:table-cell>
          <table:table-cell table:style-name="ce23" office:value-type="float" office:value="5565" calcext:value-type="float">
            <text:p><text:s text:c="3"/>5,565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南竿鄉</text:p>
          </table:table-cell>
          <table:table-cell table:style-name="ce18" office:value-type="float" office:value="1719" calcext:value-type="float">
            <text:p><text:s text:c="3"/>1,719</text:p>
          </table:table-cell>
          <table:table-cell table:style-name="ce18" office:value-type="float" office:value="7601" calcext:value-type="float">
            <text:p><text:s text:c="3"/>7,601</text:p>
          </table:table-cell>
          <table:table-cell table:style-name="ce18" office:value-type="float" office:value="4261" calcext:value-type="float">
            <text:p><text:s text:c="3"/>4,261</text:p>
          </table:table-cell>
          <table:table-cell table:style-name="ce24" office:value-type="float" office:value="3340" calcext:value-type="float">
            <text:p><text:s text:c="3"/>3,340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北竿鄉</text:p>
          </table:table-cell>
          <table:table-cell table:style-name="ce18" office:value-type="float" office:value="603" calcext:value-type="float">
            <text:p><text:s text:c="3"/>603</text:p>
          </table:table-cell>
          <table:table-cell table:style-name="ce18" office:value-type="float" office:value="2385" calcext:value-type="float">
            <text:p><text:s text:c="3"/>2,385</text:p>
          </table:table-cell>
          <table:table-cell table:style-name="ce18" office:value-type="float" office:value="1332" calcext:value-type="float">
            <text:p><text:s text:c="3"/>1,332</text:p>
          </table:table-cell>
          <table:table-cell table:style-name="ce24" office:value-type="float" office:value="1053" calcext:value-type="float">
            <text:p><text:s text:c="3"/>1,053</text:p>
          </table:table-cell>
          <table:table-cell table:number-columns-repeated="1019"/>
        </table:table-row>
        <table:table-row table:style-name="ro4">
          <table:table-cell table:style-name="ce28" office:value-type="string" calcext:value-type="string">
            <text:p>莒光鄉</text:p>
          </table:table-cell>
          <table:table-cell table:style-name="ce18" office:value-type="float" office:value="293" calcext:value-type="float">
            <text:p><text:s text:c="3"/>293</text:p>
          </table:table-cell>
          <table:table-cell table:style-name="ce18" office:value-type="float" office:value="1627" calcext:value-type="float">
            <text:p><text:s text:c="3"/>1,627</text:p>
          </table:table-cell>
          <table:table-cell table:style-name="ce18" office:value-type="float" office:value="998" calcext:value-type="float">
            <text:p><text:s text:c="3"/>998</text:p>
          </table:table-cell>
          <table:table-cell table:style-name="ce24" office:value-type="float" office:value="629" calcext:value-type="float">
            <text:p><text:s text:c="3"/>629</text:p>
          </table:table-cell>
          <table:table-cell table:number-columns-repeated="1019"/>
        </table:table-row>
        <table:table-row table:style-name="ro4">
          <table:table-cell table:style-name="ce29" office:value-type="string" calcext:value-type="string">
            <text:p>東引鄉</text:p>
          </table:table-cell>
          <table:table-cell table:style-name="ce19" office:value-type="float" office:value="335" calcext:value-type="float">
            <text:p><text:s text:c="3"/>335</text:p>
          </table:table-cell>
          <table:table-cell table:style-name="ce19" office:value-type="float" office:value="1345" calcext:value-type="float">
            <text:p><text:s text:c="3"/>1,345</text:p>
          </table:table-cell>
          <table:table-cell table:style-name="ce19" office:value-type="float" office:value="802" calcext:value-type="float">
            <text:p><text:s text:c="3"/>802</text:p>
          </table:table-cell>
          <table:table-cell table:style-name="ce25" office:value-type="float" office:value="543" calcext:value-type="float">
            <text:p><text:s text:c="3"/>543</text:p>
          </table:table-cell>
          <table:table-cell table:number-columns-repeated="1019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Y140825</dc:creator>
    <dc:date>2017-09-26T16:25:01</dc:date>
    <meta:document-statistic meta:table-count="23" meta:cell-count="2238" meta:object-count="0"/>
    <meta:generator>LibreOffice/5.0.6.2$Linux_X86_64 LibreOffice_project/00$Build-2</meta:generator>
  </office:meta>
</office:document-meta>
</file>